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5.03mm"/>
    </style:style>
    <style:style style:name="co2" style:family="table-column">
      <style:table-column-properties fo:break-before="auto" style:column-width="24.82mm"/>
    </style:style>
    <style:style style:name="co3" style:family="table-column">
      <style:table-column-properties fo:break-before="auto" style:column-width="34.0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 style:data-style-name="N0">
      <style:table-cell-properties fo:background-color="#000080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0">
      <style:table-cell-properties fo:background-color="#4d4d4d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0">
      <style:table-cell-properties fo:background-color="#cccccc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-unet_based (hysteresis)" table:style-name="ta1">
        <table:table-column table:style-name="co1" table:default-cell-style-name="ce8"/>
        <table:table-column table:style-name="co2" table:default-cell-style-name="ce8"/>
        <table:table-column table:style-name="co3" table:number-columns-repeated="6" table:default-cell-style-name="Default"/>
        <table:table-row table:style-name="ro1">
          <table:table-cell table:style-name="ce7" office:value-type="string" calcext:value-type="string">
            <text:p>Image</text:p>
          </table:table-cell>
          <table:table-cell table:style-name="ce7" office:value-type="string" calcext:value-type="string">
            <text:p>Displasia type</text:p>
          </table:table-cell>
          <table:table-cell table:style-name="ce7" office:value-type="string" calcext:value-type="string">
            <text:p>accuracy</text:p>
          </table:table-cell>
          <table:table-cell table:style-name="ce7" office:value-type="string" calcext:value-type="string">
            <text:p>precision</text:p>
          </table:table-cell>
          <table:table-cell table:style-name="ce7" office:value-type="string" calcext:value-type="string">
            <text:p>f1/dice</text:p>
          </table:table-cell>
          <table:table-cell table:style-name="ce7" office:value-type="string" calcext:value-type="string">
            <text:p>jaccard</text:p>
          </table:table-cell>
          <table:table-cell table:style-name="ce7" office:value-type="string" calcext:value-type="string">
            <text:p>sensitivity/recall</text:p>
          </table:table-cell>
          <table:table-cell table:style-name="ce7" office:value-type="string" calcext:value-type="string">
            <text:p>specificity</text:p>
          </table:table-cell>
        </table:table-row>
        <table:table-row table:style-name="ro1">
          <table:table-cell office:value-type="string" calcext:value-type="string">
            <text:p>image021-roi5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1-roi6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3-roi1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3-roi2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3-roi3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3-roi4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2-roi3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2-roi4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3-roi1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3-roi2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4-roi1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4-roi2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8-roi4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8-roi5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8-roi6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9-roi1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9-roi2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9-roi3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1-roi2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1-roi3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1-roi4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1-roi5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2-roi1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2-roi2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ERAGE</text:p>
          </table:table-cell>
          <table:table-cell/>
          <table:table-cell table:style-name="ce9" table:formula="of:=AVERAGE([.C2:.C25])" office:value-type="string" office:string-value="" calcext:value-type="error">
            <text:p>#DIV/0!</text:p>
          </table:table-cell>
          <table:table-cell table:style-name="ce9" table:formula="of:=AVERAGE([.D2:.D25])" office:value-type="string" office:string-value="" calcext:value-type="error">
            <text:p>#DIV/0!</text:p>
          </table:table-cell>
          <table:table-cell table:style-name="ce9" table:formula="of:=AVERAGE([.E2:.E25])" office:value-type="string" office:string-value="" calcext:value-type="error">
            <text:p>#DIV/0!</text:p>
          </table:table-cell>
          <table:table-cell table:style-name="ce9" table:formula="of:=AVERAGE([.F2:.F25])" office:value-type="string" office:string-value="" calcext:value-type="error">
            <text:p>#DIV/0!</text:p>
          </table:table-cell>
          <table:table-cell table:style-name="ce9" table:formula="of:=AVERAGE([.G2:.G25])" office:value-type="string" office:string-value="" calcext:value-type="error">
            <text:p>#DIV/0!</text:p>
          </table:table-cell>
          <table:table-cell table:style-name="ce9" table:formula="of:=AVERAGE([.H2:.H25])" office:value-type="string" office:string-value="" calcext:value-type="error">
            <text:p>#DIV/0!</text:p>
          </table:table-cell>
        </table:table-row>
        <table:table-row table:style-name="ro1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Healthy</text:p>
          </table:table-cell>
          <table:table-cell table:formula="of:=AVERAGE([.C8:.C13])" office:value-type="string" office:string-value="" calcext:value-type="error">
            <text:p>#DIV/0!</text:p>
          </table:table-cell>
          <table:table-cell table:formula="of:=AVERAGE([.D8:.D13])" office:value-type="string" office:string-value="" calcext:value-type="error">
            <text:p>#DIV/0!</text:p>
          </table:table-cell>
          <table:table-cell table:formula="of:=AVERAGE([.E8:.E13])" office:value-type="string" office:string-value="" calcext:value-type="error">
            <text:p>#DIV/0!</text:p>
          </table:table-cell>
          <table:table-cell table:formula="of:=AVERAGE([.F8:.F13])" office:value-type="string" office:string-value="" calcext:value-type="error">
            <text:p>#DIV/0!</text:p>
          </table:table-cell>
          <table:table-cell table:formula="of:=AVERAGE([.G8:.G13])" office:value-type="string" office:string-value="" calcext:value-type="error">
            <text:p>#DIV/0!</text:p>
          </table:table-cell>
          <table:table-cell table:formula="of:=AVERAGE([.H8:.H13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ild</text:p>
          </table:table-cell>
          <table:table-cell table:formula="of:=AVERAGE([.C2:.C7])" office:value-type="string" office:string-value="" calcext:value-type="error">
            <text:p>#DIV/0!</text:p>
          </table:table-cell>
          <table:table-cell table:formula="of:=AVERAGE([.D2:.D7])" office:value-type="string" office:string-value="" calcext:value-type="error">
            <text:p>#DIV/0!</text:p>
          </table:table-cell>
          <table:table-cell table:formula="of:=AVERAGE([.E2:.E7])" office:value-type="string" office:string-value="" calcext:value-type="error">
            <text:p>#DIV/0!</text:p>
          </table:table-cell>
          <table:table-cell table:formula="of:=AVERAGE([.F2:.F7])" office:value-type="string" office:string-value="" calcext:value-type="error">
            <text:p>#DIV/0!</text:p>
          </table:table-cell>
          <table:table-cell table:formula="of:=AVERAGE([.G2:.G7])" office:value-type="string" office:string-value="" calcext:value-type="error">
            <text:p>#DIV/0!</text:p>
          </table:table-cell>
          <table:table-cell table:formula="of:=AVERAGE([.H2:.H7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oderate</text:p>
          </table:table-cell>
          <table:table-cell table:formula="of:=AVERAGE([.C14:.C19])" office:value-type="string" office:string-value="" calcext:value-type="error">
            <text:p>#DIV/0!</text:p>
          </table:table-cell>
          <table:table-cell table:formula="of:=AVERAGE([.D14:.D19])" office:value-type="string" office:string-value="" calcext:value-type="error">
            <text:p>#DIV/0!</text:p>
          </table:table-cell>
          <table:table-cell table:formula="of:=AVERAGE([.E14:.E19])" office:value-type="string" office:string-value="" calcext:value-type="error">
            <text:p>#DIV/0!</text:p>
          </table:table-cell>
          <table:table-cell table:formula="of:=AVERAGE([.F14:.F19])" office:value-type="string" office:string-value="" calcext:value-type="error">
            <text:p>#DIV/0!</text:p>
          </table:table-cell>
          <table:table-cell table:formula="of:=AVERAGE([.G14:.G19])" office:value-type="string" office:string-value="" calcext:value-type="error">
            <text:p>#DIV/0!</text:p>
          </table:table-cell>
          <table:table-cell table:formula="of:=AVERAGE([.H14:.H19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Severe</text:p>
          </table:table-cell>
          <table:table-cell table:formula="of:=AVERAGE([.C20:.C25])" office:value-type="string" office:string-value="" calcext:value-type="error">
            <text:p>#DIV/0!</text:p>
          </table:table-cell>
          <table:table-cell table:formula="of:=AVERAGE([.D20:.D25])" office:value-type="string" office:string-value="" calcext:value-type="error">
            <text:p>#DIV/0!</text:p>
          </table:table-cell>
          <table:table-cell table:formula="of:=AVERAGE([.E20:.E25])" office:value-type="string" office:string-value="" calcext:value-type="error">
            <text:p>#DIV/0!</text:p>
          </table:table-cell>
          <table:table-cell table:formula="of:=AVERAGE([.F20:.F25])" office:value-type="string" office:string-value="" calcext:value-type="error">
            <text:p>#DIV/0!</text:p>
          </table:table-cell>
          <table:table-cell table:formula="of:=AVERAGE([.G20:.G25])" office:value-type="string" office:string-value="" calcext:value-type="error">
            <text:p>#DIV/0!</text:p>
          </table:table-cell>
          <table:table-cell table:formula="of:=AVERAGE([.H20:.H25])" office:value-type="string" office:string-value="" calcext:value-type="error">
            <text:p>#DIV/0!</text:p>
          </table:table-cell>
        </table:table-row>
      </table:table>
      <table:table table:name="1-unet_based (otsu)" table:style-name="ta1">
        <table:table-column table:style-name="co1" table:default-cell-style-name="ce8"/>
        <table:table-column table:style-name="co2" table:default-cell-style-name="ce8"/>
        <table:table-column table:style-name="co3" table:number-columns-repeated="6" table:default-cell-style-name="Default"/>
        <table:table-row table:style-name="ro1">
          <table:table-cell table:style-name="ce7" office:value-type="string" calcext:value-type="string">
            <text:p>Image</text:p>
          </table:table-cell>
          <table:table-cell table:style-name="ce7" office:value-type="string" calcext:value-type="string">
            <text:p>Displasia type</text:p>
          </table:table-cell>
          <table:table-cell table:style-name="ce7" office:value-type="string" calcext:value-type="string">
            <text:p>accuracy</text:p>
          </table:table-cell>
          <table:table-cell table:style-name="ce7" office:value-type="string" calcext:value-type="string">
            <text:p>precision</text:p>
          </table:table-cell>
          <table:table-cell table:style-name="ce7" office:value-type="string" calcext:value-type="string">
            <text:p>f1/dice</text:p>
          </table:table-cell>
          <table:table-cell table:style-name="ce7" office:value-type="string" calcext:value-type="string">
            <text:p>jaccard</text:p>
          </table:table-cell>
          <table:table-cell table:style-name="ce7" office:value-type="string" calcext:value-type="string">
            <text:p>sensitivity/recall</text:p>
          </table:table-cell>
          <table:table-cell table:style-name="ce7" office:value-type="string" calcext:value-type="string">
            <text:p>specificity</text:p>
          </table:table-cell>
        </table:table-row>
        <table:table-row table:style-name="ro1">
          <table:table-cell office:value-type="string" calcext:value-type="string">
            <text:p>image021-roi5</text:p>
          </table:table-cell>
          <table:table-cell office:value-type="string" calcext:value-type="string">
            <text:p>Mild</text:p>
          </table:table-cell>
          <table:table-cell office:value-type="float" office:value="0.924708775111607" calcext:value-type="float">
            <text:p>0,924708775111607</text:p>
          </table:table-cell>
          <table:table-cell office:value-type="float" office:value="0.925301323121487" calcext:value-type="float">
            <text:p>0,925301323121487</text:p>
          </table:table-cell>
          <table:table-cell office:value-type="float" office:value="0.897230520214703" calcext:value-type="float">
            <text:p>0,897230520214703</text:p>
          </table:table-cell>
          <table:table-cell office:value-type="float" office:value="0.813615661896436" calcext:value-type="float">
            <text:p>0,813615661896436</text:p>
          </table:table-cell>
          <table:table-cell office:value-type="float" office:value="0.870812733909347" calcext:value-type="float">
            <text:p>0,870812733909347</text:p>
          </table:table-cell>
          <table:table-cell office:value-type="float" office:value="0.957382146158371" calcext:value-type="float">
            <text:p>0,957382146158371</text:p>
          </table:table-cell>
        </table:table-row>
        <table:table-row table:style-name="ro1">
          <table:table-cell office:value-type="string" calcext:value-type="string">
            <text:p>image021-roi6</text:p>
          </table:table-cell>
          <table:table-cell office:value-type="string" calcext:value-type="string">
            <text:p>Mild</text:p>
          </table:table-cell>
          <table:table-cell office:value-type="float" office:value="0.862574986049107" calcext:value-type="float">
            <text:p>0,862574986049107</text:p>
          </table:table-cell>
          <table:table-cell office:value-type="float" office:value="0.82442962936903" calcext:value-type="float">
            <text:p>0,82442962936903</text:p>
          </table:table-cell>
          <table:table-cell office:value-type="float" office:value="0.85605998337854" calcext:value-type="float">
            <text:p>0,85605998337854</text:p>
          </table:table-cell>
          <table:table-cell office:value-type="float" office:value="0.748343419182807" calcext:value-type="float">
            <text:p>0,748343419182807</text:p>
          </table:table-cell>
          <table:table-cell office:value-type="float" office:value="0.890214253153016" calcext:value-type="float">
            <text:p>0,890214253153016</text:p>
          </table:table-cell>
          <table:table-cell office:value-type="float" office:value="0.839119922630561" calcext:value-type="float">
            <text:p>0,839119922630561</text:p>
          </table:table-cell>
        </table:table-row>
        <table:table-row table:style-name="ro1">
          <table:table-cell office:value-type="string" calcext:value-type="string">
            <text:p>image023-roi1</text:p>
          </table:table-cell>
          <table:table-cell office:value-type="string" calcext:value-type="string">
            <text:p>Mild</text:p>
          </table:table-cell>
          <table:table-cell office:value-type="float" office:value="0.916268484933036" calcext:value-type="float">
            <text:p>0,916268484933036</text:p>
          </table:table-cell>
          <table:table-cell office:value-type="float" office:value="0.876411314799077" calcext:value-type="float">
            <text:p>0,876411314799077</text:p>
          </table:table-cell>
          <table:table-cell office:value-type="float" office:value="0.882593865000673" calcext:value-type="float">
            <text:p>0,882593865000673</text:p>
          </table:table-cell>
          <table:table-cell office:value-type="float" office:value="0.789859512451311" calcext:value-type="float">
            <text:p>0,789859512451311</text:p>
          </table:table-cell>
          <table:table-cell office:value-type="float" office:value="0.88886426319937" calcext:value-type="float">
            <text:p>0,88886426319937</text:p>
          </table:table-cell>
          <table:table-cell office:value-type="float" office:value="0.931290496760259" calcext:value-type="float">
            <text:p>0,931290496760259</text:p>
          </table:table-cell>
        </table:table-row>
        <table:table-row table:style-name="ro1">
          <table:table-cell office:value-type="string" calcext:value-type="string">
            <text:p>image023-roi2</text:p>
          </table:table-cell>
          <table:table-cell office:value-type="string" calcext:value-type="string">
            <text:p>Mild</text:p>
          </table:table-cell>
          <table:table-cell office:value-type="float" office:value="0.895377022879464" calcext:value-type="float">
            <text:p>0,895377022879464</text:p>
          </table:table-cell>
          <table:table-cell office:value-type="float" office:value="0.867767574022979" calcext:value-type="float">
            <text:p>0,867767574022979</text:p>
          </table:table-cell>
          <table:table-cell office:value-type="float" office:value="0.87538296966361" calcext:value-type="float">
            <text:p>0,87538296966361</text:p>
          </table:table-cell>
          <table:table-cell office:value-type="float" office:value="0.778383170492954" calcext:value-type="float">
            <text:p>0,778383170492954</text:p>
          </table:table-cell>
          <table:table-cell office:value-type="float" office:value="0.88313321179355" calcext:value-type="float">
            <text:p>0,88313321179355</text:p>
          </table:table-cell>
          <table:table-cell office:value-type="float" office:value="0.904102020398106" calcext:value-type="float">
            <text:p>0,904102020398106</text:p>
          </table:table-cell>
        </table:table-row>
        <table:table-row table:style-name="ro1">
          <table:table-cell office:value-type="string" calcext:value-type="string">
            <text:p>image023-roi3</text:p>
          </table:table-cell>
          <table:table-cell office:value-type="string" calcext:value-type="string">
            <text:p>Mild</text:p>
          </table:table-cell>
          <table:table-cell office:value-type="float" office:value="0.84027099609375" calcext:value-type="float">
            <text:p>0,84027099609375</text:p>
          </table:table-cell>
          <table:table-cell office:value-type="float" office:value="0.824955884225654" calcext:value-type="float">
            <text:p>0,824955884225654</text:p>
          </table:table-cell>
          <table:table-cell office:value-type="float" office:value="0.831955821782723" calcext:value-type="float">
            <text:p>0,831955821782723</text:p>
          </table:table-cell>
          <table:table-cell office:value-type="float" office:value="0.712264002764427" calcext:value-type="float">
            <text:p>0,712264002764427</text:p>
          </table:table-cell>
          <table:table-cell office:value-type="float" office:value="0.839075568055658" calcext:value-type="float">
            <text:p>0,839075568055658</text:p>
          </table:table-cell>
          <table:table-cell office:value-type="float" office:value="0.841336323461513" calcext:value-type="float">
            <text:p>0,841336323461513</text:p>
          </table:table-cell>
        </table:table-row>
        <table:table-row table:style-name="ro1">
          <table:table-cell office:value-type="string" calcext:value-type="string">
            <text:p>image023-roi4</text:p>
          </table:table-cell>
          <table:table-cell office:value-type="string" calcext:value-type="string">
            <text:p>Mild</text:p>
          </table:table-cell>
          <table:table-cell office:value-type="float" office:value="0.839529854910714" calcext:value-type="float">
            <text:p>0,839529854910714</text:p>
          </table:table-cell>
          <table:table-cell office:value-type="float" office:value="0.884851305046745" calcext:value-type="float">
            <text:p>0,884851305046745</text:p>
          </table:table-cell>
          <table:table-cell office:value-type="float" office:value="0.819695900932675" calcext:value-type="float">
            <text:p>0,819695900932675</text:p>
          </table:table-cell>
          <table:table-cell office:value-type="float" office:value="0.694478568345563" calcext:value-type="float">
            <text:p>0,694478568345563</text:p>
          </table:table-cell>
          <table:table-cell office:value-type="float" office:value="0.763477753038654" calcext:value-type="float">
            <text:p>0,763477753038654</text:p>
          </table:table-cell>
          <table:table-cell office:value-type="float" office:value="0.909106087421111" calcext:value-type="float">
            <text:p>0,909106087421111</text:p>
          </table:table-cell>
        </table:table-row>
        <table:table-row table:style-name="ro1">
          <table:table-cell office:value-type="string" calcext:value-type="string">
            <text:p>image032-roi3</text:p>
          </table:table-cell>
          <table:table-cell office:value-type="string" calcext:value-type="string">
            <text:p>Healthy</text:p>
          </table:table-cell>
          <table:table-cell office:value-type="float" office:value="0.91204833984375" calcext:value-type="float">
            <text:p>0,91204833984375</text:p>
          </table:table-cell>
          <table:table-cell office:value-type="float" office:value="0.723750965964452" calcext:value-type="float">
            <text:p>0,723750965964452</text:p>
          </table:table-cell>
          <table:table-cell office:value-type="float" office:value="0.810284188154752" calcext:value-type="float">
            <text:p>0,810284188154752</text:p>
          </table:table-cell>
          <table:table-cell office:value-type="float" office:value="0.681073732136082" calcext:value-type="float">
            <text:p>0,681073732136082</text:p>
          </table:table-cell>
          <table:table-cell office:value-type="float" office:value="0.920319576177049" calcext:value-type="float">
            <text:p>0,920319576177049</text:p>
          </table:table-cell>
          <table:table-cell office:value-type="float" office:value="0.909927477487347" calcext:value-type="float">
            <text:p>0,909927477487347</text:p>
          </table:table-cell>
        </table:table-row>
        <table:table-row table:style-name="ro1">
          <table:table-cell office:value-type="string" calcext:value-type="string">
            <text:p>image032-roi4</text:p>
          </table:table-cell>
          <table:table-cell office:value-type="string" calcext:value-type="string">
            <text:p>Healthy</text:p>
          </table:table-cell>
          <table:table-cell office:value-type="float" office:value="0.829389299665179" calcext:value-type="float">
            <text:p>0,829389299665179</text:p>
          </table:table-cell>
          <table:table-cell office:value-type="float" office:value="0.867872807017544" calcext:value-type="float">
            <text:p>0,867872807017544</text:p>
          </table:table-cell>
          <table:table-cell office:value-type="float" office:value="0.74440598262687" calcext:value-type="float">
            <text:p>0,74440598262687</text:p>
          </table:table-cell>
          <table:table-cell office:value-type="float" office:value="0.592871559060361" calcext:value-type="float">
            <text:p>0,592871559060361</text:p>
          </table:table-cell>
          <table:table-cell office:value-type="float" office:value="0.651693616631979" calcext:value-type="float">
            <text:p>0,651693616631979</text:p>
          </table:table-cell>
          <table:table-cell office:value-type="float" office:value="0.938871274571972" calcext:value-type="float">
            <text:p>0,938871274571972</text:p>
          </table:table-cell>
        </table:table-row>
        <table:table-row table:style-name="ro1">
          <table:table-cell office:value-type="string" calcext:value-type="string">
            <text:p>image033-roi1</text:p>
          </table:table-cell>
          <table:table-cell office:value-type="string" calcext:value-type="string">
            <text:p>Healthy</text:p>
          </table:table-cell>
          <table:table-cell office:value-type="float" office:value="0.83477783203125" calcext:value-type="float">
            <text:p>0,83477783203125</text:p>
          </table:table-cell>
          <table:table-cell office:value-type="float" office:value="0.920242188667962" calcext:value-type="float">
            <text:p>0,920242188667962</text:p>
          </table:table-cell>
          <table:table-cell office:value-type="float" office:value="0.79584118946291" calcext:value-type="float">
            <text:p>0,79584118946291</text:p>
          </table:table-cell>
          <table:table-cell office:value-type="float" office:value="0.660910489960989" calcext:value-type="float">
            <text:p>0,660910489960989</text:p>
          </table:table-cell>
          <table:table-cell office:value-type="float" office:value="0.701068696493992" calcext:value-type="float">
            <text:p>0,701068696493992</text:p>
          </table:table-cell>
          <table:table-cell office:value-type="float" office:value="0.948376796168175" calcext:value-type="float">
            <text:p>0,948376796168175</text:p>
          </table:table-cell>
        </table:table-row>
        <table:table-row table:style-name="ro1">
          <table:table-cell office:value-type="string" calcext:value-type="string">
            <text:p>image033-roi2</text:p>
          </table:table-cell>
          <table:table-cell office:value-type="string" calcext:value-type="string">
            <text:p>Healthy</text:p>
          </table:table-cell>
          <table:table-cell office:value-type="float" office:value="0.869428362165179" calcext:value-type="float">
            <text:p>0,869428362165179</text:p>
          </table:table-cell>
          <table:table-cell office:value-type="float" office:value="0.806459353104904" calcext:value-type="float">
            <text:p>0,806459353104904</text:p>
          </table:table-cell>
          <table:table-cell office:value-type="float" office:value="0.817811302390656" calcext:value-type="float">
            <text:p>0,817811302390656</text:p>
          </table:table-cell>
          <table:table-cell office:value-type="float" office:value="0.691777297519811" calcext:value-type="float">
            <text:p>0,691777297519811</text:p>
          </table:table-cell>
          <table:table-cell office:value-type="float" office:value="0.829487400972383" calcext:value-type="float">
            <text:p>0,829487400972383</text:p>
          </table:table-cell>
          <table:table-cell office:value-type="float" office:value="0.89124836521997" calcext:value-type="float">
            <text:p>0,89124836521997</text:p>
          </table:table-cell>
        </table:table-row>
        <table:table-row table:style-name="ro1">
          <table:table-cell office:value-type="string" calcext:value-type="string">
            <text:p>image034-roi1</text:p>
          </table:table-cell>
          <table:table-cell office:value-type="string" calcext:value-type="string">
            <text:p>Healthy</text:p>
          </table:table-cell>
          <table:table-cell office:value-type="float" office:value="0.940325055803571" calcext:value-type="float">
            <text:p>0,940325055803571</text:p>
          </table:table-cell>
          <table:table-cell office:value-type="float" office:value="0.847355276400641" calcext:value-type="float">
            <text:p>0,847355276400641</text:p>
          </table:table-cell>
          <table:table-cell office:value-type="float" office:value="0.869159593178864" calcext:value-type="float">
            <text:p>0,869159593178864</text:p>
          </table:table-cell>
          <table:table-cell office:value-type="float" office:value="0.768596159047877" calcext:value-type="float">
            <text:p>0,768596159047877</text:p>
          </table:table-cell>
          <table:table-cell office:value-type="float" office:value="0.892115694046544" calcext:value-type="float">
            <text:p>0,892115694046544</text:p>
          </table:table-cell>
          <table:table-cell office:value-type="float" office:value="0.954095530619794" calcext:value-type="float">
            <text:p>0,954095530619794</text:p>
          </table:table-cell>
        </table:table-row>
        <table:table-row table:style-name="ro1">
          <table:table-cell office:value-type="string" calcext:value-type="string">
            <text:p>image034-roi2</text:p>
          </table:table-cell>
          <table:table-cell office:value-type="string" calcext:value-type="string">
            <text:p>Healthy</text:p>
          </table:table-cell>
          <table:table-cell office:value-type="float" office:value="0.867693219866071" calcext:value-type="float">
            <text:p>0,867693219866071</text:p>
          </table:table-cell>
          <table:table-cell office:value-type="float" office:value="0.862437554073289" calcext:value-type="float">
            <text:p>0,862437554073289</text:p>
          </table:table-cell>
          <table:table-cell office:value-type="float" office:value="0.802878744576372" calcext:value-type="float">
            <text:p>0,802878744576372</text:p>
          </table:table-cell>
          <table:table-cell office:value-type="float" office:value="0.670674537720288" calcext:value-type="float">
            <text:p>0,670674537720288</text:p>
          </table:table-cell>
          <table:table-cell office:value-type="float" office:value="0.751014654774346" calcext:value-type="float">
            <text:p>0,751014654774346</text:p>
          </table:table-cell>
          <table:table-cell office:value-type="float" office:value="0.932976162956718" calcext:value-type="float">
            <text:p>0,932976162956718</text:p>
          </table:table-cell>
        </table:table-row>
        <table:table-row table:style-name="ro1">
          <table:table-cell office:value-type="string" calcext:value-type="string">
            <text:p>image038-roi4</text:p>
          </table:table-cell>
          <table:table-cell office:value-type="string" calcext:value-type="string">
            <text:p>Moderate</text:p>
          </table:table-cell>
          <table:table-cell office:value-type="float" office:value="0.839276994977679" calcext:value-type="float">
            <text:p>0,839276994977679</text:p>
          </table:table-cell>
          <table:table-cell office:value-type="float" office:value="0.63796533105996" calcext:value-type="float">
            <text:p>0,63796533105996</text:p>
          </table:table-cell>
          <table:table-cell office:value-type="float" office:value="0.745094243082157" calcext:value-type="float">
            <text:p>0,745094243082157</text:p>
          </table:table-cell>
          <table:table-cell office:value-type="float" office:value="0.593745178850858" calcext:value-type="float">
            <text:p>0,593745178850858</text:p>
          </table:table-cell>
          <table:table-cell office:value-type="float" office:value="0.895462855243477" calcext:value-type="float">
            <text:p>0,895462855243477</text:p>
          </table:table-cell>
          <table:table-cell office:value-type="float" office:value="0.819297188042977" calcext:value-type="float">
            <text:p>0,819297188042977</text:p>
          </table:table-cell>
        </table:table-row>
        <table:table-row table:style-name="ro1">
          <table:table-cell office:value-type="string" calcext:value-type="string">
            <text:p>image038-roi5</text:p>
          </table:table-cell>
          <table:table-cell office:value-type="string" calcext:value-type="string">
            <text:p>Moderate</text:p>
          </table:table-cell>
          <table:table-cell office:value-type="float" office:value="0.802315848214286" calcext:value-type="float">
            <text:p>0,802315848214286</text:p>
          </table:table-cell>
          <table:table-cell office:value-type="float" office:value="0.612647804054054" calcext:value-type="float">
            <text:p>0,612647804054054</text:p>
          </table:table-cell>
          <table:table-cell office:value-type="float" office:value="0.719065202845035" calcext:value-type="float">
            <text:p>0,719065202845035</text:p>
          </table:table-cell>
          <table:table-cell office:value-type="float" office:value="0.561359722947743" calcext:value-type="float">
            <text:p>0,561359722947743</text:p>
          </table:table-cell>
          <table:table-cell office:value-type="float" office:value="0.870223741827125" calcext:value-type="float">
            <text:p>0,870223741827125</text:p>
          </table:table-cell>
          <table:table-cell office:value-type="float" office:value="0.774481842991665" calcext:value-type="float">
            <text:p>0,774481842991665</text:p>
          </table:table-cell>
        </table:table-row>
        <table:table-row table:style-name="ro1">
          <table:table-cell office:value-type="string" calcext:value-type="string">
            <text:p>image038-roi6</text:p>
          </table:table-cell>
          <table:table-cell office:value-type="string" calcext:value-type="string">
            <text:p>Moderate</text:p>
          </table:table-cell>
          <table:table-cell office:value-type="float" office:value="0.790867396763393" calcext:value-type="float">
            <text:p>0,790867396763393</text:p>
          </table:table-cell>
          <table:table-cell office:value-type="float" office:value="0.534407665505226" calcext:value-type="float">
            <text:p>0,534407665505226</text:p>
          </table:table-cell>
          <table:table-cell office:value-type="float" office:value="0.682397807174354" calcext:value-type="float">
            <text:p>0,682397807174354</text:p>
          </table:table-cell>
          <table:table-cell office:value-type="float" office:value="0.517908827785818" calcext:value-type="float">
            <text:p>0,517908827785818</text:p>
          </table:table-cell>
          <table:table-cell office:value-type="float" office:value="0.943742445885068" calcext:value-type="float">
            <text:p>0,943742445885068</text:p>
          </table:table-cell>
          <table:table-cell office:value-type="float" office:value="0.743102363105796" calcext:value-type="float">
            <text:p>0,743102363105796</text:p>
          </table:table-cell>
        </table:table-row>
        <table:table-row table:style-name="ro1">
          <table:table-cell office:value-type="string" calcext:value-type="string">
            <text:p>image039-roi1</text:p>
          </table:table-cell>
          <table:table-cell office:value-type="string" calcext:value-type="string">
            <text:p>Moderate</text:p>
          </table:table-cell>
          <table:table-cell office:value-type="float" office:value="0.902762276785714" calcext:value-type="float">
            <text:p>0,902762276785714</text:p>
          </table:table-cell>
          <table:table-cell office:value-type="float" office:value="0.93379384151384" calcext:value-type="float">
            <text:p>0,93379384151384</text:p>
          </table:table-cell>
          <table:table-cell office:value-type="float" office:value="0.873180494905386" calcext:value-type="float">
            <text:p>0,873180494905386</text:p>
          </table:table-cell>
          <table:table-cell office:value-type="float" office:value="0.774907153237526" calcext:value-type="float">
            <text:p>0,774907153237526</text:p>
          </table:table-cell>
          <table:table-cell office:value-type="float" office:value="0.819956430737687" calcext:value-type="float">
            <text:p>0,819956430737687</text:p>
          </table:table-cell>
          <table:table-cell office:value-type="float" office:value="0.959891550997554" calcext:value-type="float">
            <text:p>0,959891550997554</text:p>
          </table:table-cell>
        </table:table-row>
        <table:table-row table:style-name="ro1">
          <table:table-cell office:value-type="string" calcext:value-type="string">
            <text:p>image039-roi2</text:p>
          </table:table-cell>
          <table:table-cell office:value-type="string" calcext:value-type="string">
            <text:p>Moderate</text:p>
          </table:table-cell>
          <table:table-cell office:value-type="float" office:value="0.838448660714286" calcext:value-type="float">
            <text:p>0,838448660714286</text:p>
          </table:table-cell>
          <table:table-cell office:value-type="float" office:value="0.83560820155132" calcext:value-type="float">
            <text:p>0,83560820155132</text:p>
          </table:table-cell>
          <table:table-cell office:value-type="float" office:value="0.818192522814248" calcext:value-type="float">
            <text:p>0,818192522814248</text:p>
          </table:table-cell>
          <table:table-cell office:value-type="float" office:value="0.692323020973447" calcext:value-type="float">
            <text:p>0,692323020973447</text:p>
          </table:table-cell>
          <table:table-cell office:value-type="float" office:value="0.801487975085068" calcext:value-type="float">
            <text:p>0,801487975085068</text:p>
          </table:table-cell>
          <table:table-cell office:value-type="float" office:value="0.869126071069554" calcext:value-type="float">
            <text:p>0,869126071069554</text:p>
          </table:table-cell>
        </table:table-row>
        <table:table-row table:style-name="ro1">
          <table:table-cell office:value-type="string" calcext:value-type="string">
            <text:p>image039-roi3</text:p>
          </table:table-cell>
          <table:table-cell office:value-type="string" calcext:value-type="string">
            <text:p>Moderate</text:p>
          </table:table-cell>
          <table:table-cell office:value-type="float" office:value="0.832720075334821" calcext:value-type="float">
            <text:p>0,832720075334821</text:p>
          </table:table-cell>
          <table:table-cell office:value-type="float" office:value="0.85712860586915" calcext:value-type="float">
            <text:p>0,85712860586915</text:p>
          </table:table-cell>
          <table:table-cell office:value-type="float" office:value="0.843117533056939" calcext:value-type="float">
            <text:p>0,843117533056939</text:p>
          </table:table-cell>
          <table:table-cell office:value-type="float" office:value="0.728784087535519" calcext:value-type="float">
            <text:p>0,728784087535519</text:p>
          </table:table-cell>
          <table:table-cell office:value-type="float" office:value="0.829557157569516" calcext:value-type="float">
            <text:p>0,829557157569516</text:p>
          </table:table-cell>
          <table:table-cell office:value-type="float" office:value="0.836460870889159" calcext:value-type="float">
            <text:p>0,836460870889159</text:p>
          </table:table-cell>
        </table:table-row>
        <table:table-row table:style-name="ro1">
          <table:table-cell office:value-type="string" calcext:value-type="string">
            <text:p>image061-roi2</text:p>
          </table:table-cell>
          <table:table-cell office:value-type="string" calcext:value-type="string">
            <text:p>Severe</text:p>
          </table:table-cell>
          <table:table-cell office:value-type="float" office:value="0.796970912388393" calcext:value-type="float">
            <text:p>0,796970912388393</text:p>
          </table:table-cell>
          <table:table-cell office:value-type="float" office:value="0.545904417579934" calcext:value-type="float">
            <text:p>0,545904417579934</text:p>
          </table:table-cell>
          <table:table-cell office:value-type="float" office:value="0.674804128318646" calcext:value-type="float">
            <text:p>0,674804128318646</text:p>
          </table:table-cell>
          <table:table-cell office:value-type="float" office:value="0.509210859118118" calcext:value-type="float">
            <text:p>0,509210859118118</text:p>
          </table:table-cell>
          <table:table-cell office:value-type="float" office:value="0.883391838525669" calcext:value-type="float">
            <text:p>0,883391838525669</text:p>
          </table:table-cell>
          <table:table-cell office:value-type="float" office:value="0.769910693840165" calcext:value-type="float">
            <text:p>0,769910693840165</text:p>
          </table:table-cell>
        </table:table-row>
        <table:table-row table:style-name="ro1">
          <table:table-cell office:value-type="string" calcext:value-type="string">
            <text:p>image061-roi3</text:p>
          </table:table-cell>
          <table:table-cell office:value-type="string" calcext:value-type="string">
            <text:p>Severe</text:p>
          </table:table-cell>
          <table:table-cell office:value-type="float" office:value="0.882838657924107" calcext:value-type="float">
            <text:p>0,882838657924107</text:p>
          </table:table-cell>
          <table:table-cell office:value-type="float" office:value="0.793582317442621" calcext:value-type="float">
            <text:p>0,793582317442621</text:p>
          </table:table-cell>
          <table:table-cell office:value-type="float" office:value="0.829749762432689" calcext:value-type="float">
            <text:p>0,829749762432689</text:p>
          </table:table-cell>
          <table:table-cell office:value-type="float" office:value="0.709036183711916" calcext:value-type="float">
            <text:p>0,709036183711916</text:p>
          </table:table-cell>
          <table:table-cell office:value-type="float" office:value="0.869371282922685" calcext:value-type="float">
            <text:p>0,869371282922685</text:p>
          </table:table-cell>
          <table:table-cell office:value-type="float" office:value="0.889424075612796" calcext:value-type="float">
            <text:p>0,889424075612796</text:p>
          </table:table-cell>
        </table:table-row>
        <table:table-row table:style-name="ro1">
          <table:table-cell office:value-type="string" calcext:value-type="string">
            <text:p>image061-roi4</text:p>
          </table:table-cell>
          <table:table-cell office:value-type="string" calcext:value-type="string">
            <text:p>Severe</text:p>
          </table:table-cell>
          <table:table-cell office:value-type="float" office:value="0.812709263392857" calcext:value-type="float">
            <text:p>0,812709263392857</text:p>
          </table:table-cell>
          <table:table-cell office:value-type="float" office:value="0.620840276725749" calcext:value-type="float">
            <text:p>0,620840276725749</text:p>
          </table:table-cell>
          <table:table-cell office:value-type="float" office:value="0.696000452885731" calcext:value-type="float">
            <text:p>0,696000452885731</text:p>
          </table:table-cell>
          <table:table-cell office:value-type="float" office:value="0.533742863964922" calcext:value-type="float">
            <text:p>0,533742863964922</text:p>
          </table:table-cell>
          <table:table-cell office:value-type="float" office:value="0.79186525827644" calcext:value-type="float">
            <text:p>0,79186525827644</text:p>
          </table:table-cell>
          <table:table-cell office:value-type="float" office:value="0.820448132383184" calcext:value-type="float">
            <text:p>0,820448132383184</text:p>
          </table:table-cell>
        </table:table-row>
        <table:table-row table:style-name="ro1">
          <table:table-cell office:value-type="string" calcext:value-type="string">
            <text:p>image061-roi5</text:p>
          </table:table-cell>
          <table:table-cell office:value-type="string" calcext:value-type="string">
            <text:p>Severe</text:p>
          </table:table-cell>
          <table:table-cell office:value-type="float" office:value="0.863568987165179" calcext:value-type="float">
            <text:p>0,863568987165179</text:p>
          </table:table-cell>
          <table:table-cell office:value-type="float" office:value="0.658899470286856" calcext:value-type="float">
            <text:p>0,658899470286856</text:p>
          </table:table-cell>
          <table:table-cell office:value-type="float" office:value="0.744217220015366" calcext:value-type="float">
            <text:p>0,744217220015366</text:p>
          </table:table-cell>
          <table:table-cell office:value-type="float" office:value="0.592632127050247" calcext:value-type="float">
            <text:p>0,592632127050247</text:p>
          </table:table-cell>
          <table:table-cell office:value-type="float" office:value="0.854916247277098" calcext:value-type="float">
            <text:p>0,854916247277098</text:p>
          </table:table-cell>
          <table:table-cell office:value-type="float" office:value="0.86618518770866" calcext:value-type="float">
            <text:p>0,86618518770866</text:p>
          </table:table-cell>
        </table:table-row>
        <table:table-row table:style-name="ro1">
          <table:table-cell office:value-type="string" calcext:value-type="string">
            <text:p>image062-roi1</text:p>
          </table:table-cell>
          <table:table-cell office:value-type="string" calcext:value-type="string">
            <text:p>Severe</text:p>
          </table:table-cell>
          <table:table-cell office:value-type="float" office:value="0.819571358816964" calcext:value-type="float">
            <text:p>0,819571358816964</text:p>
          </table:table-cell>
          <table:table-cell office:value-type="float" office:value="0.505503485966749" calcext:value-type="float">
            <text:p>0,505503485966749</text:p>
          </table:table-cell>
          <table:table-cell office:value-type="float" office:value="0.656724341002969" calcext:value-type="float">
            <text:p>0,656724341002969</text:p>
          </table:table-cell>
          <table:table-cell office:value-type="float" office:value="0.488897670857312" calcext:value-type="float">
            <text:p>0,488897670857312</text:p>
          </table:table-cell>
          <table:table-cell office:value-type="float" office:value="0.937038439689453" calcext:value-type="float">
            <text:p>0,937038439689453</text:p>
          </table:table-cell>
          <table:table-cell office:value-type="float" office:value="0.793050746013424" calcext:value-type="float">
            <text:p>0,793050746013424</text:p>
          </table:table-cell>
        </table:table-row>
        <table:table-row table:style-name="ro1">
          <table:table-cell office:value-type="string" calcext:value-type="string">
            <text:p>image062-roi2</text:p>
          </table:table-cell>
          <table:table-cell office:value-type="string" calcext:value-type="string">
            <text:p>Severe</text:p>
          </table:table-cell>
          <table:table-cell office:value-type="float" office:value="0.790876116071429" calcext:value-type="float">
            <text:p>0,790876116071429</text:p>
          </table:table-cell>
          <table:table-cell office:value-type="float" office:value="0.49429389833591" calcext:value-type="float">
            <text:p>0,49429389833591</text:p>
          </table:table-cell>
          <table:table-cell office:value-type="float" office:value="0.644523491922336" calcext:value-type="float">
            <text:p>0,644523491922336</text:p>
          </table:table-cell>
          <table:table-cell office:value-type="float" office:value="0.475495877709012" calcext:value-type="float">
            <text:p>0,475495877709012</text:p>
          </table:table-cell>
          <table:table-cell office:value-type="float" office:value="0.925943275700537" calcext:value-type="float">
            <text:p>0,925943275700537</text:p>
          </table:table-cell>
          <table:table-cell office:value-type="float" office:value="0.756101572264983" calcext:value-type="float">
            <text:p>0,756101572264983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/>
          <table:table-cell table:style-name="ce9" table:formula="of:=AVERAGE([.C2:.C25])" office:value-type="float" office:value="0.854388282412574" calcext:value-type="float">
            <text:p>0,854388282412574</text:p>
          </table:table-cell>
          <table:table-cell table:style-name="ce9" table:formula="of:=AVERAGE([.D2:.D25])" office:value-type="float" office:value="0.760933770487714" calcext:value-type="float">
            <text:p>0,760933770487714</text:p>
          </table:table-cell>
          <table:table-cell table:style-name="ce9" table:formula="of:=AVERAGE([.E2:.E25])" office:value-type="float" office:value="0.7887653025758" calcext:value-type="float">
            <text:p>0,7887653025758</text:p>
          </table:table-cell>
          <table:table-cell table:style-name="ce9" table:formula="of:=AVERAGE([.F2:.F25])" office:value-type="float" office:value="0.657537153513389" calcext:value-type="float">
            <text:p>0,657537153513389</text:p>
          </table:table-cell>
          <table:table-cell table:style-name="ce9" table:formula="of:=AVERAGE([.G2:.G25])" office:value-type="float" office:value="0.846009765457738" calcext:value-type="float">
            <text:p>0,846009765457738</text:p>
          </table:table-cell>
          <table:table-cell table:style-name="ce9" table:formula="of:=AVERAGE([.H2:.H25])" office:value-type="float" office:value="0.868971370782242" calcext:value-type="float">
            <text:p>0,868971370782242</text:p>
          </table:table-cell>
        </table:table-row>
        <table:table-row table:style-name="ro1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Healthy</text:p>
          </table:table-cell>
          <table:table-cell table:formula="of:=AVERAGE([.C8:.C13])" office:value-type="float" office:value="0.8756103515625" calcext:value-type="float">
            <text:p>0,8756103515625</text:p>
          </table:table-cell>
          <table:table-cell table:formula="of:=AVERAGE([.D8:.D13])" office:value-type="float" office:value="0.838019690871465" calcext:value-type="float">
            <text:p>0,838019690871465</text:p>
          </table:table-cell>
          <table:table-cell table:formula="of:=AVERAGE([.E8:.E13])" office:value-type="float" office:value="0.806730166731737" calcext:value-type="float">
            <text:p>0,806730166731737</text:p>
          </table:table-cell>
          <table:table-cell table:formula="of:=AVERAGE([.F8:.F13])" office:value-type="float" office:value="0.677650629240901" calcext:value-type="float">
            <text:p>0,677650629240901</text:p>
          </table:table-cell>
          <table:table-cell table:formula="of:=AVERAGE([.G8:.G13])" office:value-type="float" office:value="0.790949939849382" calcext:value-type="float">
            <text:p>0,790949939849382</text:p>
          </table:table-cell>
          <table:table-cell table:formula="of:=AVERAGE([.H8:.H13])" office:value-type="float" office:value="0.929249267837329" calcext:value-type="float">
            <text:p>0,929249267837329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ild</text:p>
          </table:table-cell>
          <table:table-cell table:formula="of:=AVERAGE([.C2:.C7])" office:value-type="float" office:value="0.879788353329613" calcext:value-type="float">
            <text:p>0,879788353329613</text:p>
          </table:table-cell>
          <table:table-cell table:formula="of:=AVERAGE([.D2:.D7])" office:value-type="float" office:value="0.867286171764162" calcext:value-type="float">
            <text:p>0,867286171764162</text:p>
          </table:table-cell>
          <table:table-cell table:formula="of:=AVERAGE([.E2:.E7])" office:value-type="float" office:value="0.860486510162154" calcext:value-type="float">
            <text:p>0,860486510162154</text:p>
          </table:table-cell>
          <table:table-cell table:formula="of:=AVERAGE([.F2:.F7])" office:value-type="float" office:value="0.756157389188916" calcext:value-type="float">
            <text:p>0,756157389188916</text:p>
          </table:table-cell>
          <table:table-cell table:formula="of:=AVERAGE([.G2:.G7])" office:value-type="float" office:value="0.855929630524932" calcext:value-type="float">
            <text:p>0,855929630524932</text:p>
          </table:table-cell>
          <table:table-cell table:formula="of:=AVERAGE([.H2:.H7])" office:value-type="float" office:value="0.89705616613832" calcext:value-type="float">
            <text:p>0,89705616613832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oderate</text:p>
          </table:table-cell>
          <table:table-cell table:formula="of:=AVERAGE([.C14:.C19])" office:value-type="float" office:value="0.834398542131697" calcext:value-type="float">
            <text:p>0,834398542131697</text:p>
          </table:table-cell>
          <table:table-cell table:formula="of:=AVERAGE([.D14:.D19])" office:value-type="float" office:value="0.735258574925592" calcext:value-type="float">
            <text:p>0,735258574925592</text:p>
          </table:table-cell>
          <table:table-cell table:formula="of:=AVERAGE([.E14:.E19])" office:value-type="float" office:value="0.780174633979686" calcext:value-type="float">
            <text:p>0,780174633979686</text:p>
          </table:table-cell>
          <table:table-cell table:formula="of:=AVERAGE([.F14:.F19])" office:value-type="float" office:value="0.644837998555152" calcext:value-type="float">
            <text:p>0,644837998555152</text:p>
          </table:table-cell>
          <table:table-cell table:formula="of:=AVERAGE([.G14:.G19])" office:value-type="float" office:value="0.860071767724657" calcext:value-type="float">
            <text:p>0,860071767724657</text:p>
          </table:table-cell>
          <table:table-cell table:formula="of:=AVERAGE([.H14:.H19])" office:value-type="float" office:value="0.833726647849451" calcext:value-type="float">
            <text:p>0,833726647849451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Severe</text:p>
          </table:table-cell>
          <table:table-cell table:formula="of:=AVERAGE([.C20:.C25])" office:value-type="float" office:value="0.827755882626488" calcext:value-type="float">
            <text:p>0,827755882626488</text:p>
          </table:table-cell>
          <table:table-cell table:formula="of:=AVERAGE([.D20:.D25])" office:value-type="float" office:value="0.603170644389636" calcext:value-type="float">
            <text:p>0,603170644389636</text:p>
          </table:table-cell>
          <table:table-cell table:formula="of:=AVERAGE([.E20:.E25])" office:value-type="float" office:value="0.707669899429623" calcext:value-type="float">
            <text:p>0,707669899429623</text:p>
          </table:table-cell>
          <table:table-cell table:formula="of:=AVERAGE([.F20:.F25])" office:value-type="float" office:value="0.551502597068588" calcext:value-type="float">
            <text:p>0,551502597068588</text:p>
          </table:table-cell>
          <table:table-cell table:formula="of:=AVERAGE([.G20:.G25])" office:value-type="float" office:value="0.87708772373198" calcext:value-type="float">
            <text:p>0,87708772373198</text:p>
          </table:table-cell>
          <table:table-cell table:formula="of:=AVERAGE([.H20:.H25])" office:value-type="float" office:value="0.815853401303869" calcext:value-type="float">
            <text:p>0,815853401303869</text:p>
          </table:table-cell>
        </table:table-row>
      </table:table>
      <table:table table:name="1-unet_based (basic)" table:style-name="ta1">
        <table:table-column table:style-name="co1" table:default-cell-style-name="ce8"/>
        <table:table-column table:style-name="co2" table:default-cell-style-name="ce8"/>
        <table:table-column table:style-name="co3" table:number-columns-repeated="6" table:default-cell-style-name="Default"/>
        <table:table-row table:style-name="ro1">
          <table:table-cell table:style-name="ce7" office:value-type="string" calcext:value-type="string">
            <text:p>Image</text:p>
          </table:table-cell>
          <table:table-cell table:style-name="ce7" office:value-type="string" calcext:value-type="string">
            <text:p>Displasia type</text:p>
          </table:table-cell>
          <table:table-cell table:style-name="ce7" office:value-type="string" calcext:value-type="string">
            <text:p>accuracy</text:p>
          </table:table-cell>
          <table:table-cell table:style-name="ce7" office:value-type="string" calcext:value-type="string">
            <text:p>precision</text:p>
          </table:table-cell>
          <table:table-cell table:style-name="ce7" office:value-type="string" calcext:value-type="string">
            <text:p>f1/dice</text:p>
          </table:table-cell>
          <table:table-cell table:style-name="ce7" office:value-type="string" calcext:value-type="string">
            <text:p>jaccard</text:p>
          </table:table-cell>
          <table:table-cell table:style-name="ce7" office:value-type="string" calcext:value-type="string">
            <text:p>sensitivity/recall</text:p>
          </table:table-cell>
          <table:table-cell table:style-name="ce7" office:value-type="string" calcext:value-type="string">
            <text:p>specificity</text:p>
          </table:table-cell>
        </table:table-row>
        <table:table-row table:style-name="ro1">
          <table:table-cell office:value-type="string" calcext:value-type="string">
            <text:p>image021-roi5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1-roi6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3-roi1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3-roi2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3-roi3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3-roi4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2-roi3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2-roi4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3-roi1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3-roi2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4-roi1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4-roi2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8-roi4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8-roi5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8-roi6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9-roi1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9-roi2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9-roi3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1-roi2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1-roi3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1-roi4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1-roi5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2-roi1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2-roi2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ERAGE</text:p>
          </table:table-cell>
          <table:table-cell/>
          <table:table-cell table:style-name="ce9" table:formula="of:=AVERAGE([.C2:.C25])" office:value-type="string" office:string-value="" calcext:value-type="error">
            <text:p>#DIV/0!</text:p>
          </table:table-cell>
          <table:table-cell table:style-name="ce9" table:formula="of:=AVERAGE([.D2:.D25])" office:value-type="string" office:string-value="" calcext:value-type="error">
            <text:p>#DIV/0!</text:p>
          </table:table-cell>
          <table:table-cell table:style-name="ce9" table:formula="of:=AVERAGE([.E2:.E25])" office:value-type="string" office:string-value="" calcext:value-type="error">
            <text:p>#DIV/0!</text:p>
          </table:table-cell>
          <table:table-cell table:style-name="ce9" table:formula="of:=AVERAGE([.F2:.F25])" office:value-type="string" office:string-value="" calcext:value-type="error">
            <text:p>#DIV/0!</text:p>
          </table:table-cell>
          <table:table-cell table:style-name="ce9" table:formula="of:=AVERAGE([.G2:.G25])" office:value-type="string" office:string-value="" calcext:value-type="error">
            <text:p>#DIV/0!</text:p>
          </table:table-cell>
          <table:table-cell table:style-name="ce9" table:formula="of:=AVERAGE([.H2:.H25])" office:value-type="string" office:string-value="" calcext:value-type="error">
            <text:p>#DIV/0!</text:p>
          </table:table-cell>
        </table:table-row>
        <table:table-row table:style-name="ro1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Healthy</text:p>
          </table:table-cell>
          <table:table-cell table:formula="of:=AVERAGE([.C8:.C13])" office:value-type="string" office:string-value="" calcext:value-type="error">
            <text:p>#DIV/0!</text:p>
          </table:table-cell>
          <table:table-cell table:formula="of:=AVERAGE([.D8:.D13])" office:value-type="string" office:string-value="" calcext:value-type="error">
            <text:p>#DIV/0!</text:p>
          </table:table-cell>
          <table:table-cell table:formula="of:=AVERAGE([.E8:.E13])" office:value-type="string" office:string-value="" calcext:value-type="error">
            <text:p>#DIV/0!</text:p>
          </table:table-cell>
          <table:table-cell table:formula="of:=AVERAGE([.F8:.F13])" office:value-type="string" office:string-value="" calcext:value-type="error">
            <text:p>#DIV/0!</text:p>
          </table:table-cell>
          <table:table-cell table:formula="of:=AVERAGE([.G8:.G13])" office:value-type="string" office:string-value="" calcext:value-type="error">
            <text:p>#DIV/0!</text:p>
          </table:table-cell>
          <table:table-cell table:formula="of:=AVERAGE([.H8:.H13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ild</text:p>
          </table:table-cell>
          <table:table-cell table:formula="of:=AVERAGE([.C2:.C7])" office:value-type="string" office:string-value="" calcext:value-type="error">
            <text:p>#DIV/0!</text:p>
          </table:table-cell>
          <table:table-cell table:formula="of:=AVERAGE([.D2:.D7])" office:value-type="string" office:string-value="" calcext:value-type="error">
            <text:p>#DIV/0!</text:p>
          </table:table-cell>
          <table:table-cell table:formula="of:=AVERAGE([.E2:.E7])" office:value-type="string" office:string-value="" calcext:value-type="error">
            <text:p>#DIV/0!</text:p>
          </table:table-cell>
          <table:table-cell table:formula="of:=AVERAGE([.F2:.F7])" office:value-type="string" office:string-value="" calcext:value-type="error">
            <text:p>#DIV/0!</text:p>
          </table:table-cell>
          <table:table-cell table:formula="of:=AVERAGE([.G2:.G7])" office:value-type="string" office:string-value="" calcext:value-type="error">
            <text:p>#DIV/0!</text:p>
          </table:table-cell>
          <table:table-cell table:formula="of:=AVERAGE([.H2:.H7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oderate</text:p>
          </table:table-cell>
          <table:table-cell table:formula="of:=AVERAGE([.C14:.C19])" office:value-type="string" office:string-value="" calcext:value-type="error">
            <text:p>#DIV/0!</text:p>
          </table:table-cell>
          <table:table-cell table:formula="of:=AVERAGE([.D14:.D19])" office:value-type="string" office:string-value="" calcext:value-type="error">
            <text:p>#DIV/0!</text:p>
          </table:table-cell>
          <table:table-cell table:formula="of:=AVERAGE([.E14:.E19])" office:value-type="string" office:string-value="" calcext:value-type="error">
            <text:p>#DIV/0!</text:p>
          </table:table-cell>
          <table:table-cell table:formula="of:=AVERAGE([.F14:.F19])" office:value-type="string" office:string-value="" calcext:value-type="error">
            <text:p>#DIV/0!</text:p>
          </table:table-cell>
          <table:table-cell table:formula="of:=AVERAGE([.G14:.G19])" office:value-type="string" office:string-value="" calcext:value-type="error">
            <text:p>#DIV/0!</text:p>
          </table:table-cell>
          <table:table-cell table:formula="of:=AVERAGE([.H14:.H19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Severe</text:p>
          </table:table-cell>
          <table:table-cell table:formula="of:=AVERAGE([.C20:.C25])" office:value-type="string" office:string-value="" calcext:value-type="error">
            <text:p>#DIV/0!</text:p>
          </table:table-cell>
          <table:table-cell table:formula="of:=AVERAGE([.D20:.D25])" office:value-type="string" office:string-value="" calcext:value-type="error">
            <text:p>#DIV/0!</text:p>
          </table:table-cell>
          <table:table-cell table:formula="of:=AVERAGE([.E20:.E25])" office:value-type="string" office:string-value="" calcext:value-type="error">
            <text:p>#DIV/0!</text:p>
          </table:table-cell>
          <table:table-cell table:formula="of:=AVERAGE([.F20:.F25])" office:value-type="string" office:string-value="" calcext:value-type="error">
            <text:p>#DIV/0!</text:p>
          </table:table-cell>
          <table:table-cell table:formula="of:=AVERAGE([.G20:.G25])" office:value-type="string" office:string-value="" calcext:value-type="error">
            <text:p>#DIV/0!</text:p>
          </table:table-cell>
          <table:table-cell table:formula="of:=AVERAGE([.H20:.H25])" office:value-type="string" office:string-value="" calcext:value-type="error">
            <text:p>#DIV/0!</text:p>
          </table:table-cell>
        </table:table-row>
      </table:table>
      <table:table table:name="2-de_oliveira_et_al_(2013)" table:style-name="ta1">
        <table:table-column table:style-name="co1" table:default-cell-style-name="ce8"/>
        <table:table-column table:style-name="co2" table:default-cell-style-name="ce8"/>
        <table:table-column table:style-name="co3" table:number-columns-repeated="6" table:default-cell-style-name="Default"/>
        <table:table-row table:style-name="ro1">
          <table:table-cell table:style-name="ce7" office:value-type="string" calcext:value-type="string">
            <text:p>Image</text:p>
          </table:table-cell>
          <table:table-cell table:style-name="ce7" office:value-type="string" calcext:value-type="string">
            <text:p>Displasia type</text:p>
          </table:table-cell>
          <table:table-cell table:style-name="ce7" office:value-type="string" calcext:value-type="string">
            <text:p>accuracy</text:p>
          </table:table-cell>
          <table:table-cell table:style-name="ce7" office:value-type="string" calcext:value-type="string">
            <text:p>precision</text:p>
          </table:table-cell>
          <table:table-cell table:style-name="ce7" office:value-type="string" calcext:value-type="string">
            <text:p>f1/dice</text:p>
          </table:table-cell>
          <table:table-cell table:style-name="ce7" office:value-type="string" calcext:value-type="string">
            <text:p>jaccard</text:p>
          </table:table-cell>
          <table:table-cell table:style-name="ce7" office:value-type="string" calcext:value-type="string">
            <text:p>sensitivity/recall</text:p>
          </table:table-cell>
          <table:table-cell table:style-name="ce7" office:value-type="string" calcext:value-type="string">
            <text:p>specificity</text:p>
          </table:table-cell>
        </table:table-row>
        <table:table-row table:style-name="ro1">
          <table:table-cell office:value-type="string" calcext:value-type="string">
            <text:p>image021-roi5</text:p>
          </table:table-cell>
          <table:table-cell office:value-type="string" calcext:value-type="string">
            <text:p>Mild</text:p>
          </table:table-cell>
          <table:table-cell office:value-type="float" office:value="0.760044642857143" calcext:value-type="float">
            <text:p>0,760044642857143</text:p>
          </table:table-cell>
          <table:table-cell office:value-type="float" office:value="0.857473245057138" calcext:value-type="float">
            <text:p>0,857473245057138</text:p>
          </table:table-cell>
          <table:table-cell office:value-type="float" office:value="0.578805595518687" calcext:value-type="float">
            <text:p>0,578805595518687</text:p>
          </table:table-cell>
          <table:table-cell office:value-type="float" office:value="0.407267009842986" calcext:value-type="float">
            <text:p>0,407267009842986</text:p>
          </table:table-cell>
          <table:table-cell office:value-type="float" office:value="0.436838700734649" calcext:value-type="float">
            <text:p>0,436838700734649</text:p>
          </table:table-cell>
          <table:table-cell office:value-type="float" office:value="0.955981625164561" calcext:value-type="float">
            <text:p>0,955981625164561</text:p>
          </table:table-cell>
        </table:table-row>
        <table:table-row table:style-name="ro1">
          <table:table-cell office:value-type="string" calcext:value-type="string">
            <text:p>image021-roi6</text:p>
          </table:table-cell>
          <table:table-cell office:value-type="string" calcext:value-type="string">
            <text:p>Mild</text:p>
          </table:table-cell>
          <table:table-cell office:value-type="float" office:value="0.761221749441964" calcext:value-type="float">
            <text:p>0,761221749441964</text:p>
          </table:table-cell>
          <table:table-cell office:value-type="float" office:value="0.842586314447669" calcext:value-type="float">
            <text:p>0,842586314447669</text:p>
          </table:table-cell>
          <table:table-cell office:value-type="float" office:value="0.694087288732001" calcext:value-type="float">
            <text:p>0,694087288732001</text:p>
          </table:table-cell>
          <table:table-cell office:value-type="float" office:value="0.531495928283036" calcext:value-type="float">
            <text:p>0,531495928283036</text:p>
          </table:table-cell>
          <table:table-cell office:value-type="float" office:value="0.590088892265613" calcext:value-type="float">
            <text:p>0,590088892265613</text:p>
          </table:table-cell>
          <table:table-cell office:value-type="float" office:value="0.906447453255964" calcext:value-type="float">
            <text:p>0,906447453255964</text:p>
          </table:table-cell>
        </table:table-row>
        <table:table-row table:style-name="ro1">
          <table:table-cell office:value-type="string" calcext:value-type="string">
            <text:p>image023-roi1</text:p>
          </table:table-cell>
          <table:table-cell office:value-type="string" calcext:value-type="string">
            <text:p>Mild</text:p>
          </table:table-cell>
          <table:table-cell office:value-type="float" office:value="0.753670828683036" calcext:value-type="float">
            <text:p>0,753670828683036</text:p>
          </table:table-cell>
          <table:table-cell office:value-type="float" office:value="0.809435568688336" calcext:value-type="float">
            <text:p>0,809435568688336</text:p>
          </table:table-cell>
          <table:table-cell office:value-type="float" office:value="0.533619479983492" calcext:value-type="float">
            <text:p>0,533619479983492</text:p>
          </table:table-cell>
          <table:table-cell office:value-type="float" office:value="0.363902460991151" calcext:value-type="float">
            <text:p>0,363902460991151</text:p>
          </table:table-cell>
          <table:table-cell office:value-type="float" office:value="0.398000394011032" calcext:value-type="float">
            <text:p>0,398000394011032</text:p>
          </table:table-cell>
          <table:table-cell office:value-type="float" office:value="0.948636609071274" calcext:value-type="float">
            <text:p>0,948636609071274</text:p>
          </table:table-cell>
        </table:table-row>
        <table:table-row table:style-name="ro1">
          <table:table-cell office:value-type="string" calcext:value-type="string">
            <text:p>image023-roi2</text:p>
          </table:table-cell>
          <table:table-cell office:value-type="string" calcext:value-type="string">
            <text:p>Mild</text:p>
          </table:table-cell>
          <table:table-cell office:value-type="float" office:value="0.759652273995536" calcext:value-type="float">
            <text:p>0,759652273995536</text:p>
          </table:table-cell>
          <table:table-cell office:value-type="float" office:value="0.895401757689893" calcext:value-type="float">
            <text:p>0,895401757689893</text:p>
          </table:table-cell>
          <table:table-cell office:value-type="float" office:value="0.623475255774563" calcext:value-type="float">
            <text:p>0,623475255774563</text:p>
          </table:table-cell>
          <table:table-cell office:value-type="float" office:value="0.452934288606188" calcext:value-type="float">
            <text:p>0,452934288606188</text:p>
          </table:table-cell>
          <table:table-cell office:value-type="float" office:value="0.478238092244504" calcext:value-type="float">
            <text:p>0,478238092244504</text:p>
          </table:table-cell>
          <table:table-cell office:value-type="float" office:value="0.960189346991802" calcext:value-type="float">
            <text:p>0,960189346991802</text:p>
          </table:table-cell>
        </table:table-row>
        <table:table-row table:style-name="ro1">
          <table:table-cell office:value-type="string" calcext:value-type="string">
            <text:p>image023-roi3</text:p>
          </table:table-cell>
          <table:table-cell office:value-type="string" calcext:value-type="string">
            <text:p>Mild</text:p>
          </table:table-cell>
          <table:table-cell office:value-type="float" office:value="0.761910574776786" calcext:value-type="float">
            <text:p>0,761910574776786</text:p>
          </table:table-cell>
          <table:table-cell office:value-type="float" office:value="0.905785224306441" calcext:value-type="float">
            <text:p>0,905785224306441</text:p>
          </table:table-cell>
          <table:table-cell office:value-type="float" office:value="0.686101850787447" calcext:value-type="float">
            <text:p>0,686101850787447</text:p>
          </table:table-cell>
          <table:table-cell office:value-type="float" office:value="0.522188003079723" calcext:value-type="float">
            <text:p>0,522188003079723</text:p>
          </table:table-cell>
          <table:table-cell office:value-type="float" office:value="0.552179705425209" calcext:value-type="float">
            <text:p>0,552179705425209</text:p>
          </table:table-cell>
          <table:table-cell office:value-type="float" office:value="0.948816041158235" calcext:value-type="float">
            <text:p>0,948816041158235</text:p>
          </table:table-cell>
        </table:table-row>
        <table:table-row table:style-name="ro1">
          <table:table-cell office:value-type="string" calcext:value-type="string">
            <text:p>image023-roi4</text:p>
          </table:table-cell>
          <table:table-cell office:value-type="string" calcext:value-type="string">
            <text:p>Mild</text:p>
          </table:table-cell>
          <table:table-cell office:value-type="float" office:value="0.779314313616071" calcext:value-type="float">
            <text:p>0,779314313616071</text:p>
          </table:table-cell>
          <table:table-cell office:value-type="float" office:value="0.926389772661537" calcext:value-type="float">
            <text:p>0,926389772661537</text:p>
          </table:table-cell>
          <table:table-cell office:value-type="float" office:value="0.716789007250917" calcext:value-type="float">
            <text:p>0,716789007250917</text:p>
          </table:table-cell>
          <table:table-cell office:value-type="float" office:value="0.558590139346692" calcext:value-type="float">
            <text:p>0,558590139346692</text:p>
          </table:table-cell>
          <table:table-cell office:value-type="float" office:value="0.584534803080629" calcext:value-type="float">
            <text:p>0,584534803080629</text:p>
          </table:table-cell>
          <table:table-cell office:value-type="float" office:value="0.957508264600795" calcext:value-type="float">
            <text:p>0,957508264600795</text:p>
          </table:table-cell>
        </table:table-row>
        <table:table-row table:style-name="ro1">
          <table:table-cell office:value-type="string" calcext:value-type="string">
            <text:p>image032-roi3</text:p>
          </table:table-cell>
          <table:table-cell office:value-type="string" calcext:value-type="string">
            <text:p>Healthy</text:p>
          </table:table-cell>
          <table:table-cell office:value-type="float" office:value="0.827165876116071" calcext:value-type="float">
            <text:p>0,827165876116071</text:p>
          </table:table-cell>
          <table:table-cell office:value-type="float" office:value="0.685699481865285" calcext:value-type="float">
            <text:p>0,685699481865285</text:p>
          </table:table-cell>
          <table:table-cell office:value-type="float" office:value="0.4003509196515" calcext:value-type="float">
            <text:p>0,4003509196515</text:p>
          </table:table-cell>
          <table:table-cell office:value-type="float" office:value="0.250274216120126" calcext:value-type="float">
            <text:p>0,250274216120126</text:p>
          </table:table-cell>
          <table:table-cell office:value-type="float" office:value="0.282705289242075" calcext:value-type="float">
            <text:p>0,282705289242075</text:p>
          </table:table-cell>
          <table:table-cell office:value-type="float" office:value="0.966773295940054" calcext:value-type="float">
            <text:p>0,966773295940054</text:p>
          </table:table-cell>
        </table:table-row>
        <table:table-row table:style-name="ro1">
          <table:table-cell office:value-type="string" calcext:value-type="string">
            <text:p>image032-roi4</text:p>
          </table:table-cell>
          <table:table-cell office:value-type="string" calcext:value-type="string">
            <text:p>Healthy</text:p>
          </table:table-cell>
          <table:table-cell office:value-type="float" office:value="0.771153041294643" calcext:value-type="float">
            <text:p>0,771153041294643</text:p>
          </table:table-cell>
          <table:table-cell office:value-type="float" office:value="0.955106504869538" calcext:value-type="float">
            <text:p>0,955106504869538</text:p>
          </table:table-cell>
          <table:table-cell office:value-type="float" office:value="0.582893649481915" calcext:value-type="float">
            <text:p>0,582893649481915</text:p>
          </table:table-cell>
          <table:table-cell office:value-type="float" office:value="0.411326679376472" calcext:value-type="float">
            <text:p>0,411326679376472</text:p>
          </table:table-cell>
          <table:table-cell office:value-type="float" office:value="0.419435994785353" calcext:value-type="float">
            <text:p>0,419435994785353</text:p>
          </table:table-cell>
          <table:table-cell office:value-type="float" office:value="0.987853167054182" calcext:value-type="float">
            <text:p>0,987853167054182</text:p>
          </table:table-cell>
        </table:table-row>
        <table:table-row table:style-name="ro1">
          <table:table-cell office:value-type="string" calcext:value-type="string">
            <text:p>image033-roi1</text:p>
          </table:table-cell>
          <table:table-cell office:value-type="string" calcext:value-type="string">
            <text:p>Healthy</text:p>
          </table:table-cell>
          <table:table-cell office:value-type="float" office:value="0.689958844866071" calcext:value-type="float">
            <text:p>0,689958844866071</text:p>
          </table:table-cell>
          <table:table-cell office:value-type="float" office:value="0.927071382251708" calcext:value-type="float">
            <text:p>0,927071382251708</text:p>
          </table:table-cell>
          <table:table-cell office:value-type="float" office:value="0.511082389176108" calcext:value-type="float">
            <text:p>0,511082389176108</text:p>
          </table:table-cell>
          <table:table-cell office:value-type="float" office:value="0.34325766950483" calcext:value-type="float">
            <text:p>0,34325766950483</text:p>
          </table:table-cell>
          <table:table-cell office:value-type="float" office:value="0.352783736071829" calcext:value-type="float">
            <text:p>0,352783736071829</text:p>
          </table:table-cell>
          <table:table-cell office:value-type="float" office:value="0.976422016869063" calcext:value-type="float">
            <text:p>0,976422016869063</text:p>
          </table:table-cell>
        </table:table-row>
        <table:table-row table:style-name="ro1">
          <table:table-cell office:value-type="string" calcext:value-type="string">
            <text:p>image033-roi2</text:p>
          </table:table-cell>
          <table:table-cell office:value-type="string" calcext:value-type="string">
            <text:p>Healthy</text:p>
          </table:table-cell>
          <table:table-cell office:value-type="float" office:value="0.79339599609375" calcext:value-type="float">
            <text:p>0,79339599609375</text:p>
          </table:table-cell>
          <table:table-cell office:value-type="float" office:value="0.945550847457627" calcext:value-type="float">
            <text:p>0,945550847457627</text:p>
          </table:table-cell>
          <table:table-cell office:value-type="float" office:value="0.60108756039664" calcext:value-type="float">
            <text:p>0,60108756039664</text:p>
          </table:table-cell>
          <table:table-cell office:value-type="float" office:value="0.42968204683852" calcext:value-type="float">
            <text:p>0,42968204683852</text:p>
          </table:table-cell>
          <table:table-cell office:value-type="float" office:value="0.440583429995804" calcext:value-type="float">
            <text:p>0,440583429995804</text:p>
          </table:table-cell>
          <table:table-cell office:value-type="float" office:value="0.986139761895131" calcext:value-type="float">
            <text:p>0,986139761895131</text:p>
          </table:table-cell>
        </table:table-row>
        <table:table-row table:style-name="ro1">
          <table:table-cell office:value-type="string" calcext:value-type="string">
            <text:p>image034-roi1</text:p>
          </table:table-cell>
          <table:table-cell office:value-type="string" calcext:value-type="string">
            <text:p>Healthy</text:p>
          </table:table-cell>
          <table:table-cell office:value-type="float" office:value="0.834708077566964" calcext:value-type="float">
            <text:p>0,834708077566964</text:p>
          </table:table-cell>
          <table:table-cell office:value-type="float" office:value="0.737132887467287" calcext:value-type="float">
            <text:p>0,737132887467287</text:p>
          </table:table-cell>
          <table:table-cell office:value-type="float" office:value="0.516859087086169" calcext:value-type="float">
            <text:p>0,516859087086169</text:p>
          </table:table-cell>
          <table:table-cell office:value-type="float" office:value="0.348489535003609" calcext:value-type="float">
            <text:p>0,348489535003609</text:p>
          </table:table-cell>
          <table:table-cell office:value-type="float" office:value="0.397943565794121" calcext:value-type="float">
            <text:p>0,397943565794121</text:p>
          </table:table-cell>
          <table:table-cell office:value-type="float" office:value="0.959465064400776" calcext:value-type="float">
            <text:p>0,959465064400776</text:p>
          </table:table-cell>
        </table:table-row>
        <table:table-row table:style-name="ro1">
          <table:table-cell office:value-type="string" calcext:value-type="string">
            <text:p>image034-roi2</text:p>
          </table:table-cell>
          <table:table-cell office:value-type="string" calcext:value-type="string">
            <text:p>Healthy</text:p>
          </table:table-cell>
          <table:table-cell office:value-type="float" office:value="0.795724051339286" calcext:value-type="float">
            <text:p>0,795724051339286</text:p>
          </table:table-cell>
          <table:table-cell office:value-type="float" office:value="0.959493802188683" calcext:value-type="float">
            <text:p>0,959493802188683</text:p>
          </table:table-cell>
          <table:table-cell office:value-type="float" office:value="0.612298934268882" calcext:value-type="float">
            <text:p>0,612298934268882</text:p>
          </table:table-cell>
          <table:table-cell office:value-type="float" office:value="0.441232589200534" calcext:value-type="float">
            <text:p>0,441232589200534</text:p>
          </table:table-cell>
          <table:table-cell office:value-type="float" office:value="0.449607504799864" calcext:value-type="float">
            <text:p>0,449607504799864</text:p>
          </table:table-cell>
          <table:table-cell office:value-type="float" office:value="0.989380073700385" calcext:value-type="float">
            <text:p>0,989380073700385</text:p>
          </table:table-cell>
        </table:table-row>
        <table:table-row table:style-name="ro1">
          <table:table-cell office:value-type="string" calcext:value-type="string">
            <text:p>image038-roi4</text:p>
          </table:table-cell>
          <table:table-cell office:value-type="string" calcext:value-type="string">
            <text:p>Moderate</text:p>
          </table:table-cell>
          <table:table-cell office:value-type="float" office:value="0.800702776227679" calcext:value-type="float">
            <text:p>0,800702776227679</text:p>
          </table:table-cell>
          <table:table-cell office:value-type="float" office:value="0.593840880764437" calcext:value-type="float">
            <text:p>0,593840880764437</text:p>
          </table:table-cell>
          <table:table-cell office:value-type="float" office:value="0.666793008440602" calcext:value-type="float">
            <text:p>0,666793008440602</text:p>
          </table:table-cell>
          <table:table-cell office:value-type="float" office:value="0.500142147965097" calcext:value-type="float">
            <text:p>0,500142147965097</text:p>
          </table:table-cell>
          <table:table-cell office:value-type="float" office:value="0.760179491440917" calcext:value-type="float">
            <text:p>0,760179491440917</text:p>
          </table:table-cell>
          <table:table-cell office:value-type="float" office:value="0.815112939257473" calcext:value-type="float">
            <text:p>0,815112939257473</text:p>
          </table:table-cell>
        </table:table-row>
        <table:table-row table:style-name="ro1">
          <table:table-cell office:value-type="string" calcext:value-type="string">
            <text:p>image038-roi5</text:p>
          </table:table-cell>
          <table:table-cell office:value-type="string" calcext:value-type="string">
            <text:p>Moderate</text:p>
          </table:table-cell>
          <table:table-cell office:value-type="float" office:value="0.753731863839286" calcext:value-type="float">
            <text:p>0,753731863839286</text:p>
          </table:table-cell>
          <table:table-cell office:value-type="float" office:value="0.57003132040222" calcext:value-type="float">
            <text:p>0,57003132040222</text:p>
          </table:table-cell>
          <table:table-cell office:value-type="float" office:value="0.595010037281331" calcext:value-type="float">
            <text:p>0,595010037281331</text:p>
          </table:table-cell>
          <table:table-cell office:value-type="float" office:value="0.423497713912475" calcext:value-type="float">
            <text:p>0,423497713912475</text:p>
          </table:table-cell>
          <table:table-cell office:value-type="float" office:value="0.622278207666007" calcext:value-type="float">
            <text:p>0,622278207666007</text:p>
          </table:table-cell>
          <table:table-cell office:value-type="float" office:value="0.807611929289701" calcext:value-type="float">
            <text:p>0,807611929289701</text:p>
          </table:table-cell>
        </table:table-row>
        <table:table-row table:style-name="ro1">
          <table:table-cell office:value-type="string" calcext:value-type="string">
            <text:p>image038-roi6</text:p>
          </table:table-cell>
          <table:table-cell office:value-type="string" calcext:value-type="string">
            <text:p>Moderate</text:p>
          </table:table-cell>
          <table:table-cell office:value-type="float" office:value="0.777064732142857" calcext:value-type="float">
            <text:p>0,777064732142857</text:p>
          </table:table-cell>
          <table:table-cell office:value-type="float" office:value="0.524337214195539" calcext:value-type="float">
            <text:p>0,524337214195539</text:p>
          </table:table-cell>
          <table:table-cell office:value-type="float" office:value="0.593823473343077" calcext:value-type="float">
            <text:p>0,593823473343077</text:p>
          </table:table-cell>
          <table:table-cell office:value-type="float" office:value="0.422296533959962" calcext:value-type="float">
            <text:p>0,422296533959962</text:p>
          </table:table-cell>
          <table:table-cell office:value-type="float" office:value="0.684540160421932" calcext:value-type="float">
            <text:p>0,684540160421932</text:p>
          </table:table-cell>
          <table:table-cell office:value-type="float" office:value="0.805973565257195" calcext:value-type="float">
            <text:p>0,805973565257195</text:p>
          </table:table-cell>
        </table:table-row>
        <table:table-row table:style-name="ro1">
          <table:table-cell office:value-type="string" calcext:value-type="string">
            <text:p>image039-roi1</text:p>
          </table:table-cell>
          <table:table-cell office:value-type="string" calcext:value-type="string">
            <text:p>Moderate</text:p>
          </table:table-cell>
          <table:table-cell office:value-type="float" office:value="0.758876255580357" calcext:value-type="float">
            <text:p>0,758876255580357</text:p>
          </table:table-cell>
          <table:table-cell office:value-type="float" office:value="0.935596763930552" calcext:value-type="float">
            <text:p>0,935596763930552</text:p>
          </table:table-cell>
          <table:table-cell office:value-type="float" office:value="0.598192490991515" calcext:value-type="float">
            <text:p>0,598192490991515</text:p>
          </table:table-cell>
          <table:table-cell office:value-type="float" office:value="0.426729409813636" calcext:value-type="float">
            <text:p>0,426729409813636</text:p>
          </table:table-cell>
          <table:table-cell office:value-type="float" office:value="0.43964375720815" calcext:value-type="float">
            <text:p>0,43964375720815</text:p>
          </table:table-cell>
          <table:table-cell office:value-type="float" office:value="0.979120620045384" calcext:value-type="float">
            <text:p>0,979120620045384</text:p>
          </table:table-cell>
        </table:table-row>
        <table:table-row table:style-name="ro1">
          <table:table-cell office:value-type="string" calcext:value-type="string">
            <text:p>image039-roi2</text:p>
          </table:table-cell>
          <table:table-cell office:value-type="string" calcext:value-type="string">
            <text:p>Moderate</text:p>
          </table:table-cell>
          <table:table-cell office:value-type="float" office:value="0.771684919084821" calcext:value-type="float">
            <text:p>0,771684919084821</text:p>
          </table:table-cell>
          <table:table-cell office:value-type="float" office:value="0.953670530382859" calcext:value-type="float">
            <text:p>0,953670530382859</text:p>
          </table:table-cell>
          <table:table-cell office:value-type="float" office:value="0.6746679588008" calcext:value-type="float">
            <text:p>0,6746679588008</text:p>
          </table:table-cell>
          <table:table-cell office:value-type="float" office:value="0.509055797210139" calcext:value-type="float">
            <text:p>0,509055797210139</text:p>
          </table:table-cell>
          <table:table-cell office:value-type="float" office:value="0.521963973316416" calcext:value-type="float">
            <text:p>0,521963973316416</text:p>
          </table:table-cell>
          <table:table-cell office:value-type="float" office:value="0.97895358299692" calcext:value-type="float">
            <text:p>0,97895358299692</text:p>
          </table:table-cell>
        </table:table-row>
        <table:table-row table:style-name="ro1">
          <table:table-cell office:value-type="string" calcext:value-type="string">
            <text:p>image039-roi3</text:p>
          </table:table-cell>
          <table:table-cell office:value-type="string" calcext:value-type="string">
            <text:p>Moderate</text:p>
          </table:table-cell>
          <table:table-cell office:value-type="float" office:value="0.717851911272321" calcext:value-type="float">
            <text:p>0,717851911272321</text:p>
          </table:table-cell>
          <table:table-cell office:value-type="float" office:value="0.949476352880814" calcext:value-type="float">
            <text:p>0,949476352880814</text:p>
          </table:table-cell>
          <table:table-cell office:value-type="float" office:value="0.660369239165801" calcext:value-type="float">
            <text:p>0,660369239165801</text:p>
          </table:table-cell>
          <table:table-cell office:value-type="float" office:value="0.492948697859538" calcext:value-type="float">
            <text:p>0,492948697859538</text:p>
          </table:table-cell>
          <table:table-cell office:value-type="float" office:value="0.506227471678682" calcext:value-type="float">
            <text:p>0,506227471678682</text:p>
          </table:table-cell>
          <table:table-cell office:value-type="float" office:value="0.968140986601705" calcext:value-type="float">
            <text:p>0,968140986601705</text:p>
          </table:table-cell>
        </table:table-row>
        <table:table-row table:style-name="ro1">
          <table:table-cell office:value-type="string" calcext:value-type="string">
            <text:p>image061-roi2</text:p>
          </table:table-cell>
          <table:table-cell office:value-type="string" calcext:value-type="string">
            <text:p>Severe</text:p>
          </table:table-cell>
          <table:table-cell office:value-type="float" office:value="0.809326171875" calcext:value-type="float">
            <text:p>0,809326171875</text:p>
          </table:table-cell>
          <table:table-cell office:value-type="float" office:value="0.584677668582731" calcext:value-type="float">
            <text:p>0,584677668582731</text:p>
          </table:table-cell>
          <table:table-cell office:value-type="float" office:value="0.633738652731719" calcext:value-type="float">
            <text:p>0,633738652731719</text:p>
          </table:table-cell>
          <table:table-cell office:value-type="float" office:value="0.463848775345086" calcext:value-type="float">
            <text:p>0,463848775345086</text:p>
          </table:table-cell>
          <table:table-cell office:value-type="float" office:value="0.691787333625859" calcext:value-type="float">
            <text:p>0,691787333625859</text:p>
          </table:table-cell>
          <table:table-cell office:value-type="float" office:value="0.846130066407144" calcext:value-type="float">
            <text:p>0,846130066407144</text:p>
          </table:table-cell>
        </table:table-row>
        <table:table-row table:style-name="ro1">
          <table:table-cell office:value-type="string" calcext:value-type="string">
            <text:p>image061-roi3</text:p>
          </table:table-cell>
          <table:table-cell office:value-type="string" calcext:value-type="string">
            <text:p>Severe</text:p>
          </table:table-cell>
          <table:table-cell office:value-type="float" office:value="0.87091064453125" calcext:value-type="float">
            <text:p>0,87091064453125</text:p>
          </table:table-cell>
          <table:table-cell office:value-type="float" office:value="0.912185798261748" calcext:value-type="float">
            <text:p>0,912185798261748</text:p>
          </table:table-cell>
          <table:table-cell office:value-type="float" office:value="0.773599620754515" calcext:value-type="float">
            <text:p>0,773599620754515</text:p>
          </table:table-cell>
          <table:table-cell office:value-type="float" office:value="0.630788797725629" calcext:value-type="float">
            <text:p>0,630788797725629</text:p>
          </table:table-cell>
          <table:table-cell office:value-type="float" office:value="0.671569668649108" calcext:value-type="float">
            <text:p>0,671569668649108</text:p>
          </table:table-cell>
          <table:table-cell office:value-type="float" office:value="0.968386476942252" calcext:value-type="float">
            <text:p>0,968386476942252</text:p>
          </table:table-cell>
        </table:table-row>
        <table:table-row table:style-name="ro1">
          <table:table-cell office:value-type="string" calcext:value-type="string">
            <text:p>image061-roi4</text:p>
          </table:table-cell>
          <table:table-cell office:value-type="string" calcext:value-type="string">
            <text:p>Severe</text:p>
          </table:table-cell>
          <table:table-cell office:value-type="float" office:value="0.792733328683036" calcext:value-type="float">
            <text:p>0,792733328683036</text:p>
          </table:table-cell>
          <table:table-cell office:value-type="float" office:value="0.601004355908221" calcext:value-type="float">
            <text:p>0,601004355908221</text:p>
          </table:table-cell>
          <table:table-cell office:value-type="float" office:value="0.645711304866234" calcext:value-type="float">
            <text:p>0,645711304866234</text:p>
          </table:table-cell>
          <table:table-cell office:value-type="float" office:value="0.47678999845927" calcext:value-type="float">
            <text:p>0,47678999845927</text:p>
          </table:table-cell>
          <table:table-cell office:value-type="float" office:value="0.697604019064795" calcext:value-type="float">
            <text:p>0,697604019064795</text:p>
          </table:table-cell>
          <table:table-cell office:value-type="float" office:value="0.828052513271797" calcext:value-type="float">
            <text:p>0,828052513271797</text:p>
          </table:table-cell>
        </table:table-row>
        <table:table-row table:style-name="ro1">
          <table:table-cell office:value-type="string" calcext:value-type="string">
            <text:p>image061-roi5</text:p>
          </table:table-cell>
          <table:table-cell office:value-type="string" calcext:value-type="string">
            <text:p>Severe</text:p>
          </table:table-cell>
          <table:table-cell office:value-type="float" office:value="0.857291085379464" calcext:value-type="float">
            <text:p>0,857291085379464</text:p>
          </table:table-cell>
          <table:table-cell office:value-type="float" office:value="0.789785887802949" calcext:value-type="float">
            <text:p>0,789785887802949</text:p>
          </table:table-cell>
          <table:table-cell office:value-type="float" office:value="0.630766801272362" calcext:value-type="float">
            <text:p>0,630766801272362</text:p>
          </table:table-cell>
          <table:table-cell office:value-type="float" office:value="0.460671565558375" calcext:value-type="float">
            <text:p>0,460671565558375</text:p>
          </table:table-cell>
          <table:table-cell office:value-type="float" office:value="0.52505070232104" calcext:value-type="float">
            <text:p>0,52505070232104</text:p>
          </table:table-cell>
          <table:table-cell office:value-type="float" office:value="0.957745679180577" calcext:value-type="float">
            <text:p>0,957745679180577</text:p>
          </table:table-cell>
        </table:table-row>
        <table:table-row table:style-name="ro1">
          <table:table-cell office:value-type="string" calcext:value-type="string">
            <text:p>image062-roi1</text:p>
          </table:table-cell>
          <table:table-cell office:value-type="string" calcext:value-type="string">
            <text:p>Severe</text:p>
          </table:table-cell>
          <table:table-cell office:value-type="float" office:value="0.806239536830357" calcext:value-type="float">
            <text:p>0,806239536830357</text:p>
          </table:table-cell>
          <table:table-cell office:value-type="float" office:value="0.484835091983868" calcext:value-type="float">
            <text:p>0,484835091983868</text:p>
          </table:table-cell>
          <table:table-cell office:value-type="float" office:value="0.612357394550466" calcext:value-type="float">
            <text:p>0,612357394550466</text:p>
          </table:table-cell>
          <table:table-cell office:value-type="float" office:value="0.441293307185599" calcext:value-type="float">
            <text:p>0,441293307185599</text:p>
          </table:table-cell>
          <table:table-cell office:value-type="float" office:value="0.830903238023102" calcext:value-type="float">
            <text:p>0,830903238023102</text:p>
          </table:table-cell>
          <table:table-cell office:value-type="float" office:value="0.800671198324142" calcext:value-type="float">
            <text:p>0,800671198324142</text:p>
          </table:table-cell>
        </table:table-row>
        <table:table-row table:style-name="ro1">
          <table:table-cell office:value-type="string" calcext:value-type="string">
            <text:p>image062-roi2</text:p>
          </table:table-cell>
          <table:table-cell office:value-type="string" calcext:value-type="string">
            <text:p>Severe</text:p>
          </table:table-cell>
          <table:table-cell office:value-type="float" office:value="0.841352190290179" calcext:value-type="float">
            <text:p>0,841352190290179</text:p>
          </table:table-cell>
          <table:table-cell office:value-type="float" office:value="0.583960616166428" calcext:value-type="float">
            <text:p>0,583960616166428</text:p>
          </table:table-cell>
          <table:table-cell office:value-type="float" office:value="0.668983208106682" calcext:value-type="float">
            <text:p>0,668983208106682</text:p>
          </table:table-cell>
          <table:table-cell office:value-type="float" office:value="0.502610644870288" calcext:value-type="float">
            <text:p>0,502610644870288</text:p>
          </table:table-cell>
          <table:table-cell office:value-type="float" office:value="0.782982710160974" calcext:value-type="float">
            <text:p>0,782982710160974</text:p>
          </table:table-cell>
          <table:table-cell office:value-type="float" office:value="0.856380062715172" calcext:value-type="float">
            <text:p>0,85638006271517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/>
          <table:table-cell table:style-name="ce9" table:formula="of:=AVERAGE([.C2:.C25])" office:value-type="float" office:value="0.78523690359933" calcext:value-type="float">
            <text:p>0,78523690359933</text:p>
          </table:table-cell>
          <table:table-cell table:style-name="ce9" table:formula="of:=AVERAGE([.D2:.D25])" office:value-type="float" office:value="0.788772052925563" calcext:value-type="float">
            <text:p>0,788772052925563</text:p>
          </table:table-cell>
          <table:table-cell table:style-name="ce9" table:formula="of:=AVERAGE([.E2:.E25])" office:value-type="float" office:value="0.617144342017226" calcext:value-type="float">
            <text:p>0,617144342017226</text:p>
          </table:table-cell>
          <table:table-cell table:style-name="ce9" table:formula="of:=AVERAGE([.F2:.F25])" office:value-type="float" office:value="0.45047141483579" calcext:value-type="float">
            <text:p>0,45047141483579</text:p>
          </table:table-cell>
          <table:table-cell table:style-name="ce9" table:formula="of:=AVERAGE([.G2:.G25])" office:value-type="float" office:value="0.546569618417819" calcext:value-type="float">
            <text:p>0,546569618417819</text:p>
          </table:table-cell>
          <table:table-cell table:style-name="ce9" table:formula="of:=AVERAGE([.H2:.H25])" office:value-type="float" office:value="0.923162180849653" calcext:value-type="float">
            <text:p>0,923162180849653</text:p>
          </table:table-cell>
        </table:table-row>
        <table:table-row table:style-name="ro1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Healthy</text:p>
          </table:table-cell>
          <table:table-cell table:formula="of:=AVERAGE([.C8:.C13])" office:value-type="float" office:value="0.785350981212798" calcext:value-type="float">
            <text:p>0,785350981212798</text:p>
          </table:table-cell>
          <table:table-cell table:formula="of:=AVERAGE([.D8:.D13])" office:value-type="float" office:value="0.868342484350021" calcext:value-type="float">
            <text:p>0,868342484350021</text:p>
          </table:table-cell>
          <table:table-cell table:formula="of:=AVERAGE([.E8:.E13])" office:value-type="float" office:value="0.537428756676869" calcext:value-type="float">
            <text:p>0,537428756676869</text:p>
          </table:table-cell>
          <table:table-cell table:formula="of:=AVERAGE([.F8:.F13])" office:value-type="float" office:value="0.370710456007348" calcext:value-type="float">
            <text:p>0,370710456007348</text:p>
          </table:table-cell>
          <table:table-cell table:formula="of:=AVERAGE([.G8:.G13])" office:value-type="float" office:value="0.390509920114841" calcext:value-type="float">
            <text:p>0,390509920114841</text:p>
          </table:table-cell>
          <table:table-cell table:formula="of:=AVERAGE([.H8:.H13])" office:value-type="float" office:value="0.977672229976598" calcext:value-type="float">
            <text:p>0,977672229976598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ild</text:p>
          </table:table-cell>
          <table:table-cell table:formula="of:=AVERAGE([.C2:.C7])" office:value-type="float" office:value="0.762635730561756" calcext:value-type="float">
            <text:p>0,762635730561756</text:p>
          </table:table-cell>
          <table:table-cell table:formula="of:=AVERAGE([.D2:.D7])" office:value-type="float" office:value="0.872845313808502" calcext:value-type="float">
            <text:p>0,872845313808502</text:p>
          </table:table-cell>
          <table:table-cell table:formula="of:=AVERAGE([.E2:.E7])" office:value-type="float" office:value="0.638813079674518" calcext:value-type="float">
            <text:p>0,638813079674518</text:p>
          </table:table-cell>
          <table:table-cell table:formula="of:=AVERAGE([.F2:.F7])" office:value-type="float" office:value="0.472729638358296" calcext:value-type="float">
            <text:p>0,472729638358296</text:p>
          </table:table-cell>
          <table:table-cell table:formula="of:=AVERAGE([.G2:.G7])" office:value-type="float" office:value="0.50664676462694" calcext:value-type="float">
            <text:p>0,50664676462694</text:p>
          </table:table-cell>
          <table:table-cell table:formula="of:=AVERAGE([.H2:.H7])" office:value-type="float" office:value="0.946263223373772" calcext:value-type="float">
            <text:p>0,946263223373772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oderate</text:p>
          </table:table-cell>
          <table:table-cell table:formula="of:=AVERAGE([.C14:.C19])" office:value-type="float" office:value="0.763318743024554" calcext:value-type="float">
            <text:p>0,763318743024554</text:p>
          </table:table-cell>
          <table:table-cell table:formula="of:=AVERAGE([.D14:.D19])" office:value-type="float" office:value="0.754492177092737" calcext:value-type="float">
            <text:p>0,754492177092737</text:p>
          </table:table-cell>
          <table:table-cell table:formula="of:=AVERAGE([.E14:.E19])" office:value-type="float" office:value="0.631476034670521" calcext:value-type="float">
            <text:p>0,631476034670521</text:p>
          </table:table-cell>
          <table:table-cell table:formula="of:=AVERAGE([.F14:.F19])" office:value-type="float" office:value="0.462445050120141" calcext:value-type="float">
            <text:p>0,462445050120141</text:p>
          </table:table-cell>
          <table:table-cell table:formula="of:=AVERAGE([.G14:.G19])" office:value-type="float" office:value="0.589138843622017" calcext:value-type="float">
            <text:p>0,589138843622017</text:p>
          </table:table-cell>
          <table:table-cell table:formula="of:=AVERAGE([.H14:.H19])" office:value-type="float" office:value="0.892485603908063" calcext:value-type="float">
            <text:p>0,892485603908063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Severe</text:p>
          </table:table-cell>
          <table:table-cell table:formula="of:=AVERAGE([.C20:.C25])" office:value-type="float" office:value="0.829642159598214" calcext:value-type="float">
            <text:p>0,829642159598214</text:p>
          </table:table-cell>
          <table:table-cell table:formula="of:=AVERAGE([.D20:.D25])" office:value-type="float" office:value="0.659408236450991" calcext:value-type="float">
            <text:p>0,659408236450991</text:p>
          </table:table-cell>
          <table:table-cell table:formula="of:=AVERAGE([.E20:.E25])" office:value-type="float" office:value="0.660859497046996" calcext:value-type="float">
            <text:p>0,660859497046996</text:p>
          </table:table-cell>
          <table:table-cell table:formula="of:=AVERAGE([.F20:.F25])" office:value-type="float" office:value="0.496000514857374" calcext:value-type="float">
            <text:p>0,496000514857374</text:p>
          </table:table-cell>
          <table:table-cell table:formula="of:=AVERAGE([.G20:.G25])" office:value-type="float" office:value="0.699982945307479" calcext:value-type="float">
            <text:p>0,699982945307479</text:p>
          </table:table-cell>
          <table:table-cell table:formula="of:=AVERAGE([.H20:.H25])" office:value-type="float" office:value="0.876227666140181" calcext:value-type="float">
            <text:p>0,876227666140181</text:p>
          </table:table-cell>
        </table:table-row>
      </table:table>
      <table:table table:name="3-phoulady_et_al_(2016)" table:style-name="ta1">
        <table:table-column table:style-name="co1" table:default-cell-style-name="ce8"/>
        <table:table-column table:style-name="co2" table:default-cell-style-name="ce8"/>
        <table:table-column table:style-name="co3" table:number-columns-repeated="6" table:default-cell-style-name="Default"/>
        <table:table-row table:style-name="ro1">
          <table:table-cell table:style-name="ce7" office:value-type="string" calcext:value-type="string">
            <text:p>Image</text:p>
          </table:table-cell>
          <table:table-cell table:style-name="ce7" office:value-type="string" calcext:value-type="string">
            <text:p>Displasia type</text:p>
          </table:table-cell>
          <table:table-cell table:style-name="ce7" office:value-type="string" calcext:value-type="string">
            <text:p>accuracy</text:p>
          </table:table-cell>
          <table:table-cell table:style-name="ce7" office:value-type="string" calcext:value-type="string">
            <text:p>precision</text:p>
          </table:table-cell>
          <table:table-cell table:style-name="ce7" office:value-type="string" calcext:value-type="string">
            <text:p>f1/dice</text:p>
          </table:table-cell>
          <table:table-cell table:style-name="ce7" office:value-type="string" calcext:value-type="string">
            <text:p>jaccard</text:p>
          </table:table-cell>
          <table:table-cell table:style-name="ce7" office:value-type="string" calcext:value-type="string">
            <text:p>sensitivity/recall</text:p>
          </table:table-cell>
          <table:table-cell table:style-name="ce7" office:value-type="string" calcext:value-type="string">
            <text:p>specificity</text:p>
          </table:table-cell>
        </table:table-row>
        <table:table-row table:style-name="ro1">
          <table:table-cell office:value-type="string" calcext:value-type="string">
            <text:p>image021-roi5</text:p>
          </table:table-cell>
          <table:table-cell office:value-type="string" calcext:value-type="string">
            <text:p>Mild</text:p>
          </table:table-cell>
          <table:table-cell office:value-type="float" office:value="0.707109723772321" calcext:value-type="float">
            <text:p>0,707109723772321</text:p>
          </table:table-cell>
          <table:table-cell office:value-type="float" office:value="0.841061000492507" calcext:value-type="float">
            <text:p>0,841061000492507</text:p>
          </table:table-cell>
          <table:table-cell office:value-type="float" office:value="0.415798535626707" calcext:value-type="float">
            <text:p>0,415798535626707</text:p>
          </table:table-cell>
          <table:table-cell office:value-type="float" office:value="0.262465693270392" calcext:value-type="float">
            <text:p>0,262465693270392</text:p>
          </table:table-cell>
          <table:table-cell office:value-type="float" office:value="0.276163193642286" calcext:value-type="float">
            <text:p>0,276163193642286</text:p>
          </table:table-cell>
          <table:table-cell office:value-type="float" office:value="0.968362230749839" calcext:value-type="float">
            <text:p>0,968362230749839</text:p>
          </table:table-cell>
        </table:table-row>
        <table:table-row table:style-name="ro1">
          <table:table-cell office:value-type="string" calcext:value-type="string">
            <text:p>image021-roi6</text:p>
          </table:table-cell>
          <table:table-cell office:value-type="string" calcext:value-type="string">
            <text:p>Mild</text:p>
          </table:table-cell>
          <table:table-cell office:value-type="float" office:value="0.664960588727679" calcext:value-type="float">
            <text:p>0,664960588727679</text:p>
          </table:table-cell>
          <table:table-cell office:value-type="float" office:value="0.880355137187784" calcext:value-type="float">
            <text:p>0,880355137187784</text:p>
          </table:table-cell>
          <table:table-cell office:value-type="float" office:value="0.461419861237648" calcext:value-type="float">
            <text:p>0,461419861237648</text:p>
          </table:table-cell>
          <table:table-cell office:value-type="float" office:value="0.299899790470985" calcext:value-type="float">
            <text:p>0,299899790470985</text:p>
          </table:table-cell>
          <table:table-cell office:value-type="float" office:value="0.312642455553867" calcext:value-type="float">
            <text:p>0,312642455553867</text:p>
          </table:table-cell>
          <table:table-cell office:value-type="float" office:value="0.963942617666022" calcext:value-type="float">
            <text:p>0,963942617666022</text:p>
          </table:table-cell>
        </table:table-row>
        <table:table-row table:style-name="ro1">
          <table:table-cell office:value-type="string" calcext:value-type="string">
            <text:p>image023-roi1</text:p>
          </table:table-cell>
          <table:table-cell office:value-type="string" calcext:value-type="string">
            <text:p>Mild</text:p>
          </table:table-cell>
          <table:table-cell office:value-type="float" office:value="0.737531389508929" calcext:value-type="float">
            <text:p>0,737531389508929</text:p>
          </table:table-cell>
          <table:table-cell office:value-type="float" office:value="0.838641052088705" calcext:value-type="float">
            <text:p>0,838641052088705</text:p>
          </table:table-cell>
          <table:table-cell office:value-type="float" office:value="0.463613684960798" calcext:value-type="float">
            <text:p>0,463613684960798</text:p>
          </table:table-cell>
          <table:table-cell office:value-type="float" office:value="0.30175593236065" calcext:value-type="float">
            <text:p>0,30175593236065</text:p>
          </table:table-cell>
          <table:table-cell office:value-type="float" office:value="0.320355594956659" calcext:value-type="float">
            <text:p>0,320355594956659</text:p>
          </table:table-cell>
          <table:table-cell office:value-type="float" office:value="0.966212203023758" calcext:value-type="float">
            <text:p>0,966212203023758</text:p>
          </table:table-cell>
        </table:table-row>
        <table:table-row table:style-name="ro1">
          <table:table-cell office:value-type="string" calcext:value-type="string">
            <text:p>image023-roi2</text:p>
          </table:table-cell>
          <table:table-cell office:value-type="string" calcext:value-type="string">
            <text:p>Mild</text:p>
          </table:table-cell>
          <table:table-cell office:value-type="float" office:value="0.6820068359375" calcext:value-type="float">
            <text:p>0,6820068359375</text:p>
          </table:table-cell>
          <table:table-cell office:value-type="float" office:value="0.896357359261608" calcext:value-type="float">
            <text:p>0,896357359261608</text:p>
          </table:table-cell>
          <table:table-cell office:value-type="float" office:value="0.410957134089221" calcext:value-type="float">
            <text:p>0,410957134089221</text:p>
          </table:table-cell>
          <table:table-cell office:value-type="float" office:value="0.258619287689055" calcext:value-type="float">
            <text:p>0,258619287689055</text:p>
          </table:table-cell>
          <table:table-cell office:value-type="float" office:value="0.266591228180466" calcext:value-type="float">
            <text:p>0,266591228180466</text:p>
          </table:table-cell>
          <table:table-cell office:value-type="float" office:value="0.978033957023609" calcext:value-type="float">
            <text:p>0,978033957023609</text:p>
          </table:table-cell>
        </table:table-row>
        <table:table-row table:style-name="ro1">
          <table:table-cell office:value-type="string" calcext:value-type="string">
            <text:p>image023-roi3</text:p>
          </table:table-cell>
          <table:table-cell office:value-type="string" calcext:value-type="string">
            <text:p>Mild</text:p>
          </table:table-cell>
          <table:table-cell office:value-type="float" office:value="0.670375279017857" calcext:value-type="float">
            <text:p>0,670375279017857</text:p>
          </table:table-cell>
          <table:table-cell office:value-type="float" office:value="0.907180824390733" calcext:value-type="float">
            <text:p>0,907180824390733</text:p>
          </table:table-cell>
          <table:table-cell office:value-type="float" office:value="0.48903846673695" calcext:value-type="float">
            <text:p>0,48903846673695</text:p>
          </table:table-cell>
          <table:table-cell office:value-type="float" office:value="0.323660434743716" calcext:value-type="float">
            <text:p>0,323660434743716</text:p>
          </table:table-cell>
          <table:table-cell office:value-type="float" office:value="0.334745762711864" calcext:value-type="float">
            <text:p>0,334745762711864</text:p>
          </table:table-cell>
          <table:table-cell office:value-type="float" office:value="0.969477607018007" calcext:value-type="float">
            <text:p>0,969477607018007</text:p>
          </table:table-cell>
        </table:table-row>
        <table:table-row table:style-name="ro1">
          <table:table-cell office:value-type="string" calcext:value-type="string">
            <text:p>image023-roi4</text:p>
          </table:table-cell>
          <table:table-cell office:value-type="string" calcext:value-type="string">
            <text:p>Mild</text:p>
          </table:table-cell>
          <table:table-cell office:value-type="float" office:value="0.744306291852679" calcext:value-type="float">
            <text:p>0,744306291852679</text:p>
          </table:table-cell>
          <table:table-cell office:value-type="float" office:value="0.947185447905327" calcext:value-type="float">
            <text:p>0,947185447905327</text:p>
          </table:table-cell>
          <table:table-cell office:value-type="float" office:value="0.647836581763159" calcext:value-type="float">
            <text:p>0,647836581763159</text:p>
          </table:table-cell>
          <table:table-cell office:value-type="float" office:value="0.479111158478099" calcext:value-type="float">
            <text:p>0,479111158478099</text:p>
          </table:table-cell>
          <table:table-cell office:value-type="float" office:value="0.492261926488302" calcext:value-type="float">
            <text:p>0,492261926488302</text:p>
          </table:table-cell>
          <table:table-cell office:value-type="float" office:value="0.974888970514576" calcext:value-type="float">
            <text:p>0,974888970514576</text:p>
          </table:table-cell>
        </table:table-row>
        <table:table-row table:style-name="ro1">
          <table:table-cell office:value-type="string" calcext:value-type="string">
            <text:p>image032-roi3</text:p>
          </table:table-cell>
          <table:table-cell office:value-type="string" calcext:value-type="string">
            <text:p>Healthy</text:p>
          </table:table-cell>
          <table:table-cell office:value-type="float" office:value="0.833016531808036" calcext:value-type="float">
            <text:p>0,833016531808036</text:p>
          </table:table-cell>
          <table:table-cell office:value-type="float" office:value="0.705654905751571" calcext:value-type="float">
            <text:p>0,705654905751571</text:p>
          </table:table-cell>
          <table:table-cell office:value-type="float" office:value="0.432579775414062" calcext:value-type="float">
            <text:p>0,432579775414062</text:p>
          </table:table-cell>
          <table:table-cell office:value-type="float" office:value="0.275982004461079" calcext:value-type="float">
            <text:p>0,275982004461079</text:p>
          </table:table-cell>
          <table:table-cell office:value-type="float" office:value="0.31188584123729" calcext:value-type="float">
            <text:p>0,31188584123729</text:p>
          </table:table-cell>
          <table:table-cell office:value-type="float" office:value="0.966641835192042" calcext:value-type="float">
            <text:p>0,966641835192042</text:p>
          </table:table-cell>
        </table:table-row>
        <table:table-row table:style-name="ro1">
          <table:table-cell office:value-type="string" calcext:value-type="string">
            <text:p>image032-roi4</text:p>
          </table:table-cell>
          <table:table-cell office:value-type="string" calcext:value-type="string">
            <text:p>Healthy</text:p>
          </table:table-cell>
          <table:table-cell office:value-type="float" office:value="0.734898158482143" calcext:value-type="float">
            <text:p>0,734898158482143</text:p>
          </table:table-cell>
          <table:table-cell office:value-type="float" office:value="0.904071354893514" calcext:value-type="float">
            <text:p>0,904071354893514</text:p>
          </table:table-cell>
          <table:table-cell office:value-type="float" office:value="0.494983722011826" calcext:value-type="float">
            <text:p>0,494983722011826</text:p>
          </table:table-cell>
          <table:table-cell office:value-type="float" office:value="0.328889281299664" calcext:value-type="float">
            <text:p>0,328889281299664</text:p>
          </table:table-cell>
          <table:table-cell office:value-type="float" office:value="0.34078173958786" calcext:value-type="float">
            <text:p>0,34078173958786</text:p>
          </table:table-cell>
          <table:table-cell office:value-type="float" office:value="0.977721411963644" calcext:value-type="float">
            <text:p>0,977721411963644</text:p>
          </table:table-cell>
        </table:table-row>
        <table:table-row table:style-name="ro1">
          <table:table-cell office:value-type="string" calcext:value-type="string">
            <text:p>image033-roi1</text:p>
          </table:table-cell>
          <table:table-cell office:value-type="string" calcext:value-type="string">
            <text:p>Healthy</text:p>
          </table:table-cell>
          <table:table-cell office:value-type="float" office:value="0.678728376116071" calcext:value-type="float">
            <text:p>0,678728376116071</text:p>
          </table:table-cell>
          <table:table-cell office:value-type="float" office:value="0.922019082138479" calcext:value-type="float">
            <text:p>0,922019082138479</text:p>
          </table:table-cell>
          <table:table-cell office:value-type="float" office:value="0.484252960443437" calcext:value-type="float">
            <text:p>0,484252960443437</text:p>
          </table:table-cell>
          <table:table-cell office:value-type="float" office:value="0.319481382978723" calcext:value-type="float">
            <text:p>0,319481382978723</text:p>
          </table:table-cell>
          <table:table-cell office:value-type="float" office:value="0.328353675898331" calcext:value-type="float">
            <text:p>0,328353675898331</text:p>
          </table:table-cell>
          <table:table-cell office:value-type="float" office:value="0.976405889657619" calcext:value-type="float">
            <text:p>0,976405889657619</text:p>
          </table:table-cell>
        </table:table-row>
        <table:table-row table:style-name="ro1">
          <table:table-cell office:value-type="string" calcext:value-type="string">
            <text:p>image033-roi2</text:p>
          </table:table-cell>
          <table:table-cell office:value-type="string" calcext:value-type="string">
            <text:p>Healthy</text:p>
          </table:table-cell>
          <table:table-cell office:value-type="float" office:value="0.758684430803571" calcext:value-type="float">
            <text:p>0,758684430803571</text:p>
          </table:table-cell>
          <table:table-cell office:value-type="float" office:value="0.947086263315463" calcext:value-type="float">
            <text:p>0,947086263315463</text:p>
          </table:table-cell>
          <table:table-cell office:value-type="float" office:value="0.49571808607558" calcext:value-type="float">
            <text:p>0,49571808607558</text:p>
          </table:table-cell>
          <table:table-cell office:value-type="float" office:value="0.329538021754403" calcext:value-type="float">
            <text:p>0,329538021754403</text:p>
          </table:table-cell>
          <table:table-cell office:value-type="float" office:value="0.335719045386115" calcext:value-type="float">
            <text:p>0,335719045386115</text:p>
          </table:table-cell>
          <table:table-cell office:value-type="float" office:value="0.989753131362159" calcext:value-type="float">
            <text:p>0,989753131362159</text:p>
          </table:table-cell>
        </table:table-row>
        <table:table-row table:style-name="ro1">
          <table:table-cell office:value-type="string" calcext:value-type="string">
            <text:p>image034-roi1</text:p>
          </table:table-cell>
          <table:table-cell office:value-type="string" calcext:value-type="string">
            <text:p>Healthy</text:p>
          </table:table-cell>
          <table:table-cell office:value-type="float" office:value="0.8453369140625" calcext:value-type="float">
            <text:p>0,8453369140625</text:p>
          </table:table-cell>
          <table:table-cell office:value-type="float" office:value="0.695303435403319" calcext:value-type="float">
            <text:p>0,695303435403319</text:p>
          </table:table-cell>
          <table:table-cell office:value-type="float" office:value="0.608467243510507" calcext:value-type="float">
            <text:p>0,608467243510507</text:p>
          </table:table-cell>
          <table:table-cell office:value-type="float" office:value="0.437264046191428" calcext:value-type="float">
            <text:p>0,437264046191428</text:p>
          </table:table-cell>
          <table:table-cell office:value-type="float" office:value="0.540912837015816" calcext:value-type="float">
            <text:p>0,540912837015816</text:p>
          </table:table-cell>
          <table:table-cell office:value-type="float" office:value="0.932292308899526" calcext:value-type="float">
            <text:p>0,932292308899526</text:p>
          </table:table-cell>
        </table:table-row>
        <table:table-row table:style-name="ro1">
          <table:table-cell office:value-type="string" calcext:value-type="string">
            <text:p>image034-roi2</text:p>
          </table:table-cell>
          <table:table-cell office:value-type="string" calcext:value-type="string">
            <text:p>Healthy</text:p>
          </table:table-cell>
          <table:table-cell office:value-type="float" office:value="0.786455426897321" calcext:value-type="float">
            <text:p>0,786455426897321</text:p>
          </table:table-cell>
          <table:table-cell office:value-type="float" office:value="0.941803713527851" calcext:value-type="float">
            <text:p>0,941803713527851</text:p>
          </table:table-cell>
          <table:table-cell office:value-type="float" office:value="0.591796256479491" calcext:value-type="float">
            <text:p>0,591796256479491</text:p>
          </table:table-cell>
          <table:table-cell office:value-type="float" office:value="0.420249029447969" calcext:value-type="float">
            <text:p>0,420249029447969</text:p>
          </table:table-cell>
          <table:table-cell office:value-type="float" office:value="0.431453082849296" calcext:value-type="float">
            <text:p>0,431453082849296</text:p>
          </table:table-cell>
          <table:table-cell office:value-type="float" office:value="0.985083150895419" calcext:value-type="float">
            <text:p>0,985083150895419</text:p>
          </table:table-cell>
        </table:table-row>
        <table:table-row table:style-name="ro1">
          <table:table-cell office:value-type="string" calcext:value-type="string">
            <text:p>image038-roi4</text:p>
          </table:table-cell>
          <table:table-cell office:value-type="string" calcext:value-type="string">
            <text:p>Moderate</text:p>
          </table:table-cell>
          <table:table-cell office:value-type="float" office:value="0.820260184151786" calcext:value-type="float">
            <text:p>0,820260184151786</text:p>
          </table:table-cell>
          <table:table-cell office:value-type="float" office:value="0.687388706422381" calcext:value-type="float">
            <text:p>0,687388706422381</text:p>
          </table:table-cell>
          <table:table-cell office:value-type="float" office:value="0.627610376472288" calcext:value-type="float">
            <text:p>0,627610376472288</text:p>
          </table:table-cell>
          <table:table-cell office:value-type="float" office:value="0.457312096880347" calcext:value-type="float">
            <text:p>0,457312096880347</text:p>
          </table:table-cell>
          <table:table-cell office:value-type="float" office:value="0.577397374106698" calcext:value-type="float">
            <text:p>0,577397374106698</text:p>
          </table:table-cell>
          <table:table-cell office:value-type="float" office:value="0.906622696594683" calcext:value-type="float">
            <text:p>0,906622696594683</text:p>
          </table:table-cell>
        </table:table-row>
        <table:table-row table:style-name="ro1">
          <table:table-cell office:value-type="string" calcext:value-type="string">
            <text:p>image038-roi5</text:p>
          </table:table-cell>
          <table:table-cell office:value-type="string" calcext:value-type="string">
            <text:p>Moderate</text:p>
          </table:table-cell>
          <table:table-cell office:value-type="float" office:value="0.770917619977679" calcext:value-type="float">
            <text:p>0,770917619977679</text:p>
          </table:table-cell>
          <table:table-cell office:value-type="float" office:value="0.629151898271641" calcext:value-type="float">
            <text:p>0,629151898271641</text:p>
          </table:table-cell>
          <table:table-cell office:value-type="float" office:value="0.567230558895716" calcext:value-type="float">
            <text:p>0,567230558895716</text:p>
          </table:table-cell>
          <table:table-cell office:value-type="float" office:value="0.395898001885448" calcext:value-type="float">
            <text:p>0,395898001885448</text:p>
          </table:table-cell>
          <table:table-cell office:value-type="float" office:value="0.516405734509028" calcext:value-type="float">
            <text:p>0,516405734509028</text:p>
          </table:table-cell>
          <table:table-cell office:value-type="float" office:value="0.875236643473557" calcext:value-type="float">
            <text:p>0,875236643473557</text:p>
          </table:table-cell>
        </table:table-row>
        <table:table-row table:style-name="ro1">
          <table:table-cell office:value-type="string" calcext:value-type="string">
            <text:p>image038-roi6</text:p>
          </table:table-cell>
          <table:table-cell office:value-type="string" calcext:value-type="string">
            <text:p>Moderate</text:p>
          </table:table-cell>
          <table:table-cell office:value-type="float" office:value="0.779157366071429" calcext:value-type="float">
            <text:p>0,779157366071429</text:p>
          </table:table-cell>
          <table:table-cell office:value-type="float" office:value="0.537008582243376" calcext:value-type="float">
            <text:p>0,537008582243376</text:p>
          </table:table-cell>
          <table:table-cell office:value-type="float" office:value="0.530841329233505" calcext:value-type="float">
            <text:p>0,530841329233505</text:p>
          </table:table-cell>
          <table:table-cell office:value-type="float" office:value="0.361323347706584" calcext:value-type="float">
            <text:p>0,361323347706584</text:p>
          </table:table-cell>
          <table:table-cell office:value-type="float" office:value="0.524814122990148" calcext:value-type="float">
            <text:p>0,524814122990148</text:p>
          </table:table-cell>
          <table:table-cell office:value-type="float" office:value="0.858625622246381" calcext:value-type="float">
            <text:p>0,858625622246381</text:p>
          </table:table-cell>
        </table:table-row>
        <table:table-row table:style-name="ro1">
          <table:table-cell office:value-type="string" calcext:value-type="string">
            <text:p>image039-roi1</text:p>
          </table:table-cell>
          <table:table-cell office:value-type="string" calcext:value-type="string">
            <text:p>Moderate</text:p>
          </table:table-cell>
          <table:table-cell office:value-type="float" office:value="0.749380929129464" calcext:value-type="float">
            <text:p>0,749380929129464</text:p>
          </table:table-cell>
          <table:table-cell office:value-type="float" office:value="0.913423279213355" calcext:value-type="float">
            <text:p>0,913423279213355</text:p>
          </table:table-cell>
          <table:table-cell office:value-type="float" office:value="0.5815365352978" calcext:value-type="float">
            <text:p>0,5815365352978</text:p>
          </table:table-cell>
          <table:table-cell office:value-type="float" office:value="0.409976393308016" calcext:value-type="float">
            <text:p>0,409976393308016</text:p>
          </table:table-cell>
          <table:table-cell office:value-type="float" office:value="0.426551621032848" calcext:value-type="float">
            <text:p>0,426551621032848</text:p>
          </table:table-cell>
          <table:table-cell office:value-type="float" office:value="0.972106798691539" calcext:value-type="float">
            <text:p>0,972106798691539</text:p>
          </table:table-cell>
        </table:table-row>
        <table:table-row table:style-name="ro1">
          <table:table-cell office:value-type="string" calcext:value-type="string">
            <text:p>image039-roi2</text:p>
          </table:table-cell>
          <table:table-cell office:value-type="string" calcext:value-type="string">
            <text:p>Moderate</text:p>
          </table:table-cell>
          <table:table-cell office:value-type="float" office:value="0.725263323102679" calcext:value-type="float">
            <text:p>0,725263323102679</text:p>
          </table:table-cell>
          <table:table-cell office:value-type="float" office:value="0.927356839209802" calcext:value-type="float">
            <text:p>0,927356839209802</text:p>
          </table:table-cell>
          <table:table-cell office:value-type="float" office:value="0.585467892804989" calcext:value-type="float">
            <text:p>0,585467892804989</text:p>
          </table:table-cell>
          <table:table-cell office:value-type="float" office:value="0.413895089285714" calcext:value-type="float">
            <text:p>0,413895089285714</text:p>
          </table:table-cell>
          <table:table-cell office:value-type="float" office:value="0.427764000230694" calcext:value-type="float">
            <text:p>0,427764000230694</text:p>
          </table:table-cell>
          <table:table-cell office:value-type="float" office:value="0.972188093376522" calcext:value-type="float">
            <text:p>0,972188093376522</text:p>
          </table:table-cell>
        </table:table-row>
        <table:table-row table:style-name="ro1">
          <table:table-cell office:value-type="string" calcext:value-type="string">
            <text:p>image039-roi3</text:p>
          </table:table-cell>
          <table:table-cell office:value-type="string" calcext:value-type="string">
            <text:p>Moderate</text:p>
          </table:table-cell>
          <table:table-cell office:value-type="float" office:value="0.6259765625" calcext:value-type="float">
            <text:p>0,6259765625</text:p>
          </table:table-cell>
          <table:table-cell office:value-type="float" office:value="0.929183018194791" calcext:value-type="float">
            <text:p>0,929183018194791</text:p>
          </table:table-cell>
          <table:table-cell office:value-type="float" office:value="0.492763220130546" calcext:value-type="float">
            <text:p>0,492763220130546</text:p>
          </table:table-cell>
          <table:table-cell office:value-type="float" office:value="0.326931525764137" calcext:value-type="float">
            <text:p>0,326931525764137</text:p>
          </table:table-cell>
          <table:table-cell office:value-type="float" office:value="0.33528578784758" calcext:value-type="float">
            <text:p>0,33528578784758</text:p>
          </table:table-cell>
          <table:table-cell office:value-type="float" office:value="0.969777710109622" calcext:value-type="float">
            <text:p>0,969777710109622</text:p>
          </table:table-cell>
        </table:table-row>
        <table:table-row table:style-name="ro1">
          <table:table-cell office:value-type="string" calcext:value-type="string">
            <text:p>image061-roi2</text:p>
          </table:table-cell>
          <table:table-cell office:value-type="string" calcext:value-type="string">
            <text:p>Severe</text:p>
          </table:table-cell>
          <table:table-cell office:value-type="float" office:value="0.812255859375" calcext:value-type="float">
            <text:p>0,812255859375</text:p>
          </table:table-cell>
          <table:table-cell office:value-type="float" office:value="0.660787349330974" calcext:value-type="float">
            <text:p>0,660787349330974</text:p>
          </table:table-cell>
          <table:table-cell office:value-type="float" office:value="0.526081788968614" calcext:value-type="float">
            <text:p>0,526081788968614</text:p>
          </table:table-cell>
          <table:table-cell office:value-type="float" office:value="0.356927395991996" calcext:value-type="float">
            <text:p>0,356927395991996</text:p>
          </table:table-cell>
          <table:table-cell office:value-type="float" office:value="0.436997221003364" calcext:value-type="float">
            <text:p>0,436997221003364</text:p>
          </table:table-cell>
          <table:table-cell office:value-type="float" office:value="0.929757270437371" calcext:value-type="float">
            <text:p>0,929757270437371</text:p>
          </table:table-cell>
        </table:table-row>
        <table:table-row table:style-name="ro1">
          <table:table-cell office:value-type="string" calcext:value-type="string">
            <text:p>image061-roi3</text:p>
          </table:table-cell>
          <table:table-cell office:value-type="string" calcext:value-type="string">
            <text:p>Severe</text:p>
          </table:table-cell>
          <table:table-cell office:value-type="float" office:value="0.761701311383929" calcext:value-type="float">
            <text:p>0,761701311383929</text:p>
          </table:table-cell>
          <table:table-cell office:value-type="float" office:value="0.909299746514576" calcext:value-type="float">
            <text:p>0,909299746514576</text:p>
          </table:table-cell>
          <table:table-cell office:value-type="float" office:value="0.456530384982501" calcext:value-type="float">
            <text:p>0,456530384982501</text:p>
          </table:table-cell>
          <table:table-cell office:value-type="float" office:value="0.295781906258857" calcext:value-type="float">
            <text:p>0,295781906258857</text:p>
          </table:table-cell>
          <table:table-cell office:value-type="float" office:value="0.304773789294817" calcext:value-type="float">
            <text:p>0,304773789294817</text:p>
          </table:table-cell>
          <table:table-cell office:value-type="float" office:value="0.985134503531367" calcext:value-type="float">
            <text:p>0,985134503531367</text:p>
          </table:table-cell>
        </table:table-row>
        <table:table-row table:style-name="ro1">
          <table:table-cell office:value-type="string" calcext:value-type="string">
            <text:p>image061-roi4</text:p>
          </table:table-cell>
          <table:table-cell office:value-type="string" calcext:value-type="string">
            <text:p>Severe</text:p>
          </table:table-cell>
          <table:table-cell office:value-type="float" office:value="0.787850516183036" calcext:value-type="float">
            <text:p>0,787850516183036</text:p>
          </table:table-cell>
          <table:table-cell office:value-type="float" office:value="0.671602920900781" calcext:value-type="float">
            <text:p>0,671602920900781</text:p>
          </table:table-cell>
          <table:table-cell office:value-type="float" office:value="0.519482571343932" calcext:value-type="float">
            <text:p>0,519482571343932</text:p>
          </table:table-cell>
          <table:table-cell office:value-type="float" office:value="0.350879065176213" calcext:value-type="float">
            <text:p>0,350879065176213</text:p>
          </table:table-cell>
          <table:table-cell office:value-type="float" office:value="0.423547597578256" calcext:value-type="float">
            <text:p>0,423547597578256</text:p>
          </table:table-cell>
          <table:table-cell office:value-type="float" office:value="0.923107274379454" calcext:value-type="float">
            <text:p>0,923107274379454</text:p>
          </table:table-cell>
        </table:table-row>
        <table:table-row table:style-name="ro1">
          <table:table-cell office:value-type="string" calcext:value-type="string">
            <text:p>image061-roi5</text:p>
          </table:table-cell>
          <table:table-cell office:value-type="string" calcext:value-type="string">
            <text:p>Severe</text:p>
          </table:table-cell>
          <table:table-cell office:value-type="float" office:value="0.83551025390625" calcext:value-type="float">
            <text:p>0,83551025390625</text:p>
          </table:table-cell>
          <table:table-cell office:value-type="float" office:value="0.8898041185334" calcext:value-type="float">
            <text:p>0,8898041185334</text:p>
          </table:table-cell>
          <table:table-cell office:value-type="float" office:value="0.484295125885022" calcext:value-type="float">
            <text:p>0,484295125885022</text:p>
          </table:table-cell>
          <table:table-cell office:value-type="float" office:value="0.319518089672835" calcext:value-type="float">
            <text:p>0,319518089672835</text:p>
          </table:table-cell>
          <table:table-cell office:value-type="float" office:value="0.332682340569368" calcext:value-type="float">
            <text:p>0,332682340569368</text:p>
          </table:table-cell>
          <table:table-cell office:value-type="float" office:value="0.987542867525153" calcext:value-type="float">
            <text:p>0,987542867525153</text:p>
          </table:table-cell>
        </table:table-row>
        <table:table-row table:style-name="ro1">
          <table:table-cell office:value-type="string" calcext:value-type="string">
            <text:p>image062-roi1</text:p>
          </table:table-cell>
          <table:table-cell office:value-type="string" calcext:value-type="string">
            <text:p>Severe</text:p>
          </table:table-cell>
          <table:table-cell office:value-type="float" office:value="0.850027901785714" calcext:value-type="float">
            <text:p>0,850027901785714</text:p>
          </table:table-cell>
          <table:table-cell office:value-type="float" office:value="0.591485591718735" calcext:value-type="float">
            <text:p>0,591485591718735</text:p>
          </table:table-cell>
          <table:table-cell office:value-type="float" office:value="0.595959595959596" calcext:value-type="float">
            <text:p>0,595959595959596</text:p>
          </table:table-cell>
          <table:table-cell office:value-type="float" office:value="0.424460431654676" calcext:value-type="float">
            <text:p>0,424460431654676</text:p>
          </table:table-cell>
          <table:table-cell office:value-type="float" office:value="0.600501798901723" calcext:value-type="float">
            <text:p>0,600501798901723</text:p>
          </table:table-cell>
          <table:table-cell office:value-type="float" office:value="0.906363558633662" calcext:value-type="float">
            <text:p>0,906363558633662</text:p>
          </table:table-cell>
        </table:table-row>
        <table:table-row table:style-name="ro1">
          <table:table-cell office:value-type="string" calcext:value-type="string">
            <text:p>image062-roi2</text:p>
          </table:table-cell>
          <table:table-cell office:value-type="string" calcext:value-type="string">
            <text:p>Severe</text:p>
          </table:table-cell>
          <table:table-cell office:value-type="float" office:value="0.84393310546875" calcext:value-type="float">
            <text:p>0,84393310546875</text:p>
          </table:table-cell>
          <table:table-cell office:value-type="float" office:value="0.658923996584116" calcext:value-type="float">
            <text:p>0,658923996584116</text:p>
          </table:table-cell>
          <table:table-cell office:value-type="float" office:value="0.563938899310547" calcext:value-type="float">
            <text:p>0,563938899310547</text:p>
          </table:table-cell>
          <table:table-cell office:value-type="float" office:value="0.392698401927188" calcext:value-type="float">
            <text:p>0,392698401927188</text:p>
          </table:table-cell>
          <table:table-cell office:value-type="float" office:value="0.492888169661869" calcext:value-type="float">
            <text:p>0,492888169661869</text:p>
          </table:table-cell>
          <table:table-cell office:value-type="float" office:value="0.934313532004473" calcext:value-type="float">
            <text:p>0,934313532004473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/>
          <table:table-cell table:style-name="ce9" table:formula="of:=AVERAGE([.C2:.C25])" office:value-type="float" office:value="0.758568536667597" calcext:value-type="float">
            <text:p>0,758568536667597</text:p>
          </table:table-cell>
          <table:table-cell table:style-name="ce9" table:formula="of:=AVERAGE([.D2:.D25])" office:value-type="float" office:value="0.809672317645616" calcext:value-type="float">
            <text:p>0,809672317645616</text:p>
          </table:table-cell>
          <table:table-cell table:style-name="ce9" table:formula="of:=AVERAGE([.E2:.E25])" office:value-type="float" office:value="0.522008357818102" calcext:value-type="float">
            <text:p>0,522008357818102</text:p>
          </table:table-cell>
          <table:table-cell table:style-name="ce9" table:formula="of:=AVERAGE([.F2:.F25])" office:value-type="float" office:value="0.355938242027424" calcext:value-type="float">
            <text:p>0,355938242027424</text:p>
          </table:table-cell>
          <table:table-cell table:style-name="ce9" table:formula="of:=AVERAGE([.G2:.G25])" office:value-type="float" office:value="0.403811497551439" calcext:value-type="float">
            <text:p>0,403811497551439</text:p>
          </table:table-cell>
          <table:table-cell table:style-name="ce9" table:formula="of:=AVERAGE([.H2:.H25])" office:value-type="float" office:value="0.95289966187375" calcext:value-type="float">
            <text:p>0,95289966187375</text:p>
          </table:table-cell>
        </table:table-row>
        <table:table-row table:style-name="ro1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Healthy</text:p>
          </table:table-cell>
          <table:table-cell table:formula="of:=AVERAGE([.C8:.C13])" office:value-type="float" office:value="0.772853306361607" calcext:value-type="float">
            <text:p>0,772853306361607</text:p>
          </table:table-cell>
          <table:table-cell table:formula="of:=AVERAGE([.D8:.D13])" office:value-type="float" office:value="0.852656459171699" calcext:value-type="float">
            <text:p>0,852656459171699</text:p>
          </table:table-cell>
          <table:table-cell table:formula="of:=AVERAGE([.E8:.E13])" office:value-type="float" office:value="0.517966340655817" calcext:value-type="float">
            <text:p>0,517966340655817</text:p>
          </table:table-cell>
          <table:table-cell table:formula="of:=AVERAGE([.F8:.F13])" office:value-type="float" office:value="0.351900627688878" calcext:value-type="float">
            <text:p>0,351900627688878</text:p>
          </table:table-cell>
          <table:table-cell table:formula="of:=AVERAGE([.G8:.G13])" office:value-type="float" office:value="0.381517703662451" calcext:value-type="float">
            <text:p>0,381517703662451</text:p>
          </table:table-cell>
          <table:table-cell table:formula="of:=AVERAGE([.H8:.H13])" office:value-type="float" office:value="0.971316287995068" calcext:value-type="float">
            <text:p>0,971316287995068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ild</text:p>
          </table:table-cell>
          <table:table-cell table:formula="of:=AVERAGE([.C2:.C7])" office:value-type="float" office:value="0.701048351469494" calcext:value-type="float">
            <text:p>0,701048351469494</text:p>
          </table:table-cell>
          <table:table-cell table:formula="of:=AVERAGE([.D2:.D7])" office:value-type="float" office:value="0.885130136887777" calcext:value-type="float">
            <text:p>0,885130136887777</text:p>
          </table:table-cell>
          <table:table-cell table:formula="of:=AVERAGE([.E2:.E7])" office:value-type="float" office:value="0.48144404406908" calcext:value-type="float">
            <text:p>0,48144404406908</text:p>
          </table:table-cell>
          <table:table-cell table:formula="of:=AVERAGE([.F2:.F7])" office:value-type="float" office:value="0.320918716168816" calcext:value-type="float">
            <text:p>0,320918716168816</text:p>
          </table:table-cell>
          <table:table-cell table:formula="of:=AVERAGE([.G2:.G7])" office:value-type="float" office:value="0.333793360255574" calcext:value-type="float">
            <text:p>0,333793360255574</text:p>
          </table:table-cell>
          <table:table-cell table:formula="of:=AVERAGE([.H2:.H7])" office:value-type="float" office:value="0.970152930999302" calcext:value-type="float">
            <text:p>0,970152930999302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oderate</text:p>
          </table:table-cell>
          <table:table-cell table:formula="of:=AVERAGE([.C14:.C19])" office:value-type="float" office:value="0.745159330822173" calcext:value-type="float">
            <text:p>0,745159330822173</text:p>
          </table:table-cell>
          <table:table-cell table:formula="of:=AVERAGE([.D14:.D19])" office:value-type="float" office:value="0.770585387259224" calcext:value-type="float">
            <text:p>0,770585387259224</text:p>
          </table:table-cell>
          <table:table-cell table:formula="of:=AVERAGE([.E14:.E19])" office:value-type="float" office:value="0.564241652139141" calcext:value-type="float">
            <text:p>0,564241652139141</text:p>
          </table:table-cell>
          <table:table-cell table:formula="of:=AVERAGE([.F14:.F19])" office:value-type="float" office:value="0.394222742471708" calcext:value-type="float">
            <text:p>0,394222742471708</text:p>
          </table:table-cell>
          <table:table-cell table:formula="of:=AVERAGE([.G14:.G19])" office:value-type="float" office:value="0.468036440119499" calcext:value-type="float">
            <text:p>0,468036440119499</text:p>
          </table:table-cell>
          <table:table-cell table:formula="of:=AVERAGE([.H14:.H19])" office:value-type="float" office:value="0.925759594082051" calcext:value-type="float">
            <text:p>0,925759594082051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Severe</text:p>
          </table:table-cell>
          <table:table-cell table:formula="of:=AVERAGE([.C20:.C25])" office:value-type="float" office:value="0.815213158017113" calcext:value-type="float">
            <text:p>0,815213158017113</text:p>
          </table:table-cell>
          <table:table-cell table:formula="of:=AVERAGE([.D20:.D25])" office:value-type="float" office:value="0.730317287263764" calcext:value-type="float">
            <text:p>0,730317287263764</text:p>
          </table:table-cell>
          <table:table-cell table:formula="of:=AVERAGE([.E20:.E25])" office:value-type="float" office:value="0.524381394408368" calcext:value-type="float">
            <text:p>0,524381394408368</text:p>
          </table:table-cell>
          <table:table-cell table:formula="of:=AVERAGE([.F20:.F25])" office:value-type="float" office:value="0.356710881780294" calcext:value-type="float">
            <text:p>0,356710881780294</text:p>
          </table:table-cell>
          <table:table-cell table:formula="of:=AVERAGE([.G20:.G25])" office:value-type="float" office:value="0.431898486168233" calcext:value-type="float">
            <text:p>0,431898486168233</text:p>
          </table:table-cell>
          <table:table-cell table:formula="of:=AVERAGE([.H20:.H25])" office:value-type="float" office:value="0.94436983441858" calcext:value-type="float">
            <text:p>0,94436983441858</text:p>
          </table:table-cell>
        </table:table-row>
      </table:table>
      <table:table table:name="4-vahadane_and_sethi_(2013)" table:style-name="ta1">
        <table:table-column table:style-name="co1" table:default-cell-style-name="ce8"/>
        <table:table-column table:style-name="co2" table:default-cell-style-name="ce8"/>
        <table:table-column table:style-name="co3" table:number-columns-repeated="6" table:default-cell-style-name="Default"/>
        <table:table-row table:style-name="ro1">
          <table:table-cell table:style-name="ce7" office:value-type="string" calcext:value-type="string">
            <text:p>Image</text:p>
          </table:table-cell>
          <table:table-cell table:style-name="ce7" office:value-type="string" calcext:value-type="string">
            <text:p>Displasia type</text:p>
          </table:table-cell>
          <table:table-cell table:style-name="ce7" office:value-type="string" calcext:value-type="string">
            <text:p>accuracy</text:p>
          </table:table-cell>
          <table:table-cell table:style-name="ce7" office:value-type="string" calcext:value-type="string">
            <text:p>precision</text:p>
          </table:table-cell>
          <table:table-cell table:style-name="ce7" office:value-type="string" calcext:value-type="string">
            <text:p>f1/dice</text:p>
          </table:table-cell>
          <table:table-cell table:style-name="ce7" office:value-type="string" calcext:value-type="string">
            <text:p>jaccard</text:p>
          </table:table-cell>
          <table:table-cell table:style-name="ce7" office:value-type="string" calcext:value-type="string">
            <text:p>sensitivity/recall</text:p>
          </table:table-cell>
          <table:table-cell table:style-name="ce7" office:value-type="string" calcext:value-type="string">
            <text:p>specificity</text:p>
          </table:table-cell>
        </table:table-row>
        <table:table-row table:style-name="ro1">
          <table:table-cell office:value-type="string" calcext:value-type="string">
            <text:p>image021-roi5</text:p>
          </table:table-cell>
          <table:table-cell office:value-type="string" calcext:value-type="string">
            <text:p>Mild</text:p>
          </table:table-cell>
          <table:table-cell office:value-type="float" office:value="0.7098388671875" calcext:value-type="float">
            <text:p>0,7098388671875</text:p>
          </table:table-cell>
          <table:table-cell office:value-type="float" office:value="0.862608695652174" calcext:value-type="float">
            <text:p>0,862608695652174</text:p>
          </table:table-cell>
          <table:table-cell office:value-type="float" office:value="0.417054969694846" calcext:value-type="float">
            <text:p>0,417054969694846</text:p>
          </table:table-cell>
          <table:table-cell office:value-type="float" office:value="0.263467752644859" calcext:value-type="float">
            <text:p>0,263467752644859</text:p>
          </table:table-cell>
          <table:table-cell office:value-type="float" office:value="0.27500808575521" calcext:value-type="float">
            <text:p>0,27500808575521</text:p>
          </table:table-cell>
          <table:table-cell office:value-type="float" office:value="0.973446121957368" calcext:value-type="float">
            <text:p>0,973446121957368</text:p>
          </table:table-cell>
        </table:table-row>
        <table:table-row table:style-name="ro1">
          <table:table-cell office:value-type="string" calcext:value-type="string">
            <text:p>image021-roi6</text:p>
          </table:table-cell>
          <table:table-cell office:value-type="string" calcext:value-type="string">
            <text:p>Mild</text:p>
          </table:table-cell>
          <table:table-cell office:value-type="float" office:value="0.695199148995536" calcext:value-type="float">
            <text:p>0,695199148995536</text:p>
          </table:table-cell>
          <table:table-cell office:value-type="float" office:value="0.851360476663356" calcext:value-type="float">
            <text:p>0,851360476663356</text:p>
          </table:table-cell>
          <table:table-cell office:value-type="float" office:value="0.550814026701618" calcext:value-type="float">
            <text:p>0,550814026701618</text:p>
          </table:table-cell>
          <table:table-cell office:value-type="float" office:value="0.380085121475439" calcext:value-type="float">
            <text:p>0,380085121475439</text:p>
          </table:table-cell>
          <table:table-cell office:value-type="float" office:value="0.407099984804741" calcext:value-type="float">
            <text:p>0,407099984804741</text:p>
          </table:table-cell>
          <table:table-cell office:value-type="float" office:value="0.939684074790458" calcext:value-type="float">
            <text:p>0,939684074790458</text:p>
          </table:table-cell>
        </table:table-row>
        <table:table-row table:style-name="ro1">
          <table:table-cell office:value-type="string" calcext:value-type="string">
            <text:p>image023-roi1</text:p>
          </table:table-cell>
          <table:table-cell office:value-type="string" calcext:value-type="string">
            <text:p>Mild</text:p>
          </table:table-cell>
          <table:table-cell office:value-type="float" office:value="0.67767333984375" calcext:value-type="float">
            <text:p>0,67767333984375</text:p>
          </table:table-cell>
          <table:table-cell office:value-type="float" office:value="0.703977591036415" calcext:value-type="float">
            <text:p>0,703977591036415</text:p>
          </table:table-cell>
          <table:table-cell office:value-type="float" office:value="0.253689459552218" calcext:value-type="float">
            <text:p>0,253689459552218</text:p>
          </table:table-cell>
          <table:table-cell office:value-type="float" office:value="0.145271676300578" calcext:value-type="float">
            <text:p>0,145271676300578</text:p>
          </table:table-cell>
          <table:table-cell office:value-type="float" office:value="0.154723207249803" calcext:value-type="float">
            <text:p>0,154723207249803</text:p>
          </table:table-cell>
          <table:table-cell office:value-type="float" office:value="0.964335853131749" calcext:value-type="float">
            <text:p>0,964335853131749</text:p>
          </table:table-cell>
        </table:table-row>
        <table:table-row table:style-name="ro1">
          <table:table-cell office:value-type="string" calcext:value-type="string">
            <text:p>image023-roi2</text:p>
          </table:table-cell>
          <table:table-cell office:value-type="string" calcext:value-type="string">
            <text:p>Mild</text:p>
          </table:table-cell>
          <table:table-cell office:value-type="float" office:value="0.680550711495536" calcext:value-type="float">
            <text:p>0,680550711495536</text:p>
          </table:table-cell>
          <table:table-cell office:value-type="float" office:value="0.935212816082928" calcext:value-type="float">
            <text:p>0,935212816082928</text:p>
          </table:table-cell>
          <table:table-cell office:value-type="float" office:value="0.393978992639153" calcext:value-type="float">
            <text:p>0,393978992639153</text:p>
          </table:table-cell>
          <table:table-cell office:value-type="float" office:value="0.245313723066782" calcext:value-type="float">
            <text:p>0,245313723066782</text:p>
          </table:table-cell>
          <table:table-cell office:value-type="float" office:value="0.249554703380063" calcext:value-type="float">
            <text:p>0,249554703380063</text:p>
          </table:table-cell>
          <table:table-cell office:value-type="float" office:value="0.987680499350426" calcext:value-type="float">
            <text:p>0,987680499350426</text:p>
          </table:table-cell>
        </table:table-row>
        <table:table-row table:style-name="ro1">
          <table:table-cell office:value-type="string" calcext:value-type="string">
            <text:p>image023-roi3</text:p>
          </table:table-cell>
          <table:table-cell office:value-type="string" calcext:value-type="string">
            <text:p>Mild</text:p>
          </table:table-cell>
          <table:table-cell office:value-type="float" office:value="0.656930106026786" calcext:value-type="float">
            <text:p>0,656930106026786</text:p>
          </table:table-cell>
          <table:table-cell office:value-type="float" office:value="0.941063497779378" calcext:value-type="float">
            <text:p>0,941063497779378</text:p>
          </table:table-cell>
          <table:table-cell office:value-type="float" office:value="0.443526716261703" calcext:value-type="float">
            <text:p>0,443526716261703</text:p>
          </table:table-cell>
          <table:table-cell office:value-type="float" office:value="0.284956202522444" calcext:value-type="float">
            <text:p>0,284956202522444</text:p>
          </table:table-cell>
          <table:table-cell office:value-type="float" office:value="0.290133964917475" calcext:value-type="float">
            <text:p>0,290133964917475</text:p>
          </table:table-cell>
          <table:table-cell office:value-type="float" office:value="0.983807136732406" calcext:value-type="float">
            <text:p>0,983807136732406</text:p>
          </table:table-cell>
        </table:table-row>
        <table:table-row table:style-name="ro1">
          <table:table-cell office:value-type="string" calcext:value-type="string">
            <text:p>image023-roi4</text:p>
          </table:table-cell>
          <table:table-cell office:value-type="string" calcext:value-type="string">
            <text:p>Mild</text:p>
          </table:table-cell>
          <table:table-cell office:value-type="float" office:value="0.676313127790179" calcext:value-type="float">
            <text:p>0,676313127790179</text:p>
          </table:table-cell>
          <table:table-cell office:value-type="float" office:value="0.962809700906186" calcext:value-type="float">
            <text:p>0,962809700906186</text:p>
          </table:table-cell>
          <table:table-cell office:value-type="float" office:value="0.497557014278947" calcext:value-type="float">
            <text:p>0,497557014278947</text:p>
          </table:table-cell>
          <table:table-cell office:value-type="float" office:value="0.331165321418276" calcext:value-type="float">
            <text:p>0,331165321418276</text:p>
          </table:table-cell>
          <table:table-cell office:value-type="float" office:value="0.33545643683615" calcext:value-type="float">
            <text:p>0,33545643683615</text:p>
          </table:table-cell>
          <table:table-cell office:value-type="float" office:value="0.988145724112599" calcext:value-type="float">
            <text:p>0,988145724112599</text:p>
          </table:table-cell>
        </table:table-row>
        <table:table-row table:style-name="ro1">
          <table:table-cell office:value-type="string" calcext:value-type="string">
            <text:p>image032-roi3</text:p>
          </table:table-cell>
          <table:table-cell office:value-type="string" calcext:value-type="string">
            <text:p>Healthy</text:p>
          </table:table-cell>
          <table:table-cell office:value-type="float" office:value="0.814767020089286" calcext:value-type="float">
            <text:p>0,814767020089286</text:p>
          </table:table-cell>
          <table:table-cell office:value-type="float" office:value="0.805367231638418" calcext:value-type="float">
            <text:p>0,805367231638418</text:p>
          </table:table-cell>
          <table:table-cell office:value-type="float" office:value="0.211608401989163" calcext:value-type="float">
            <text:p>0,211608401989163</text:p>
          </table:table-cell>
          <table:table-cell office:value-type="float" office:value="0.118323303589956" calcext:value-type="float">
            <text:p>0,118323303589956</text:p>
          </table:table-cell>
          <table:table-cell office:value-type="float" office:value="0.121806374433906" calcext:value-type="float">
            <text:p>0,121806374433906</text:p>
          </table:table-cell>
          <table:table-cell office:value-type="float" office:value="0.992451962051664" calcext:value-type="float">
            <text:p>0,992451962051664</text:p>
          </table:table-cell>
        </table:table-row>
        <table:table-row table:style-name="ro1">
          <table:table-cell office:value-type="string" calcext:value-type="string">
            <text:p>image032-roi4</text:p>
          </table:table-cell>
          <table:table-cell office:value-type="string" calcext:value-type="string">
            <text:p>Healthy</text:p>
          </table:table-cell>
          <table:table-cell office:value-type="float" office:value="0.726789202008929" calcext:value-type="float">
            <text:p>0,726789202008929</text:p>
          </table:table-cell>
          <table:table-cell office:value-type="float" office:value="0.981799797775531" calcext:value-type="float">
            <text:p>0,981799797775531</text:p>
          </table:table-cell>
          <table:table-cell office:value-type="float" office:value="0.446200070696359" calcext:value-type="float">
            <text:p>0,446200070696359</text:p>
          </table:table-cell>
          <table:table-cell office:value-type="float" office:value="0.28716700411766" calcext:value-type="float">
            <text:p>0,28716700411766</text:p>
          </table:table-cell>
          <table:table-cell office:value-type="float" office:value="0.288703885826682" calcext:value-type="float">
            <text:p>0,288703885826682</text:p>
          </table:table-cell>
          <table:table-cell office:value-type="float" office:value="0.996702599873177" calcext:value-type="float">
            <text:p>0,996702599873177</text:p>
          </table:table-cell>
        </table:table-row>
        <table:table-row table:style-name="ro1">
          <table:table-cell office:value-type="string" calcext:value-type="string">
            <text:p>image033-roi1</text:p>
          </table:table-cell>
          <table:table-cell office:value-type="string" calcext:value-type="string">
            <text:p>Healthy</text:p>
          </table:table-cell>
          <table:table-cell office:value-type="float" office:value="0.631879534040179" calcext:value-type="float">
            <text:p>0,631879534040179</text:p>
          </table:table-cell>
          <table:table-cell office:value-type="float" office:value="0.966970183895733" calcext:value-type="float">
            <text:p>0,966970183895733</text:p>
          </table:table-cell>
          <table:table-cell office:value-type="float" office:value="0.339119953665294" calcext:value-type="float">
            <text:p>0,339119953665294</text:p>
          </table:table-cell>
          <table:table-cell office:value-type="float" office:value="0.204180882546983" calcext:value-type="float">
            <text:p>0,204180882546983</text:p>
          </table:table-cell>
          <table:table-cell office:value-type="float" office:value="0.205614927583" calcext:value-type="float">
            <text:p>0,205614927583</text:p>
          </table:table-cell>
          <table:table-cell office:value-type="float" office:value="0.994032931765768" calcext:value-type="float">
            <text:p>0,994032931765768</text:p>
          </table:table-cell>
        </table:table-row>
        <table:table-row table:style-name="ro1">
          <table:table-cell office:value-type="string" calcext:value-type="string">
            <text:p>image033-roi2</text:p>
          </table:table-cell>
          <table:table-cell office:value-type="string" calcext:value-type="string">
            <text:p>Healthy</text:p>
          </table:table-cell>
          <table:table-cell office:value-type="float" office:value="0.7501220703125" calcext:value-type="float">
            <text:p>0,7501220703125</text:p>
          </table:table-cell>
          <table:table-cell office:value-type="float" office:value="0.977842236725485" calcext:value-type="float">
            <text:p>0,977842236725485</text:p>
          </table:table-cell>
          <table:table-cell office:value-type="float" office:value="0.4585679198942" calcext:value-type="float">
            <text:p>0,4585679198942</text:p>
          </table:table-cell>
          <table:table-cell office:value-type="float" office:value="0.297494729617101" calcext:value-type="float">
            <text:p>0,297494729617101</text:p>
          </table:table-cell>
          <table:table-cell office:value-type="float" office:value="0.29951380833683" calcext:value-type="float">
            <text:p>0,29951380833683</text:p>
          </table:table-cell>
          <table:table-cell office:value-type="float" office:value="0.996292251479729" calcext:value-type="float">
            <text:p>0,996292251479729</text:p>
          </table:table-cell>
        </table:table-row>
        <table:table-row table:style-name="ro1">
          <table:table-cell office:value-type="string" calcext:value-type="string">
            <text:p>image034-roi1</text:p>
          </table:table-cell>
          <table:table-cell office:value-type="string" calcext:value-type="string">
            <text:p>Healthy</text:p>
          </table:table-cell>
          <table:table-cell office:value-type="float" office:value="0.622506277901786" calcext:value-type="float">
            <text:p>0,622506277901786</text:p>
          </table:table-cell>
          <table:table-cell office:value-type="float" office:value="0.275705759399632" calcext:value-type="float">
            <text:p>0,275705759399632</text:p>
          </table:table-cell>
          <table:table-cell office:value-type="float" office:value="0.335879736155852" calcext:value-type="float">
            <text:p>0,335879736155852</text:p>
          </table:table-cell>
          <table:table-cell office:value-type="float" office:value="0.20183621547878" calcext:value-type="float">
            <text:p>0,20183621547878</text:p>
          </table:table-cell>
          <table:table-cell office:value-type="float" office:value="0.429653467289353" calcext:value-type="float">
            <text:p>0,429653467289353</text:p>
          </table:table-cell>
          <table:table-cell office:value-type="float" office:value="0.677592565605838" calcext:value-type="float">
            <text:p>0,677592565605838</text:p>
          </table:table-cell>
        </table:table-row>
        <table:table-row table:style-name="ro1">
          <table:table-cell office:value-type="string" calcext:value-type="string">
            <text:p>image034-roi2</text:p>
          </table:table-cell>
          <table:table-cell office:value-type="string" calcext:value-type="string">
            <text:p>Healthy</text:p>
          </table:table-cell>
          <table:table-cell office:value-type="float" office:value="0.734401157924107" calcext:value-type="float">
            <text:p>0,734401157924107</text:p>
          </table:table-cell>
          <table:table-cell office:value-type="float" office:value="0.999719416386083" calcext:value-type="float">
            <text:p>0,999719416386083</text:p>
          </table:table-cell>
          <table:table-cell office:value-type="float" office:value="0.412392214355987" calcext:value-type="float">
            <text:p>0,412392214355987</text:p>
          </table:table-cell>
          <table:table-cell office:value-type="float" office:value="0.259756986634265" calcext:value-type="float">
            <text:p>0,259756986634265</text:p>
          </table:table-cell>
          <table:table-cell office:value-type="float" office:value="0.259775925340851" calcext:value-type="float">
            <text:p>0,259775925340851</text:p>
          </table:table-cell>
          <table:table-cell office:value-type="float" office:value="0.999959206429067" calcext:value-type="float">
            <text:p>0,999959206429067</text:p>
          </table:table-cell>
        </table:table-row>
        <table:table-row table:style-name="ro1">
          <table:table-cell office:value-type="string" calcext:value-type="string">
            <text:p>image038-roi4</text:p>
          </table:table-cell>
          <table:table-cell office:value-type="string" calcext:value-type="string">
            <text:p>Moderate</text:p>
          </table:table-cell>
          <table:table-cell office:value-type="float" office:value="0.82037353515625" calcext:value-type="float">
            <text:p>0,82037353515625</text:p>
          </table:table-cell>
          <table:table-cell office:value-type="float" office:value="0.747856993518712" calcext:value-type="float">
            <text:p>0,747856993518712</text:p>
          </table:table-cell>
          <table:table-cell office:value-type="float" office:value="0.581425117337505" calcext:value-type="float">
            <text:p>0,581425117337505</text:p>
          </table:table-cell>
          <table:table-cell office:value-type="float" office:value="0.409865650691799" calcext:value-type="float">
            <text:p>0,409865650691799</text:p>
          </table:table-cell>
          <table:table-cell office:value-type="float" office:value="0.475585840119661" calcext:value-type="float">
            <text:p>0,475585840119661</text:p>
          </table:table-cell>
          <table:table-cell office:value-type="float" office:value="0.94298074536364" calcext:value-type="float">
            <text:p>0,94298074536364</text:p>
          </table:table-cell>
        </table:table-row>
        <table:table-row table:style-name="ro1">
          <table:table-cell office:value-type="string" calcext:value-type="string">
            <text:p>image038-roi5</text:p>
          </table:table-cell>
          <table:table-cell office:value-type="string" calcext:value-type="string">
            <text:p>Moderate</text:p>
          </table:table-cell>
          <table:table-cell office:value-type="float" office:value="0.752519880022321" calcext:value-type="float">
            <text:p>0,752519880022321</text:p>
          </table:table-cell>
          <table:table-cell office:value-type="float" office:value="0.687259270447851" calcext:value-type="float">
            <text:p>0,687259270447851</text:p>
          </table:table-cell>
          <table:table-cell office:value-type="float" office:value="0.390700470128588" calcext:value-type="float">
            <text:p>0,390700470128588</text:p>
          </table:table-cell>
          <table:table-cell office:value-type="float" office:value="0.24277672544887" calcext:value-type="float">
            <text:p>0,24277672544887</text:p>
          </table:table-cell>
          <table:table-cell office:value-type="float" office:value="0.272929038450003" calcext:value-type="float">
            <text:p>0,272929038450003</text:p>
          </table:table-cell>
          <table:table-cell office:value-type="float" office:value="0.94909399355838" calcext:value-type="float">
            <text:p>0,94909399355838</text:p>
          </table:table-cell>
        </table:table-row>
        <table:table-row table:style-name="ro1">
          <table:table-cell office:value-type="string" calcext:value-type="string">
            <text:p>image038-roi6</text:p>
          </table:table-cell>
          <table:table-cell office:value-type="string" calcext:value-type="string">
            <text:p>Moderate</text:p>
          </table:table-cell>
          <table:table-cell office:value-type="float" office:value="0.810468401227679" calcext:value-type="float">
            <text:p>0,810468401227679</text:p>
          </table:table-cell>
          <table:table-cell office:value-type="float" office:value="0.690904102071615" calcext:value-type="float">
            <text:p>0,690904102071615</text:p>
          </table:table-cell>
          <table:table-cell office:value-type="float" office:value="0.48098182946921" calcext:value-type="float">
            <text:p>0,48098182946921</text:p>
          </table:table-cell>
          <table:table-cell office:value-type="float" office:value="0.316639944669748" calcext:value-type="float">
            <text:p>0,316639944669748</text:p>
          </table:table-cell>
          <table:table-cell office:value-type="float" office:value="0.368897190784895" calcext:value-type="float">
            <text:p>0,368897190784895</text:p>
          </table:table-cell>
          <table:table-cell office:value-type="float" office:value="0.948435086113177" calcext:value-type="float">
            <text:p>0,948435086113177</text:p>
          </table:table-cell>
        </table:table-row>
        <table:table-row table:style-name="ro1">
          <table:table-cell office:value-type="string" calcext:value-type="string">
            <text:p>image039-roi1</text:p>
          </table:table-cell>
          <table:table-cell office:value-type="string" calcext:value-type="string">
            <text:p>Moderate</text:p>
          </table:table-cell>
          <table:table-cell office:value-type="float" office:value="0.711521693638393" calcext:value-type="float">
            <text:p>0,711521693638393</text:p>
          </table:table-cell>
          <table:table-cell office:value-type="float" office:value="0.964936031950179" calcext:value-type="float">
            <text:p>0,964936031950179</text:p>
          </table:table-cell>
          <table:table-cell office:value-type="float" office:value="0.46286224531212" calcext:value-type="float">
            <text:p>0,46286224531212</text:p>
          </table:table-cell>
          <table:table-cell office:value-type="float" office:value="0.301119560625264" calcext:value-type="float">
            <text:p>0,301119560625264</text:p>
          </table:table-cell>
          <table:table-cell office:value-type="float" office:value="0.304450899149972" calcext:value-type="float">
            <text:p>0,304450899149972</text:p>
          </table:table-cell>
          <table:table-cell office:value-type="float" office:value="0.992367312056111" calcext:value-type="float">
            <text:p>0,992367312056111</text:p>
          </table:table-cell>
        </table:table-row>
        <table:table-row table:style-name="ro1">
          <table:table-cell office:value-type="string" calcext:value-type="string">
            <text:p>image039-roi2</text:p>
          </table:table-cell>
          <table:table-cell office:value-type="string" calcext:value-type="string">
            <text:p>Moderate</text:p>
          </table:table-cell>
          <table:table-cell office:value-type="float" office:value="0.6947021484375" calcext:value-type="float">
            <text:p>0,6947021484375</text:p>
          </table:table-cell>
          <table:table-cell office:value-type="float" office:value="0.975821346616667" calcext:value-type="float">
            <text:p>0,975821346616667</text:p>
          </table:table-cell>
          <table:table-cell office:value-type="float" office:value="0.498969721252361" calcext:value-type="float">
            <text:p>0,498969721252361</text:p>
          </table:table-cell>
          <table:table-cell office:value-type="float" office:value="0.332418158592156" calcext:value-type="float">
            <text:p>0,332418158592156</text:p>
          </table:table-cell>
          <table:table-cell office:value-type="float" office:value="0.335178883826441" calcext:value-type="float">
            <text:p>0,335178883826441</text:p>
          </table:table-cell>
          <table:table-cell office:value-type="float" office:value="0.993106859632047" calcext:value-type="float">
            <text:p>0,993106859632047</text:p>
          </table:table-cell>
        </table:table-row>
        <table:table-row table:style-name="ro1">
          <table:table-cell office:value-type="string" calcext:value-type="string">
            <text:p>image039-roi3</text:p>
          </table:table-cell>
          <table:table-cell office:value-type="string" calcext:value-type="string">
            <text:p>Moderate</text:p>
          </table:table-cell>
          <table:table-cell office:value-type="float" office:value="0.632420131138393" calcext:value-type="float">
            <text:p>0,632420131138393</text:p>
          </table:table-cell>
          <table:table-cell office:value-type="float" office:value="0.969156377634853" calcext:value-type="float">
            <text:p>0,969156377634853</text:p>
          </table:table-cell>
          <table:table-cell office:value-type="float" office:value="0.49479297741027" calcext:value-type="float">
            <text:p>0,49479297741027</text:p>
          </table:table-cell>
          <table:table-cell office:value-type="float" office:value="0.32872088024076" calcext:value-type="float">
            <text:p>0,32872088024076</text:p>
          </table:table-cell>
          <table:table-cell office:value-type="float" office:value="0.332196189495366" calcext:value-type="float">
            <text:p>0,332196189495366</text:p>
          </table:table-cell>
          <table:table-cell office:value-type="float" office:value="0.987496193666261" calcext:value-type="float">
            <text:p>0,987496193666261</text:p>
          </table:table-cell>
        </table:table-row>
        <table:table-row table:style-name="ro1">
          <table:table-cell office:value-type="string" calcext:value-type="string">
            <text:p>image061-roi2</text:p>
          </table:table-cell>
          <table:table-cell office:value-type="string" calcext:value-type="string">
            <text:p>Severe</text:p>
          </table:table-cell>
          <table:table-cell office:value-type="float" office:value="0.817670549665179" calcext:value-type="float">
            <text:p>0,817670549665179</text:p>
          </table:table-cell>
          <table:table-cell office:value-type="float" office:value="0.764962542191488" calcext:value-type="float">
            <text:p>0,764962542191488</text:p>
          </table:table-cell>
          <table:table-cell office:value-type="float" office:value="0.470540574756298" calcext:value-type="float">
            <text:p>0,470540574756298</text:p>
          </table:table-cell>
          <table:table-cell office:value-type="float" office:value="0.307651557792272" calcext:value-type="float">
            <text:p>0,307651557792272</text:p>
          </table:table-cell>
          <table:table-cell office:value-type="float" office:value="0.339768904490273" calcext:value-type="float">
            <text:p>0,339768904490273</text:p>
          </table:table-cell>
          <table:table-cell office:value-type="float" office:value="0.967311655598809" calcext:value-type="float">
            <text:p>0,967311655598809</text:p>
          </table:table-cell>
        </table:table-row>
        <table:table-row table:style-name="ro1">
          <table:table-cell office:value-type="string" calcext:value-type="string">
            <text:p>image061-roi3</text:p>
          </table:table-cell>
          <table:table-cell office:value-type="string" calcext:value-type="string">
            <text:p>Severe</text:p>
          </table:table-cell>
          <table:table-cell office:value-type="float" office:value="0.794756208147321" calcext:value-type="float">
            <text:p>0,794756208147321</text:p>
          </table:table-cell>
          <table:table-cell office:value-type="float" office:value="0.901620699459767" calcext:value-type="float">
            <text:p>0,901620699459767</text:p>
          </table:table-cell>
          <table:table-cell office:value-type="float" office:value="0.573947039765426" calcext:value-type="float">
            <text:p>0,573947039765426</text:p>
          </table:table-cell>
          <table:table-cell office:value-type="float" office:value="0.40247245773468" calcext:value-type="float">
            <text:p>0,40247245773468</text:p>
          </table:table-cell>
          <table:table-cell office:value-type="float" office:value="0.420959005947324" calcext:value-type="float">
            <text:p>0,420959005947324</text:p>
          </table:table-cell>
          <table:table-cell office:value-type="float" office:value="0.977539468217698" calcext:value-type="float">
            <text:p>0,977539468217698</text:p>
          </table:table-cell>
        </table:table-row>
        <table:table-row table:style-name="ro1">
          <table:table-cell office:value-type="string" calcext:value-type="string">
            <text:p>image061-roi4</text:p>
          </table:table-cell>
          <table:table-cell office:value-type="string" calcext:value-type="string">
            <text:p>Severe</text:p>
          </table:table-cell>
          <table:table-cell office:value-type="float" office:value="0.788984026227679" calcext:value-type="float">
            <text:p>0,788984026227679</text:p>
          </table:table-cell>
          <table:table-cell office:value-type="float" office:value="0.734735832248338" calcext:value-type="float">
            <text:p>0,734735832248338</text:p>
          </table:table-cell>
          <table:table-cell office:value-type="float" office:value="0.469799539927703" calcext:value-type="float">
            <text:p>0,469799539927703</text:p>
          </table:table-cell>
          <table:table-cell office:value-type="float" office:value="0.307018297397131" calcext:value-type="float">
            <text:p>0,307018297397131</text:p>
          </table:table-cell>
          <table:table-cell office:value-type="float" office:value="0.345291768646142" calcext:value-type="float">
            <text:p>0,345291768646142</text:p>
          </table:table-cell>
          <table:table-cell office:value-type="float" office:value="0.953716103113492" calcext:value-type="float">
            <text:p>0,953716103113492</text:p>
          </table:table-cell>
        </table:table-row>
        <table:table-row table:style-name="ro1">
          <table:table-cell office:value-type="string" calcext:value-type="string">
            <text:p>image061-roi5</text:p>
          </table:table-cell>
          <table:table-cell office:value-type="string" calcext:value-type="string">
            <text:p>Severe</text:p>
          </table:table-cell>
          <table:table-cell office:value-type="float" office:value="0.804059709821429" calcext:value-type="float">
            <text:p>0,804059709821429</text:p>
          </table:table-cell>
          <table:table-cell office:value-type="float" office:value="0.731497993758359" calcext:value-type="float">
            <text:p>0,731497993758359</text:p>
          </table:table-cell>
          <table:table-cell office:value-type="float" office:value="0.368728580257318" calcext:value-type="float">
            <text:p>0,368728580257318</text:p>
          </table:table-cell>
          <table:table-cell office:value-type="float" office:value="0.226037540898915" calcext:value-type="float">
            <text:p>0,226037540898915</text:p>
          </table:table-cell>
          <table:table-cell office:value-type="float" office:value="0.246488394802073" calcext:value-type="float">
            <text:p>0,246488394802073</text:p>
          </table:table-cell>
          <table:table-cell office:value-type="float" office:value="0.972644273352865" calcext:value-type="float">
            <text:p>0,972644273352865</text:p>
          </table:table-cell>
        </table:table-row>
        <table:table-row table:style-name="ro1">
          <table:table-cell office:value-type="string" calcext:value-type="string">
            <text:p>image062-roi1</text:p>
          </table:table-cell>
          <table:table-cell office:value-type="string" calcext:value-type="string">
            <text:p>Severe</text:p>
          </table:table-cell>
          <table:table-cell office:value-type="float" office:value="0.839617047991071" calcext:value-type="float">
            <text:p>0,839617047991071</text:p>
          </table:table-cell>
          <table:table-cell office:value-type="float" office:value="0.579029643353404" calcext:value-type="float">
            <text:p>0,579029643353404</text:p>
          </table:table-cell>
          <table:table-cell office:value-type="float" office:value="0.520939681216793" calcext:value-type="float">
            <text:p>0,520939681216793</text:p>
          </table:table-cell>
          <table:table-cell office:value-type="float" office:value="0.35220989610847" calcext:value-type="float">
            <text:p>0,35220989610847</text:p>
          </table:table-cell>
          <table:table-cell office:value-type="float" office:value="0.473442529823897" calcext:value-type="float">
            <text:p>0,473442529823897</text:p>
          </table:table-cell>
          <table:table-cell office:value-type="float" office:value="0.922288487024924" calcext:value-type="float">
            <text:p>0,922288487024924</text:p>
          </table:table-cell>
        </table:table-row>
        <table:table-row table:style-name="ro1">
          <table:table-cell office:value-type="string" calcext:value-type="string">
            <text:p>image062-roi2</text:p>
          </table:table-cell>
          <table:table-cell office:value-type="string" calcext:value-type="string">
            <text:p>Severe</text:p>
          </table:table-cell>
          <table:table-cell office:value-type="float" office:value="0.872035435267857" calcext:value-type="float">
            <text:p>0,872035435267857</text:p>
          </table:table-cell>
          <table:table-cell office:value-type="float" office:value="0.768377422894063" calcext:value-type="float">
            <text:p>0,768377422894063</text:p>
          </table:table-cell>
          <table:table-cell office:value-type="float" office:value="0.632069795427196" calcext:value-type="float">
            <text:p>0,632069795427196</text:p>
          </table:table-cell>
          <table:table-cell office:value-type="float" office:value="0.462062898614471" calcext:value-type="float">
            <text:p>0,462062898614471</text:p>
          </table:table-cell>
          <table:table-cell office:value-type="float" office:value="0.536836726002896" calcext:value-type="float">
            <text:p>0,536836726002896</text:p>
          </table:table-cell>
          <table:table-cell office:value-type="float" office:value="0.958336074381071" calcext:value-type="float">
            <text:p>0,95833607438107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/>
          <table:table-cell table:style-name="ce9" table:formula="of:=AVERAGE([.C2:.C25])" office:value-type="float" office:value="0.738170805431548" calcext:value-type="float">
            <text:p>0,738170805431548</text:p>
          </table:table-cell>
          <table:table-cell table:style-name="ce9" table:formula="of:=AVERAGE([.D2:.D25])" office:value-type="float" office:value="0.824191485836942" calcext:value-type="float">
            <text:p>0,824191485836942</text:p>
          </table:table-cell>
          <table:table-cell table:style-name="ce9" table:formula="of:=AVERAGE([.E2:.E25])" office:value-type="float" office:value="0.446089460339422" calcext:value-type="float">
            <text:p>0,446089460339422</text:p>
          </table:table-cell>
          <table:table-cell table:style-name="ce9" table:formula="of:=AVERAGE([.F2:.F25])" office:value-type="float" office:value="0.292000520342819" calcext:value-type="float">
            <text:p>0,292000520342819</text:p>
          </table:table-cell>
          <table:table-cell table:style-name="ce9" table:formula="of:=AVERAGE([.G2:.G25])" office:value-type="float" office:value="0.323711255970542" calcext:value-type="float">
            <text:p>0,323711255970542</text:p>
          </table:table-cell>
          <table:table-cell table:style-name="ce9" table:formula="of:=AVERAGE([.H2:.H25])" office:value-type="float" office:value="0.960810299139947" calcext:value-type="float">
            <text:p>0,960810299139947</text:p>
          </table:table-cell>
        </table:table-row>
        <table:table-row table:style-name="ro1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Healthy</text:p>
          </table:table-cell>
          <table:table-cell table:formula="of:=AVERAGE([.C8:.C13])" office:value-type="float" office:value="0.713410877046131" calcext:value-type="float">
            <text:p>0,713410877046131</text:p>
          </table:table-cell>
          <table:table-cell table:formula="of:=AVERAGE([.D8:.D13])" office:value-type="float" office:value="0.834567437636814" calcext:value-type="float">
            <text:p>0,834567437636814</text:p>
          </table:table-cell>
          <table:table-cell table:formula="of:=AVERAGE([.E8:.E13])" office:value-type="float" office:value="0.367294716126143" calcext:value-type="float">
            <text:p>0,367294716126143</text:p>
          </table:table-cell>
          <table:table-cell table:formula="of:=AVERAGE([.F8:.F13])" office:value-type="float" office:value="0.228126520330791" calcext:value-type="float">
            <text:p>0,228126520330791</text:p>
          </table:table-cell>
          <table:table-cell table:formula="of:=AVERAGE([.G8:.G13])" office:value-type="float" office:value="0.267511398135103" calcext:value-type="float">
            <text:p>0,267511398135103</text:p>
          </table:table-cell>
          <table:table-cell table:formula="of:=AVERAGE([.H8:.H13])" office:value-type="float" office:value="0.942838586200874" calcext:value-type="float">
            <text:p>0,942838586200874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ild</text:p>
          </table:table-cell>
          <table:table-cell table:formula="of:=AVERAGE([.C2:.C7])" office:value-type="float" office:value="0.682750883556548" calcext:value-type="float">
            <text:p>0,682750883556548</text:p>
          </table:table-cell>
          <table:table-cell table:formula="of:=AVERAGE([.D2:.D7])" office:value-type="float" office:value="0.876172129686739" calcext:value-type="float">
            <text:p>0,876172129686739</text:p>
          </table:table-cell>
          <table:table-cell table:formula="of:=AVERAGE([.E2:.E7])" office:value-type="float" office:value="0.426103529854748" calcext:value-type="float">
            <text:p>0,426103529854748</text:p>
          </table:table-cell>
          <table:table-cell table:formula="of:=AVERAGE([.F2:.F7])" office:value-type="float" office:value="0.275043299571396" calcext:value-type="float">
            <text:p>0,275043299571396</text:p>
          </table:table-cell>
          <table:table-cell table:formula="of:=AVERAGE([.G2:.G7])" office:value-type="float" office:value="0.28532939715724" calcext:value-type="float">
            <text:p>0,28532939715724</text:p>
          </table:table-cell>
          <table:table-cell table:formula="of:=AVERAGE([.H2:.H7])" office:value-type="float" office:value="0.972849901679168" calcext:value-type="float">
            <text:p>0,972849901679168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oderate</text:p>
          </table:table-cell>
          <table:table-cell table:formula="of:=AVERAGE([.C14:.C19])" office:value-type="float" office:value="0.737000964936756" calcext:value-type="float">
            <text:p>0,737000964936756</text:p>
          </table:table-cell>
          <table:table-cell table:formula="of:=AVERAGE([.D14:.D19])" office:value-type="float" office:value="0.839322353706646" calcext:value-type="float">
            <text:p>0,839322353706646</text:p>
          </table:table-cell>
          <table:table-cell table:formula="of:=AVERAGE([.E14:.E19])" office:value-type="float" office:value="0.484955393485009" calcext:value-type="float">
            <text:p>0,484955393485009</text:p>
          </table:table-cell>
          <table:table-cell table:formula="of:=AVERAGE([.F14:.F19])" office:value-type="float" office:value="0.321923486711433" calcext:value-type="float">
            <text:p>0,321923486711433</text:p>
          </table:table-cell>
          <table:table-cell table:formula="of:=AVERAGE([.G14:.G19])" office:value-type="float" office:value="0.34820634030439" calcext:value-type="float">
            <text:p>0,34820634030439</text:p>
          </table:table-cell>
          <table:table-cell table:formula="of:=AVERAGE([.H14:.H19])" office:value-type="float" office:value="0.968913365064936" calcext:value-type="float">
            <text:p>0,968913365064936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Severe</text:p>
          </table:table-cell>
          <table:table-cell table:formula="of:=AVERAGE([.C20:.C25])" office:value-type="float" office:value="0.819520496186756" calcext:value-type="float">
            <text:p>0,819520496186756</text:p>
          </table:table-cell>
          <table:table-cell table:formula="of:=AVERAGE([.D20:.D25])" office:value-type="float" office:value="0.74670402231757" calcext:value-type="float">
            <text:p>0,74670402231757</text:p>
          </table:table-cell>
          <table:table-cell table:formula="of:=AVERAGE([.E20:.E25])" office:value-type="float" office:value="0.506004201891789" calcext:value-type="float">
            <text:p>0,506004201891789</text:p>
          </table:table-cell>
          <table:table-cell table:formula="of:=AVERAGE([.F20:.F25])" office:value-type="float" office:value="0.342908774757657" calcext:value-type="float">
            <text:p>0,342908774757657</text:p>
          </table:table-cell>
          <table:table-cell table:formula="of:=AVERAGE([.G20:.G25])" office:value-type="float" office:value="0.393797888285434" calcext:value-type="float">
            <text:p>0,393797888285434</text:p>
          </table:table-cell>
          <table:table-cell table:formula="of:=AVERAGE([.H20:.H25])" office:value-type="float" office:value="0.95863934361481" calcext:value-type="float">
            <text:p>0,95863934361481</text:p>
          </table:table-cell>
        </table:table-row>
      </table:table>
      <table:table table:name="5-wienert_et_al_(2012)" table:style-name="ta1">
        <table:table-column table:style-name="co1" table:default-cell-style-name="ce8"/>
        <table:table-column table:style-name="co2" table:default-cell-style-name="ce8"/>
        <table:table-column table:style-name="co3" table:number-columns-repeated="6" table:default-cell-style-name="Default"/>
        <table:table-row table:style-name="ro1">
          <table:table-cell table:style-name="ce7" office:value-type="string" calcext:value-type="string">
            <text:p>Image</text:p>
          </table:table-cell>
          <table:table-cell table:style-name="ce7" office:value-type="string" calcext:value-type="string">
            <text:p>Displasia type</text:p>
          </table:table-cell>
          <table:table-cell table:style-name="ce7" office:value-type="string" calcext:value-type="string">
            <text:p>accuracy</text:p>
          </table:table-cell>
          <table:table-cell table:style-name="ce7" office:value-type="string" calcext:value-type="string">
            <text:p>precision</text:p>
          </table:table-cell>
          <table:table-cell table:style-name="ce7" office:value-type="string" calcext:value-type="string">
            <text:p>f1/dice</text:p>
          </table:table-cell>
          <table:table-cell table:style-name="ce7" office:value-type="string" calcext:value-type="string">
            <text:p>jaccard</text:p>
          </table:table-cell>
          <table:table-cell table:style-name="ce7" office:value-type="string" calcext:value-type="string">
            <text:p>sensitivity/recall</text:p>
          </table:table-cell>
          <table:table-cell table:style-name="ce7" office:value-type="string" calcext:value-type="string">
            <text:p>specificity</text:p>
          </table:table-cell>
        </table:table-row>
        <table:table-row table:style-name="ro1">
          <table:table-cell office:value-type="string" calcext:value-type="string">
            <text:p>image021-roi5</text:p>
          </table:table-cell>
          <table:table-cell office:value-type="string" calcext:value-type="string">
            <text:p>Mild</text:p>
          </table:table-cell>
          <table:table-cell office:value-type="float" office:value="0.699410574776786" calcext:value-type="float">
            <text:p>0,699410574776786</text:p>
          </table:table-cell>
          <table:table-cell office:value-type="float" office:value="0.843039551541576" calcext:value-type="float">
            <text:p>0,843039551541576</text:p>
          </table:table-cell>
          <table:table-cell office:value-type="float" office:value="0.385818635310886" calcext:value-type="float">
            <text:p>0,385818635310886</text:p>
          </table:table-cell>
          <table:table-cell office:value-type="float" office:value="0.239018144894265" calcext:value-type="float">
            <text:p>0,239018144894265</text:p>
          </table:table-cell>
          <table:table-cell office:value-type="float" office:value="0.25015016402532" calcext:value-type="float">
            <text:p>0,25015016402532</text:p>
          </table:table-cell>
          <table:table-cell office:value-type="float" office:value="0.971765496764796" calcext:value-type="float">
            <text:p>0,971765496764796</text:p>
          </table:table-cell>
        </table:table-row>
        <table:table-row table:style-name="ro1">
          <table:table-cell office:value-type="string" calcext:value-type="string">
            <text:p>image021-roi6</text:p>
          </table:table-cell>
          <table:table-cell office:value-type="string" calcext:value-type="string">
            <text:p>Mild</text:p>
          </table:table-cell>
          <table:table-cell office:value-type="float" office:value="0.611598423549107" calcext:value-type="float">
            <text:p>0,611598423549107</text:p>
          </table:table-cell>
          <table:table-cell office:value-type="float" office:value="0.891335844682701" calcext:value-type="float">
            <text:p>0,891335844682701</text:p>
          </table:table-cell>
          <table:table-cell office:value-type="float" office:value="0.292947730988397" calcext:value-type="float">
            <text:p>0,292947730988397</text:p>
          </table:table-cell>
          <table:table-cell office:value-type="float" office:value="0.171610287690849" calcext:value-type="float">
            <text:p>0,171610287690849</text:p>
          </table:table-cell>
          <table:table-cell office:value-type="float" office:value="0.175277313478195" calcext:value-type="float">
            <text:p>0,175277313478195</text:p>
          </table:table-cell>
          <table:table-cell office:value-type="float" office:value="0.981866537717602" calcext:value-type="float">
            <text:p>0,981866537717602</text:p>
          </table:table-cell>
        </table:table-row>
        <table:table-row table:style-name="ro1">
          <table:table-cell office:value-type="string" calcext:value-type="string">
            <text:p>image023-roi1</text:p>
          </table:table-cell>
          <table:table-cell office:value-type="string" calcext:value-type="string">
            <text:p>Mild</text:p>
          </table:table-cell>
          <table:table-cell office:value-type="float" office:value="0.710702078683036" calcext:value-type="float">
            <text:p>0,710702078683036</text:p>
          </table:table-cell>
          <table:table-cell office:value-type="float" office:value="0.858369512783406" calcext:value-type="float">
            <text:p>0,858369512783406</text:p>
          </table:table-cell>
          <table:table-cell office:value-type="float" office:value="0.349086771428011" calcext:value-type="float">
            <text:p>0,349086771428011</text:p>
          </table:table-cell>
          <table:table-cell office:value-type="float" office:value="0.211450708242228" calcext:value-type="float">
            <text:p>0,211450708242228</text:p>
          </table:table-cell>
          <table:table-cell office:value-type="float" office:value="0.21909475965327" calcext:value-type="float">
            <text:p>0,21909475965327</text:p>
          </table:table-cell>
          <table:table-cell office:value-type="float" office:value="0.980183585313175" calcext:value-type="float">
            <text:p>0,980183585313175</text:p>
          </table:table-cell>
        </table:table-row>
        <table:table-row table:style-name="ro1">
          <table:table-cell office:value-type="string" calcext:value-type="string">
            <text:p>image023-roi2</text:p>
          </table:table-cell>
          <table:table-cell office:value-type="string" calcext:value-type="string">
            <text:p>Mild</text:p>
          </table:table-cell>
          <table:table-cell office:value-type="float" office:value="0.660513741629464" calcext:value-type="float">
            <text:p>0,660513741629464</text:p>
          </table:table-cell>
          <table:table-cell office:value-type="float" office:value="0.872920203735144" calcext:value-type="float">
            <text:p>0,872920203735144</text:p>
          </table:table-cell>
          <table:table-cell office:value-type="float" office:value="0.345641249726895" calcext:value-type="float">
            <text:p>0,345641249726895</text:p>
          </table:table-cell>
          <table:table-cell office:value-type="float" office:value="0.208927628103539" calcext:value-type="float">
            <text:p>0,208927628103539</text:p>
          </table:table-cell>
          <table:table-cell office:value-type="float" office:value="0.215481653779259" calcext:value-type="float">
            <text:p>0,215481653779259</text:p>
          </table:table-cell>
          <table:table-cell office:value-type="float" office:value="0.977645706094046" calcext:value-type="float">
            <text:p>0,977645706094046</text:p>
          </table:table-cell>
        </table:table-row>
        <table:table-row table:style-name="ro1">
          <table:table-cell office:value-type="string" calcext:value-type="string">
            <text:p>image023-roi3</text:p>
          </table:table-cell>
          <table:table-cell office:value-type="string" calcext:value-type="string">
            <text:p>Mild</text:p>
          </table:table-cell>
          <table:table-cell office:value-type="float" office:value="0.6446533203125" calcext:value-type="float">
            <text:p>0,6446533203125</text:p>
          </table:table-cell>
          <table:table-cell office:value-type="float" office:value="0.931661686371314" calcext:value-type="float">
            <text:p>0,931661686371314</text:p>
          </table:table-cell>
          <table:table-cell office:value-type="float" office:value="0.413087934560327" calcext:value-type="float">
            <text:p>0,413087934560327</text:p>
          </table:table-cell>
          <table:table-cell office:value-type="float" office:value="0.260309278350515" calcext:value-type="float">
            <text:p>0,260309278350515</text:p>
          </table:table-cell>
          <table:table-cell office:value-type="float" office:value="0.265376360002961" calcext:value-type="float">
            <text:p>0,265376360002961</text:p>
          </table:table-cell>
          <table:table-cell office:value-type="float" office:value="0.982652859310072" calcext:value-type="float">
            <text:p>0,982652859310072</text:p>
          </table:table-cell>
        </table:table-row>
        <table:table-row table:style-name="ro1">
          <table:table-cell office:value-type="string" calcext:value-type="string">
            <text:p>image023-roi4</text:p>
          </table:table-cell>
          <table:table-cell office:value-type="string" calcext:value-type="string">
            <text:p>Mild</text:p>
          </table:table-cell>
          <table:table-cell office:value-type="float" office:value="0.711451939174107" calcext:value-type="float">
            <text:p>0,711451939174107</text:p>
          </table:table-cell>
          <table:table-cell office:value-type="float" office:value="0.946761642030716" calcext:value-type="float">
            <text:p>0,946761642030716</text:p>
          </table:table-cell>
          <table:table-cell office:value-type="float" office:value="0.581530329661992" calcext:value-type="float">
            <text:p>0,581530329661992</text:p>
          </table:table-cell>
          <table:table-cell office:value-type="float" office:value="0.409970224829283" calcext:value-type="float">
            <text:p>0,409970224829283</text:p>
          </table:table-cell>
          <table:table-cell office:value-type="float" office:value="0.419644486622623" calcext:value-type="float">
            <text:p>0,419644486622623</text:p>
          </table:table-cell>
          <table:table-cell office:value-type="float" office:value="0.978411860954353" calcext:value-type="float">
            <text:p>0,978411860954353</text:p>
          </table:table-cell>
        </table:table-row>
        <table:table-row table:style-name="ro1">
          <table:table-cell office:value-type="string" calcext:value-type="string">
            <text:p>image032-roi3</text:p>
          </table:table-cell>
          <table:table-cell office:value-type="string" calcext:value-type="string">
            <text:p>Healthy</text:p>
          </table:table-cell>
          <table:table-cell office:value-type="float" office:value="0.803074428013393" calcext:value-type="float">
            <text:p>0,803074428013393</text:p>
          </table:table-cell>
          <table:table-cell office:value-type="float" office:value="0.625496789972485" calcext:value-type="float">
            <text:p>0,625496789972485</text:p>
          </table:table-cell>
          <table:table-cell office:value-type="float" office:value="0.153390561157551" calcext:value-type="float">
            <text:p>0,153390561157551</text:p>
          </table:table-cell>
          <table:table-cell office:value-type="float" office:value="0.0830660549713775" calcext:value-type="float">
            <text:p>0,083066054971378</text:p>
          </table:table-cell>
          <table:table-cell office:value-type="float" office:value="0.0874134837221225" calcext:value-type="float">
            <text:p>0,087413483722123</text:p>
          </table:table-cell>
          <table:table-cell office:value-type="float" office:value="0.986580048640477" calcext:value-type="float">
            <text:p>0,986580048640477</text:p>
          </table:table-cell>
        </table:table-row>
        <table:table-row table:style-name="ro1">
          <table:table-cell office:value-type="string" calcext:value-type="string">
            <text:p>image032-roi4</text:p>
          </table:table-cell>
          <table:table-cell office:value-type="string" calcext:value-type="string">
            <text:p>Healthy</text:p>
          </table:table-cell>
          <table:table-cell office:value-type="float" office:value="0.702157156808036" calcext:value-type="float">
            <text:p>0,702157156808036</text:p>
          </table:table-cell>
          <table:table-cell office:value-type="float" office:value="0.917131891137474" calcext:value-type="float">
            <text:p>0,917131891137474</text:p>
          </table:table-cell>
          <table:table-cell office:value-type="float" office:value="0.3810317647272" calcext:value-type="float">
            <text:p>0,3810317647272</text:p>
          </table:table-cell>
          <table:table-cell office:value-type="float" office:value="0.235354688514315" calcext:value-type="float">
            <text:p>0,235354688514315</text:p>
          </table:table-cell>
          <table:table-cell office:value-type="float" office:value="0.240468403357501" calcext:value-type="float">
            <text:p>0,240468403357501</text:p>
          </table:table-cell>
          <table:table-cell office:value-type="float" office:value="0.986613119143239" calcext:value-type="float">
            <text:p>0,986613119143239</text:p>
          </table:table-cell>
        </table:table-row>
        <table:table-row table:style-name="ro1">
          <table:table-cell office:value-type="string" calcext:value-type="string">
            <text:p>image033-roi1</text:p>
          </table:table-cell>
          <table:table-cell office:value-type="string" calcext:value-type="string">
            <text:p>Healthy</text:p>
          </table:table-cell>
          <table:table-cell office:value-type="float" office:value="0.652596609933036" calcext:value-type="float">
            <text:p>0,652596609933036</text:p>
          </table:table-cell>
          <table:table-cell office:value-type="float" office:value="0.97981761100314" calcext:value-type="float">
            <text:p>0,97981761100314</text:p>
          </table:table-cell>
          <table:table-cell office:value-type="float" office:value="0.396857354788901" calcext:value-type="float">
            <text:p>0,396857354788901</text:p>
          </table:table-cell>
          <table:table-cell office:value-type="float" office:value="0.247549621348039" calcext:value-type="float">
            <text:p>0,247549621348039</text:p>
          </table:table-cell>
          <table:table-cell office:value-type="float" office:value="0.248818359560373" calcext:value-type="float">
            <text:p>0,248818359560373</text:p>
          </table:table-cell>
          <table:table-cell office:value-type="float" office:value="0.995645652910155" calcext:value-type="float">
            <text:p>0,995645652910155</text:p>
          </table:table-cell>
        </table:table-row>
        <table:table-row table:style-name="ro1">
          <table:table-cell office:value-type="string" calcext:value-type="string">
            <text:p>image033-roi2</text:p>
          </table:table-cell>
          <table:table-cell office:value-type="string" calcext:value-type="string">
            <text:p>Healthy</text:p>
          </table:table-cell>
          <table:table-cell office:value-type="float" office:value="0.741306849888393" calcext:value-type="float">
            <text:p>0,741306849888393</text:p>
          </table:table-cell>
          <table:table-cell office:value-type="float" office:value="0.955652612128339" calcext:value-type="float">
            <text:p>0,955652612128339</text:p>
          </table:table-cell>
          <table:table-cell office:value-type="float" office:value="0.434067715784454" calcext:value-type="float">
            <text:p>0,434067715784454</text:p>
          </table:table-cell>
          <table:table-cell office:value-type="float" office:value="0.277194435646941" calcext:value-type="float">
            <text:p>0,277194435646941</text:p>
          </table:table-cell>
          <table:table-cell office:value-type="float" office:value="0.280806535205706" calcext:value-type="float">
            <text:p>0,280806535205706</text:p>
          </table:table-cell>
          <table:table-cell office:value-type="float" office:value="0.992881122841079" calcext:value-type="float">
            <text:p>0,992881122841079</text:p>
          </table:table-cell>
        </table:table-row>
        <table:table-row table:style-name="ro1">
          <table:table-cell office:value-type="string" calcext:value-type="string">
            <text:p>image034-roi1</text:p>
          </table:table-cell>
          <table:table-cell office:value-type="string" calcext:value-type="string">
            <text:p>Healthy</text:p>
          </table:table-cell>
          <table:table-cell office:value-type="float" office:value="0.794320242745536" calcext:value-type="float">
            <text:p>0,794320242745536</text:p>
          </table:table-cell>
          <table:table-cell office:value-type="float" office:value="0.832630098452883" calcext:value-type="float">
            <text:p>0,832630098452883</text:p>
          </table:table-cell>
          <table:table-cell office:value-type="float" office:value="0.167202118270079" calcext:value-type="float">
            <text:p>0,167202118270079</text:p>
          </table:table-cell>
          <table:table-cell office:value-type="float" office:value="0.0912277998227838" calcext:value-type="float">
            <text:p>0,091227799822784</text:p>
          </table:table-cell>
          <table:table-cell office:value-type="float" office:value="0.0929319885404811" calcext:value-type="float">
            <text:p>0,092931988540481</text:p>
          </table:table-cell>
          <table:table-cell office:value-type="float" office:value="0.994664095866916" calcext:value-type="float">
            <text:p>0,994664095866916</text:p>
          </table:table-cell>
        </table:table-row>
        <table:table-row table:style-name="ro1">
          <table:table-cell office:value-type="string" calcext:value-type="string">
            <text:p>image034-roi2</text:p>
          </table:table-cell>
          <table:table-cell office:value-type="string" calcext:value-type="string">
            <text:p>Healthy</text:p>
          </table:table-cell>
          <table:table-cell office:value-type="float" office:value="0.72674560546875" calcext:value-type="float">
            <text:p>0,72674560546875</text:p>
          </table:table-cell>
          <table:table-cell office:value-type="float" office:value="0.932299012693935" calcext:value-type="float">
            <text:p>0,932299012693935</text:p>
          </table:table-cell>
          <table:table-cell office:value-type="float" office:value="0.402964317692557" calcext:value-type="float">
            <text:p>0,402964317692557</text:p>
          </table:table-cell>
          <table:table-cell office:value-type="float" office:value="0.252320171776214" calcext:value-type="float">
            <text:p>0,252320171776214</text:p>
          </table:table-cell>
          <table:table-cell office:value-type="float" office:value="0.257029674095317" calcext:value-type="float">
            <text:p>0,257029674095317</text:p>
          </table:table-cell>
          <table:table-cell office:value-type="float" office:value="0.989556845841096" calcext:value-type="float">
            <text:p>0,989556845841096</text:p>
          </table:table-cell>
        </table:table-row>
        <table:table-row table:style-name="ro1">
          <table:table-cell office:value-type="string" calcext:value-type="string">
            <text:p>image038-roi4</text:p>
          </table:table-cell>
          <table:table-cell office:value-type="string" calcext:value-type="string">
            <text:p>Moderate</text:p>
          </table:table-cell>
          <table:table-cell office:value-type="float" office:value="0.782479422433036" calcext:value-type="float">
            <text:p>0,782479422433036</text:p>
          </table:table-cell>
          <table:table-cell office:value-type="float" office:value="0.672531900604432" calcext:value-type="float">
            <text:p>0,672531900604432</text:p>
          </table:table-cell>
          <table:table-cell office:value-type="float" office:value="0.445314063368538" calcext:value-type="float">
            <text:p>0,445314063368538</text:p>
          </table:table-cell>
          <table:table-cell office:value-type="float" office:value="0.28643345442064" calcext:value-type="float">
            <text:p>0,28643345442064</text:p>
          </table:table-cell>
          <table:table-cell office:value-type="float" office:value="0.332856905434602" calcext:value-type="float">
            <text:p>0,332856905434602</text:p>
          </table:table-cell>
          <table:table-cell office:value-type="float" office:value="0.94236610994882" calcext:value-type="float">
            <text:p>0,94236610994882</text:p>
          </table:table-cell>
        </table:table-row>
        <table:table-row table:style-name="ro1">
          <table:table-cell office:value-type="string" calcext:value-type="string">
            <text:p>image038-roi5</text:p>
          </table:table-cell>
          <table:table-cell office:value-type="string" calcext:value-type="string">
            <text:p>Moderate</text:p>
          </table:table-cell>
          <table:table-cell office:value-type="float" office:value="0.751395089285714" calcext:value-type="float">
            <text:p>0,751395089285714</text:p>
          </table:table-cell>
          <table:table-cell office:value-type="float" office:value="0.656391659111514" calcext:value-type="float">
            <text:p>0,656391659111514</text:p>
          </table:table-cell>
          <table:table-cell office:value-type="float" office:value="0.415546080682191" calcext:value-type="float">
            <text:p>0,415546080682191</text:p>
          </table:table-cell>
          <table:table-cell office:value-type="float" office:value="0.262264541502794" calcext:value-type="float">
            <text:p>0,262264541502794</text:p>
          </table:table-cell>
          <table:table-cell office:value-type="float" office:value="0.304000959750465" calcext:value-type="float">
            <text:p>0,304000959750465</text:p>
          </table:table-cell>
          <table:table-cell office:value-type="float" office:value="0.934772453470361" calcext:value-type="float">
            <text:p>0,934772453470361</text:p>
          </table:table-cell>
        </table:table-row>
        <table:table-row table:style-name="ro1">
          <table:table-cell office:value-type="string" calcext:value-type="string">
            <text:p>image038-roi6</text:p>
          </table:table-cell>
          <table:table-cell office:value-type="string" calcext:value-type="string">
            <text:p>Moderate</text:p>
          </table:table-cell>
          <table:table-cell office:value-type="float" office:value="0.778006417410714" calcext:value-type="float">
            <text:p>0,778006417410714</text:p>
          </table:table-cell>
          <table:table-cell office:value-type="float" office:value="0.551425860818126" calcext:value-type="float">
            <text:p>0,551425860818126</text:p>
          </table:table-cell>
          <table:table-cell office:value-type="float" office:value="0.436999690416169" calcext:value-type="float">
            <text:p>0,436999690416169</text:p>
          </table:table-cell>
          <table:table-cell office:value-type="float" office:value="0.279590277581279" calcext:value-type="float">
            <text:p>0,279590277581279</text:p>
          </table:table-cell>
          <table:table-cell office:value-type="float" office:value="0.361901622532322" calcext:value-type="float">
            <text:p>0,361901622532322</text:p>
          </table:table-cell>
          <table:table-cell office:value-type="float" office:value="0.908016249928477" calcext:value-type="float">
            <text:p>0,908016249928477</text:p>
          </table:table-cell>
        </table:table-row>
        <table:table-row table:style-name="ro1">
          <table:table-cell office:value-type="string" calcext:value-type="string">
            <text:p>image039-roi1</text:p>
          </table:table-cell>
          <table:table-cell office:value-type="string" calcext:value-type="string">
            <text:p>Moderate</text:p>
          </table:table-cell>
          <table:table-cell office:value-type="float" office:value="0.694832938058036" calcext:value-type="float">
            <text:p>0,694832938058036</text:p>
          </table:table-cell>
          <table:table-cell office:value-type="float" office:value="0.954975756176403" calcext:value-type="float">
            <text:p>0,954975756176403</text:p>
          </table:table-cell>
          <table:table-cell office:value-type="float" office:value="0.414879210900276" calcext:value-type="float">
            <text:p>0,414879210900276</text:p>
          </table:table-cell>
          <table:table-cell office:value-type="float" office:value="0.261733499272259" calcext:value-type="float">
            <text:p>0,261733499272259</text:p>
          </table:table-cell>
          <table:table-cell office:value-type="float" office:value="0.265003630771859" calcext:value-type="float">
            <text:p>0,265003630771859</text:p>
          </table:table-cell>
          <table:table-cell office:value-type="float" office:value="0.9913800724958" calcext:value-type="float">
            <text:p>0,9913800724958</text:p>
          </table:table-cell>
        </table:table-row>
        <table:table-row table:style-name="ro1">
          <table:table-cell office:value-type="string" calcext:value-type="string">
            <text:p>image039-roi2</text:p>
          </table:table-cell>
          <table:table-cell office:value-type="string" calcext:value-type="string">
            <text:p>Moderate</text:p>
          </table:table-cell>
          <table:table-cell office:value-type="float" office:value="0.662990025111607" calcext:value-type="float">
            <text:p>0,662990025111607</text:p>
          </table:table-cell>
          <table:table-cell office:value-type="float" office:value="0.981206797235023" calcext:value-type="float">
            <text:p>0,981206797235023</text:p>
          </table:table-cell>
          <table:table-cell office:value-type="float" office:value="0.413534633184129" calcext:value-type="float">
            <text:p>0,413534633184129</text:p>
          </table:table-cell>
          <table:table-cell office:value-type="float" office:value="0.260664141703967" calcext:value-type="float">
            <text:p>0,260664141703967</text:p>
          </table:table-cell>
          <table:table-cell office:value-type="float" office:value="0.261972047599823" calcext:value-type="float">
            <text:p>0,261972047599823</text:p>
          </table:table-cell>
          <table:table-cell office:value-type="float" office:value="0.995835394361028" calcext:value-type="float">
            <text:p>0,995835394361028</text:p>
          </table:table-cell>
        </table:table-row>
        <table:table-row table:style-name="ro1">
          <table:table-cell office:value-type="string" calcext:value-type="string">
            <text:p>image039-roi3</text:p>
          </table:table-cell>
          <table:table-cell office:value-type="string" calcext:value-type="string">
            <text:p>Moderate</text:p>
          </table:table-cell>
          <table:table-cell office:value-type="float" office:value="0.566920689174107" calcext:value-type="float">
            <text:p>0,566920689174107</text:p>
          </table:table-cell>
          <table:table-cell office:value-type="float" office:value="0.94780673415177" calcext:value-type="float">
            <text:p>0,94780673415177</text:p>
          </table:table-cell>
          <table:table-cell office:value-type="float" office:value="0.347087665794697" calcext:value-type="float">
            <text:p>0,347087665794697</text:p>
          </table:table-cell>
          <table:table-cell office:value-type="float" office:value="0.20998552591815" calcext:value-type="float">
            <text:p>0,20998552591815</text:p>
          </table:table-cell>
          <table:table-cell office:value-type="float" office:value="0.212442070030896" calcext:value-type="float">
            <text:p>0,212442070030896</text:p>
          </table:table-cell>
          <table:table-cell office:value-type="float" office:value="0.986163976857491" calcext:value-type="float">
            <text:p>0,986163976857491</text:p>
          </table:table-cell>
        </table:table-row>
        <table:table-row table:style-name="ro1">
          <table:table-cell office:value-type="string" calcext:value-type="string">
            <text:p>image061-roi2</text:p>
          </table:table-cell>
          <table:table-cell office:value-type="string" calcext:value-type="string">
            <text:p>Severe</text:p>
          </table:table-cell>
          <table:table-cell office:value-type="float" office:value="0.811104910714286" calcext:value-type="float">
            <text:p>0,811104910714286</text:p>
          </table:table-cell>
          <table:table-cell office:value-type="float" office:value="0.708480046948357" calcext:value-type="float">
            <text:p>0,708480046948357</text:p>
          </table:table-cell>
          <table:table-cell office:value-type="float" office:value="0.471351878965349" calcext:value-type="float">
            <text:p>0,471351878965349</text:p>
          </table:table-cell>
          <table:table-cell office:value-type="float" office:value="0.308345571802567" calcext:value-type="float">
            <text:p>0,308345571802567</text:p>
          </table:table-cell>
          <table:table-cell office:value-type="float" office:value="0.353151967237092" calcext:value-type="float">
            <text:p>0,353151967237092</text:p>
          </table:table-cell>
          <table:table-cell office:value-type="float" office:value="0.95449965651477" calcext:value-type="float">
            <text:p>0,95449965651477</text:p>
          </table:table-cell>
        </table:table-row>
        <table:table-row table:style-name="ro1">
          <table:table-cell office:value-type="string" calcext:value-type="string">
            <text:p>image061-roi3</text:p>
          </table:table-cell>
          <table:table-cell office:value-type="string" calcext:value-type="string">
            <text:p>Severe</text:p>
          </table:table-cell>
          <table:table-cell office:value-type="float" office:value="0.734662737165179" calcext:value-type="float">
            <text:p>0,734662737165179</text:p>
          </table:table-cell>
          <table:table-cell office:value-type="float" office:value="0.893140558756386" calcext:value-type="float">
            <text:p>0,893140558756386</text:p>
          </table:table-cell>
          <table:table-cell office:value-type="float" office:value="0.35063909694215" calcext:value-type="float">
            <text:p>0,35063909694215</text:p>
          </table:table-cell>
          <table:table-cell office:value-type="float" office:value="0.21259088674412" calcext:value-type="float">
            <text:p>0,21259088674412</text:p>
          </table:table-cell>
          <table:table-cell office:value-type="float" office:value="0.218139337298216" calcext:value-type="float">
            <text:p>0,218139337298216</text:p>
          </table:table-cell>
          <table:table-cell office:value-type="float" office:value="0.987237744079767" calcext:value-type="float">
            <text:p>0,987237744079767</text:p>
          </table:table-cell>
        </table:table-row>
        <table:table-row table:style-name="ro1">
          <table:table-cell office:value-type="string" calcext:value-type="string">
            <text:p>image061-roi4</text:p>
          </table:table-cell>
          <table:table-cell office:value-type="string" calcext:value-type="string">
            <text:p>Severe</text:p>
          </table:table-cell>
          <table:table-cell office:value-type="float" office:value="0.786551339285714" calcext:value-type="float">
            <text:p>0,786551339285714</text:p>
          </table:table-cell>
          <table:table-cell office:value-type="float" office:value="0.742652488554128" calcext:value-type="float">
            <text:p>0,742652488554128</text:p>
          </table:table-cell>
          <table:table-cell office:value-type="float" office:value="0.451047226084227" calcext:value-type="float">
            <text:p>0,451047226084227</text:p>
          </table:table-cell>
          <table:table-cell office:value-type="float" office:value="0.29119495034311" calcext:value-type="float">
            <text:p>0,29119495034311</text:p>
          </table:table-cell>
          <table:table-cell office:value-type="float" office:value="0.323876078835502" calcext:value-type="float">
            <text:p>0,323876078835502</text:p>
          </table:table-cell>
          <table:table-cell office:value-type="float" office:value="0.958331340571046" calcext:value-type="float">
            <text:p>0,958331340571046</text:p>
          </table:table-cell>
        </table:table-row>
        <table:table-row table:style-name="ro1">
          <table:table-cell office:value-type="string" calcext:value-type="string">
            <text:p>image061-roi5</text:p>
          </table:table-cell>
          <table:table-cell office:value-type="string" calcext:value-type="string">
            <text:p>Severe</text:p>
          </table:table-cell>
          <table:table-cell office:value-type="float" office:value="0.823835100446429" calcext:value-type="float">
            <text:p>0,823835100446429</text:p>
          </table:table-cell>
          <table:table-cell office:value-type="float" office:value="0.837289915966386" calcext:value-type="float">
            <text:p>0,837289915966386</text:p>
          </table:table-cell>
          <table:table-cell office:value-type="float" office:value="0.441044652243679" calcext:value-type="float">
            <text:p>0,441044652243679</text:p>
          </table:table-cell>
          <table:table-cell office:value-type="float" office:value="0.282910381543922" calcext:value-type="float">
            <text:p>0,282910381543922</text:p>
          </table:table-cell>
          <table:table-cell office:value-type="float" office:value="0.299369037782618" calcext:value-type="float">
            <text:p>0,299369037782618</text:p>
          </table:table-cell>
          <table:table-cell office:value-type="float" office:value="0.982410120142627" calcext:value-type="float">
            <text:p>0,982410120142627</text:p>
          </table:table-cell>
        </table:table-row>
        <table:table-row table:style-name="ro1">
          <table:table-cell office:value-type="string" calcext:value-type="string">
            <text:p>image062-roi1</text:p>
          </table:table-cell>
          <table:table-cell office:value-type="string" calcext:value-type="string">
            <text:p>Severe</text:p>
          </table:table-cell>
          <table:table-cell office:value-type="float" office:value="0.832066127232143" calcext:value-type="float">
            <text:p>0,832066127232143</text:p>
          </table:table-cell>
          <table:table-cell office:value-type="float" office:value="0.585614550799192" calcext:value-type="float">
            <text:p>0,585614550799192</text:p>
          </table:table-cell>
          <table:table-cell office:value-type="float" office:value="0.398313027179007" calcext:value-type="float">
            <text:p>0,398313027179007</text:p>
          </table:table-cell>
          <table:table-cell office:value-type="float" office:value="0.248683440608543" calcext:value-type="float">
            <text:p>0,248683440608543</text:p>
          </table:table-cell>
          <table:table-cell office:value-type="float" office:value="0.301789433819352" calcext:value-type="float">
            <text:p>0,301789433819352</text:p>
          </table:table-cell>
          <table:table-cell office:value-type="float" office:value="0.95178701209867" calcext:value-type="float">
            <text:p>0,95178701209867</text:p>
          </table:table-cell>
        </table:table-row>
        <table:table-row table:style-name="ro1">
          <table:table-cell office:value-type="string" calcext:value-type="string">
            <text:p>image062-roi2</text:p>
          </table:table-cell>
          <table:table-cell office:value-type="string" calcext:value-type="string">
            <text:p>Severe</text:p>
          </table:table-cell>
          <table:table-cell office:value-type="float" office:value="0.833121163504464" calcext:value-type="float">
            <text:p>0,833121163504464</text:p>
          </table:table-cell>
          <table:table-cell office:value-type="float" office:value="0.651123947386735" calcext:value-type="float">
            <text:p>0,651123947386735</text:p>
          </table:table-cell>
          <table:table-cell office:value-type="float" office:value="0.494359462101398" calcext:value-type="float">
            <text:p>0,494359462101398</text:p>
          </table:table-cell>
          <table:table-cell office:value-type="float" office:value="0.328338304965783" calcext:value-type="float">
            <text:p>0,328338304965783</text:p>
          </table:table-cell>
          <table:table-cell office:value-type="float" office:value="0.398432842176987" calcext:value-type="float">
            <text:p>0,398432842176987</text:p>
          </table:table-cell>
          <table:table-cell office:value-type="float" office:value="0.945036510755871" calcext:value-type="float">
            <text:p>0,94503651075587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/>
          <table:table-cell table:style-name="ce9" table:formula="of:=AVERAGE([.C2:.C25])" office:value-type="float" office:value="0.729854038783482" calcext:value-type="float">
            <text:p>0,729854038783482</text:p>
          </table:table-cell>
          <table:table-cell table:style-name="ce9" table:formula="of:=AVERAGE([.D2:.D25])" office:value-type="float" office:value="0.823739861376732" calcext:value-type="float">
            <text:p>0,823739861376732</text:p>
          </table:table-cell>
          <table:table-cell table:style-name="ce9" table:formula="of:=AVERAGE([.E2:.E25])" office:value-type="float" office:value="0.390989298831627" calcext:value-type="float">
            <text:p>0,390989298831627</text:p>
          </table:table-cell>
          <table:table-cell table:style-name="ce9" table:formula="of:=AVERAGE([.F2:.F25])" office:value-type="float" office:value="0.246697250858229" calcext:value-type="float">
            <text:p>0,246697250858229</text:p>
          </table:table-cell>
          <table:table-cell table:style-name="ce9" table:formula="of:=AVERAGE([.G2:.G25])" office:value-type="float" office:value="0.266059546471369" calcext:value-type="float">
            <text:p>0,266059546471369</text:p>
          </table:table-cell>
          <table:table-cell table:style-name="ce9" table:formula="of:=AVERAGE([.H2:.H25])" office:value-type="float" office:value="0.973179315525906" calcext:value-type="float">
            <text:p>0,973179315525906</text:p>
          </table:table-cell>
        </table:table-row>
        <table:table-row table:style-name="ro1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Healthy</text:p>
          </table:table-cell>
          <table:table-cell table:formula="of:=AVERAGE([.C8:.C13])" office:value-type="float" office:value="0.736700148809524" calcext:value-type="float">
            <text:p>0,736700148809524</text:p>
          </table:table-cell>
          <table:table-cell table:formula="of:=AVERAGE([.D8:.D13])" office:value-type="float" office:value="0.873838002564709" calcext:value-type="float">
            <text:p>0,873838002564709</text:p>
          </table:table-cell>
          <table:table-cell table:formula="of:=AVERAGE([.E8:.E13])" office:value-type="float" office:value="0.32258563873679" calcext:value-type="float">
            <text:p>0,32258563873679</text:p>
          </table:table-cell>
          <table:table-cell table:formula="of:=AVERAGE([.F8:.F13])" office:value-type="float" office:value="0.197785462013278" calcext:value-type="float">
            <text:p>0,197785462013278</text:p>
          </table:table-cell>
          <table:table-cell table:formula="of:=AVERAGE([.G8:.G13])" office:value-type="float" office:value="0.201244740746917" calcext:value-type="float">
            <text:p>0,201244740746917</text:p>
          </table:table-cell>
          <table:table-cell table:formula="of:=AVERAGE([.H8:.H13])" office:value-type="float" office:value="0.990990147540494" calcext:value-type="float">
            <text:p>0,990990147540494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ild</text:p>
          </table:table-cell>
          <table:table-cell table:formula="of:=AVERAGE([.C2:.C7])" office:value-type="float" office:value="0.673055013020833" calcext:value-type="float">
            <text:p>0,673055013020833</text:p>
          </table:table-cell>
          <table:table-cell table:formula="of:=AVERAGE([.D2:.D7])" office:value-type="float" office:value="0.890681406857476" calcext:value-type="float">
            <text:p>0,890681406857476</text:p>
          </table:table-cell>
          <table:table-cell table:formula="of:=AVERAGE([.E2:.E7])" office:value-type="float" office:value="0.394685441946085" calcext:value-type="float">
            <text:p>0,394685441946085</text:p>
          </table:table-cell>
          <table:table-cell table:formula="of:=AVERAGE([.F2:.F7])" office:value-type="float" office:value="0.250214378685113" calcext:value-type="float">
            <text:p>0,250214378685113</text:p>
          </table:table-cell>
          <table:table-cell table:formula="of:=AVERAGE([.G2:.G7])" office:value-type="float" office:value="0.257504122926938" calcext:value-type="float">
            <text:p>0,257504122926938</text:p>
          </table:table-cell>
          <table:table-cell table:formula="of:=AVERAGE([.H2:.H7])" office:value-type="float" office:value="0.978754341025674" calcext:value-type="float">
            <text:p>0,978754341025674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oderate</text:p>
          </table:table-cell>
          <table:table-cell table:formula="of:=AVERAGE([.C14:.C19])" office:value-type="float" office:value="0.706104096912202" calcext:value-type="float">
            <text:p>0,706104096912202</text:p>
          </table:table-cell>
          <table:table-cell table:formula="of:=AVERAGE([.D14:.D19])" office:value-type="float" office:value="0.794056451349545" calcext:value-type="float">
            <text:p>0,794056451349545</text:p>
          </table:table-cell>
          <table:table-cell table:formula="of:=AVERAGE([.E14:.E19])" office:value-type="float" office:value="0.412226890724333" calcext:value-type="float">
            <text:p>0,412226890724333</text:p>
          </table:table-cell>
          <table:table-cell table:formula="of:=AVERAGE([.F14:.F19])" office:value-type="float" office:value="0.260111906733182" calcext:value-type="float">
            <text:p>0,260111906733182</text:p>
          </table:table-cell>
          <table:table-cell table:formula="of:=AVERAGE([.G14:.G19])" office:value-type="float" office:value="0.289696206019995" calcext:value-type="float">
            <text:p>0,289696206019995</text:p>
          </table:table-cell>
          <table:table-cell table:formula="of:=AVERAGE([.H14:.H19])" office:value-type="float" office:value="0.95975570951033" calcext:value-type="float">
            <text:p>0,95975570951033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Severe</text:p>
          </table:table-cell>
          <table:table-cell table:formula="of:=AVERAGE([.C20:.C25])" office:value-type="float" office:value="0.803556896391369" calcext:value-type="float">
            <text:p>0,803556896391369</text:p>
          </table:table-cell>
          <table:table-cell table:formula="of:=AVERAGE([.D20:.D25])" office:value-type="float" office:value="0.736383584735197" calcext:value-type="float">
            <text:p>0,736383584735197</text:p>
          </table:table-cell>
          <table:table-cell table:formula="of:=AVERAGE([.E20:.E25])" office:value-type="float" office:value="0.434459223919301" calcext:value-type="float">
            <text:p>0,434459223919301</text:p>
          </table:table-cell>
          <table:table-cell table:formula="of:=AVERAGE([.F20:.F25])" office:value-type="float" office:value="0.278677256001341" calcext:value-type="float">
            <text:p>0,278677256001341</text:p>
          </table:table-cell>
          <table:table-cell table:formula="of:=AVERAGE([.G20:.G25])" office:value-type="float" office:value="0.315793116191628" calcext:value-type="float">
            <text:p>0,315793116191628</text:p>
          </table:table-cell>
          <table:table-cell table:formula="of:=AVERAGE([.H20:.H25])" office:value-type="float" office:value="0.963217064027125" calcext:value-type="float">
            <text:p>0,9632170640271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3" loext:min-decimal-places="13" number:min-integer-digits="1"/>
    </number:number-style>
    <number:number-style style:name="N108">
      <number:number number:decimal-places="12" loext:min-decimal-places="12" number:min-integer-digits="1"/>
    </number:number-style>
    <number:number-style style:name="N109">
      <number:number number:decimal-places="11" loext:min-decimal-places="11" number:min-integer-digits="1"/>
    </number:number-style>
    <number:number-style style:name="N110">
      <number:number number:decimal-places="10" loext:min-decimal-places="10" number:min-integer-digits="1"/>
    </number:number-style>
    <number:number-style style:name="N111">
      <number:number number:decimal-places="9" loext:min-decimal-places="9" number:min-integer-digits="1"/>
    </number:number-style>
    <number:number-style style:name="N112">
      <number:number number:decimal-places="8" loext:min-decimal-places="8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5" loext:min-decimal-places="5" number:min-integer-digits="1"/>
    </number:number-style>
    <number:number-style style:name="N116">
      <number:number number:decimal-places="4" loext:min-decimal-places="4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31">00/00/0000</text:date>, <text:time style:data-style-name="N2" text:time-value="17:38:03.5695539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0T17:16:08.974697713</meta:creation-date>
    <dc:date>2019-10-31T17:46:28.394043261</dc:date>
    <meta:editing-duration>PT1H4M29S</meta:editing-duration>
    <meta:editing-cycles>12</meta:editing-cycles>
    <meta:generator>LibreOffice/6.0.7.3$Linux_X86_64 LibreOffice_project/00m0$Build-3</meta:generator>
    <meta:document-statistic meta:table-count="7" meta:cell-count="1357" meta:object-count="0"/>
  </office:meta>
</office:document-meta>
</file>